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69.76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2" style:family="table-cell" style:parent-style-name="Default">
      <style:table-cell-properties fo:background-color="transparent" fo:wrap-option="wrap" style:vertical-align="top"/>
    </style:style>
    <style:style style:name="ce2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ffcc00" fo:wrap-option="wrap" style:vertical-align="top"/>
    </style:style>
    <style:style style:name="ce32" style:family="table-cell" style:parent-style-name="Default" style:data-style-name="N140">
      <style:table-cell-properties fo:wrap-option="wrap" style:vertical-align="top"/>
    </style:style>
    <style:style style:name="ce33" style:family="table-cell" style:parent-style-name="Default" style:data-style-name="N140">
      <style:table-cell-properties fo:background-color="transparent" fo:wrap-option="wrap" style:vertical-align="top"/>
    </style:style>
    <style:style style:name="ce34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40">
      <style:table-cell-properties fo:background-color="#ffcc00" fo:wrap-option="wrap" style:vertical-align="top"/>
    </style:style>
    <style:style style:name="ce45" style:family="table-cell" style:parent-style-name="Default" style:data-style-name="N133">
      <style:table-cell-properties fo:background-color="#ccff00" fo:wrap-option="wrap" style:vertical-align="top"/>
    </style:style>
    <style:style style:name="ce46" style:family="table-cell" style:parent-style-name="Default" style:data-style-name="N133">
      <style:table-cell-properties fo:background-color="transparent" fo:wrap-option="wrap" style:vertical-align="top"/>
    </style:style>
    <style:style style:name="ce47" style:family="table-cell" style:parent-style-name="Default" style:data-style-name="N133">
      <style:table-cell-properties fo:background-color="#e6e6ff" fo:wrap-option="wrap" style:vertical-align="top"/>
    </style:style>
    <style:style style:name="ce48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 style:data-style-name="N11">
      <style:table-cell-properties fo:wrap-option="wrap" style:vertical-align="top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</office:automatic-styles>
  <office:body>
    <office:spreadsheet>
      <table:calculation-settings table:automatic-find-labels="false"/>
      <table:table table:name="EEZ PSU Power board r5B9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3"/>
        <table:table-column table:style-name="co6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6" table:number-columns-repeated="3" table:default-cell-style-name="ce30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2"/>
          <table:table-cell table:style-name="ce35"/>
          <table:table-cell/>
          <table:table-cell table:style-name="ce6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5"/>
          <table:table-cell table:style-name="ce49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4"/>
          <table:table-cell table:style-name="ce27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1"/>
          <table:table-cell table:style-name="ce27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1"/>
          <table:table-cell table:style-name="ce50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1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5" table:formula="of:=[.A4]*2" office:value-type="float" office:value="6" calcext:value-type="float">
            <text:p>6</text:p>
          </table:table-cell>
          <table:table-cell table:style-name="ce28" office:value-type="string" calcext:value-type="string">
            <text:p>2497072</text:p>
          </table:table-cell>
          <table:table-cell table:style-name="ce33" office:value-type="float" office:value="0.0349" calcext:value-type="float">
            <text:p>0,035</text:p>
          </table:table-cell>
          <table:table-cell table:style-name="ce36" table:formula="of:=IF(OR([.F4]=&quot;-&quot;; [.E4]=&quot;&quot;);&quot;&quot;;[.E4]*[.G4])" office:value-type="currency" office:currency="GBP" office:value="0.2094" calcext:value-type="currency">
            <text:p>£0,21</text:p>
          </table:table-cell>
          <table:table-cell table:style-name="ce39"/>
          <table:table-cell table:style-name="ce22" office:value-type="string" calcext:value-type="string">
            <text:p>C1206C104K5RAC</text:p>
          </table:table-cell>
          <table:table-cell table:style-name="ce33" office:value-type="float" office:value="0.0134" calcext:value-type="float">
            <text:p>0,013</text:p>
          </table:table-cell>
          <table:table-cell table:style-name="ce46" table:formula="of:=IF(OR([.J4]=&quot;-&quot;;[.E4]=&quot;&quot;);&quot;&quot;;[.E4]*[.K4])" office:value-type="currency" office:currency="EUR" office:value="0.0804" calcext:value-type="currency">
            <text:p>0,08 €</text:p>
          </table:table-cell>
          <table:table-cell table:style-name="ce52" table:formula="of:=IF([.E4]&lt;&gt;&quot;&quot;; IF([.F4]&lt;&gt;&quot;-&quot; ; IF([.L4] &gt; [.H4]*[.$M$1];[.H4]*[.$M$1];[.L4]);[.L4]);&quot;&quot;)" office:value-type="currency" office:currency="EUR" office:value="0.0804" calcext:value-type="currency">
            <text:p>0,080 €</text:p>
          </table:table-cell>
          <table:table-cell table:style-name="ce54"/>
          <table:table-cell table:style-name="ce54" table:formula="of:=IF(OR([.N4]&lt;&gt;&quot;&quot;;[.C4]=&quot;Not installed&quot;);&quot;&quot;;[.E4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u</text:p>
          </table:table-cell>
          <table:table-cell table:style-name="ce16" office:value-type="string" calcext:value-type="string">
            <text:p>1206, 100V</text:p>
          </table:table-cell>
          <table:table-cell table:style-name="ce16" office:value-type="string" calcext:value-type="string">
            <text:p>C10, C28, C31, C44</text:p>
          </table:table-cell>
          <table:table-cell table:style-name="ce26" table:formula="of:=[.A5]*2" office:value-type="float" office:value="8" calcext:value-type="float">
            <text:p>8</text:p>
          </table:table-cell>
          <table:table-cell table:style-name="ce29" office:value-type="float" office:value="2320876" calcext:value-type="float">
            <text:p>2320876</text:p>
          </table:table-cell>
          <table:table-cell table:style-name="ce34" office:value-type="float" office:value="0.277" calcext:value-type="float">
            <text:p>0,277</text:p>
          </table:table-cell>
          <table:table-cell table:style-name="ce37" table:formula="of:=IF(OR([.F5]=&quot;-&quot;; [.E5]=&quot;&quot;);&quot;&quot;;[.E5]*[.G5])" office:value-type="currency" office:currency="GBP" office:value="2.216" calcext:value-type="currency">
            <text:p>£2,22</text:p>
          </table:table-cell>
          <table:table-cell table:style-name="ce40"/>
          <table:table-cell table:style-name="ce42" office:value-type="string" calcext:value-type="string">
            <text:p>GRM31CR72A105KA01L</text:p>
          </table:table-cell>
          <table:table-cell table:style-name="ce34" office:value-type="float" office:value="0.1278" calcext:value-type="float">
            <text:p>0,128</text:p>
          </table:table-cell>
          <table:table-cell table:style-name="ce47" table:formula="of:=IF(OR([.J5]=&quot;-&quot;;[.E5]=&quot;&quot;);&quot;&quot;;[.E5]*[.K5])" office:value-type="currency" office:currency="EUR" office:value="1.0224" calcext:value-type="currency">
            <text:p>1,02 €</text:p>
          </table:table-cell>
          <table:table-cell table:style-name="ce52" table:formula="of:=IF([.E5]&lt;&gt;&quot;&quot;; IF([.F5]&lt;&gt;&quot;-&quot; ; IF([.L5] &gt; [.H5]*[.$M$1];[.H5]*[.$M$1];[.L5]);[.L5]);&quot;&quot;)" office:value-type="currency" office:currency="EUR" office:value="1.0224" calcext:value-type="currency">
            <text:p>1,022 €</text:p>
          </table:table-cell>
          <table:table-cell table:style-name="ce4"/>
          <table:table-cell table:style-name="ce56" table:formula="of:=IF(OR([.N5]&lt;&gt;&quot;&quot;;[.C5]=&quot;Not installed&quot;);&quot;&quot;;[.E5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0603</text:p>
          </table:table-cell>
          <table:table-cell table:style-name="ce22" office:value-type="string" calcext:value-type="string">
            <text:p>C11, C26, C30, C37, C42, C54, C55, C56, C60, C61, C62, C65, C69, C70, C73, C75, C79, C82, C83</text:p>
          </table:table-cell>
          <table:table-cell table:style-name="ce25" table:formula="of:=[.A6]*2" office:value-type="float" office:value="38" calcext:value-type="float">
            <text:p>38</text:p>
          </table:table-cell>
          <table:table-cell table:style-name="ce28" office:value-type="string" calcext:value-type="string">
            <text:p>2496832</text:p>
          </table:table-cell>
          <table:table-cell table:style-name="ce33" office:value-type="float" office:value="0.0058" calcext:value-type="float">
            <text:p>0,006</text:p>
          </table:table-cell>
          <table:table-cell table:style-name="ce36" table:formula="of:=IF(OR([.F6]=&quot;-&quot;; [.E6]=&quot;&quot;);&quot;&quot;;[.E6]*[.G6])" office:value-type="currency" office:currency="GBP" office:value="0.2204" calcext:value-type="currency">
            <text:p>£0,22</text:p>
          </table:table-cell>
          <table:table-cell table:style-name="ce39"/>
          <table:table-cell table:style-name="ce22" office:value-type="string" calcext:value-type="string">
            <text:p>CL10B104KO8NNNC </text:p>
          </table:table-cell>
          <table:table-cell table:style-name="ce33" office:value-type="float" office:value="0.0044" calcext:value-type="float">
            <text:p>0,004</text:p>
          </table:table-cell>
          <table:table-cell table:style-name="ce46" table:formula="of:=IF(OR([.J6]=&quot;-&quot;;[.E6]=&quot;&quot;);&quot;&quot;;[.E6]*[.K6])" office:value-type="currency" office:currency="EUR" office:value="0.1672" calcext:value-type="currency">
            <text:p>0,17 €</text:p>
          </table:table-cell>
          <table:table-cell table:style-name="ce52" table:formula="of:=IF([.E6]&lt;&gt;&quot;&quot;; IF([.F6]&lt;&gt;&quot;-&quot; ; IF([.L6] &gt; [.H6]*[.$M$1];[.H6]*[.$M$1];[.L6]);[.L6]);&quot;&quot;)" office:value-type="currency" office:currency="EUR" office:value="0.1672" calcext:value-type="currency">
            <text:p>0,167 €</text:p>
          </table:table-cell>
          <table:table-cell table:style-name="ce54"/>
          <table:table-cell table:style-name="ce54" table:formula="of:=IF(OR([.N6]&lt;&gt;&quot;&quot;;[.C6]=&quot;Not installed&quot;);&quot;&quot;;[.E6])" office:value-type="float" office:value="38" calcext:value-type="float">
            <text:p>38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1210, 50V, <text:span text:style-name="T1">X7R</text:span></text:p>
          </table:table-cell>
          <table:table-cell table:style-name="ce16" office:value-type="string" calcext:value-type="string">
            <text:p>C12, C20, C66</text:p>
          </table:table-cell>
          <table:table-cell table:style-name="ce26" table:formula="of:=[.A7]*2" office:value-type="float" office:value="6" calcext:value-type="float">
            <text:p>6</text:p>
          </table:table-cell>
          <table:table-cell table:style-name="ce29" office:value-type="string" calcext:value-type="string">
            <text:p>2362133</text:p>
          </table:table-cell>
          <table:table-cell table:style-name="ce34" office:value-type="float" office:value="0.995" calcext:value-type="float">
            <text:p>0,995</text:p>
          </table:table-cell>
          <table:table-cell table:style-name="ce37" table:formula="of:=IF(OR([.F7]=&quot;-&quot;; [.E7]=&quot;&quot;);&quot;&quot;;[.E7]*[.G7])" office:value-type="currency" office:currency="GBP" office:value="5.97" calcext:value-type="currency">
            <text:p>£5,97</text:p>
          </table:table-cell>
          <table:table-cell table:style-name="ce40"/>
          <table:table-cell table:style-name="ce42" office:value-type="string" calcext:value-type="string">
            <text:p>CL32B106KBJNNNE</text:p>
          </table:table-cell>
          <table:table-cell table:style-name="ce34" office:value-type="float" office:value="0.203" calcext:value-type="float">
            <text:p>0,203</text:p>
          </table:table-cell>
          <table:table-cell table:style-name="ce47" table:formula="of:=IF(OR([.J7]=&quot;-&quot;;[.E7]=&quot;&quot;);&quot;&quot;;[.E7]*[.K7])" office:value-type="currency" office:currency="EUR" office:value="1.218" calcext:value-type="currency">
            <text:p>1,22 €</text:p>
          </table:table-cell>
          <table:table-cell table:style-name="ce52" table:formula="of:=IF([.E7]&lt;&gt;&quot;&quot;; IF([.F7]&lt;&gt;&quot;-&quot; ; IF([.L7] &gt; [.H7]*[.$M$1];[.H7]*[.$M$1];[.L7]);[.L7]);&quot;&quot;)" office:value-type="currency" office:currency="EUR" office:value="1.218" calcext:value-type="currency">
            <text:p>1,218 €</text:p>
          </table:table-cell>
          <table:table-cell table:style-name="ce4"/>
          <table:table-cell table:style-name="ce56" table:formula="of:=IF(OR([.N7]&lt;&gt;&quot;&quot;;[.C7]=&quot;Not installed&quot;);&quot;&quot;;[.E7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1u</text:p>
          </table:table-cell>
          <table:table-cell table:style-name="ce15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5" table:formula="of:=[.A8]*2" office:value-type="float" office:value="14" calcext:value-type="float">
            <text:p>14</text:p>
          </table:table-cell>
          <table:table-cell table:style-name="ce28" office:value-type="string" calcext:value-type="string">
            <text:p>2118131</text:p>
          </table:table-cell>
          <table:table-cell table:style-name="ce33" office:value-type="float" office:value="0.169" calcext:value-type="float">
            <text:p>0,169</text:p>
          </table:table-cell>
          <table:table-cell table:style-name="ce36" table:formula="of:=IF(OR([.F8]=&quot;-&quot;; [.E8]=&quot;&quot;);&quot;&quot;;[.E8]*[.G8])" office:value-type="currency" office:currency="GBP" office:value="2.366" calcext:value-type="currency">
            <text:p>£2,37</text:p>
          </table:table-cell>
          <table:table-cell table:style-name="ce39"/>
          <table:table-cell table:style-name="ce22" office:value-type="string" calcext:value-type="string">
            <text:p>CL21B105KBFNNNG </text:p>
          </table:table-cell>
          <table:table-cell table:style-name="ce33" office:value-type="float" office:value="0.01429" calcext:value-type="float">
            <text:p>0,014</text:p>
          </table:table-cell>
          <table:table-cell table:style-name="ce46" table:formula="of:=IF(OR([.J8]=&quot;-&quot;;[.E8]=&quot;&quot;);&quot;&quot;;[.E8]*[.K8])" office:value-type="currency" office:currency="EUR" office:value="0.20006" calcext:value-type="currency">
            <text:p>0,20 €</text:p>
          </table:table-cell>
          <table:table-cell table:style-name="ce52" table:formula="of:=IF([.E8]&lt;&gt;&quot;&quot;; IF([.F8]&lt;&gt;&quot;-&quot; ; IF([.L8] &gt; [.H8]*[.$M$1];[.H8]*[.$M$1];[.L8]);[.L8]);&quot;&quot;)" office:value-type="currency" office:currency="EUR" office:value="0.20006" calcext:value-type="currency">
            <text:p>0,200 €</text:p>
          </table:table-cell>
          <table:table-cell table:style-name="ce54"/>
          <table:table-cell table:style-name="ce54" table:formula="of:=IF(OR([.N8]&lt;&gt;&quot;&quot;;[.C8]=&quot;Not installed&quot;);&quot;&quot;;[.E8])" office:value-type="float" office:value="14" calcext:value-type="float">
            <text:p>1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470P</text:p>
          </table:table-cell>
          <table:table-cell table:style-name="ce16" office:value-type="string" calcext:value-type="string">
            <text:p>SMD; Ø8x10.2mm</text:p>
          </table:table-cell>
          <table:table-cell table:style-name="ce16" office:value-type="string" calcext:value-type="string">
            <text:p>C16</text:p>
          </table:table-cell>
          <table:table-cell table:style-name="ce26" table:formula="of:=[.A9]*2" office:value-type="float" office:value="2" calcext:value-type="float">
            <text:p>2</text:p>
          </table:table-cell>
          <table:table-cell table:style-name="ce29" office:value-type="float" office:value="9696032" calcext:value-type="float">
            <text:p>9696032</text:p>
          </table:table-cell>
          <table:table-cell table:style-name="ce34" office:value-type="float" office:value="0.603" calcext:value-type="float">
            <text:p>0,603</text:p>
          </table:table-cell>
          <table:table-cell table:style-name="ce37" table:formula="of:=IF(OR([.F9]=&quot;-&quot;; [.E9]=&quot;&quot;);&quot;&quot;;[.E9]*[.G9])" office:value-type="currency" office:currency="GBP" office:value="1.206" calcext:value-type="currency">
            <text:p>£1,21</text:p>
          </table:table-cell>
          <table:table-cell table:style-name="ce40"/>
          <table:table-cell table:style-name="ce42" office:value-type="string" calcext:value-type="string">
            <text:p>EEEFK1J470P </text:p>
          </table:table-cell>
          <table:table-cell table:style-name="ce34" office:value-type="float" office:value="0.44269" calcext:value-type="float">
            <text:p>0,443</text:p>
          </table:table-cell>
          <table:table-cell table:style-name="ce47" table:formula="of:=IF(OR([.J9]=&quot;-&quot;;[.E9]=&quot;&quot;);&quot;&quot;;[.E9]*[.K9])" office:value-type="currency" office:currency="EUR" office:value="0.88538" calcext:value-type="currency">
            <text:p>0,89 €</text:p>
          </table:table-cell>
          <table:table-cell table:style-name="ce52" table:formula="of:=IF([.E9]&lt;&gt;&quot;&quot;; IF([.F9]&lt;&gt;&quot;-&quot; ; IF([.L9] &gt; [.H9]*[.$M$1];[.H9]*[.$M$1];[.L9]);[.L9]);&quot;&quot;)" office:value-type="currency" office:currency="EUR" office:value="0.88538" calcext:value-type="currency">
            <text:p>0,885 €</text:p>
          </table:table-cell>
          <table:table-cell table:style-name="ce4"/>
          <table:table-cell table:style-name="ce56" table:formula="of:=IF(OR([.N9]&lt;&gt;&quot;&quot;;[.C9]=&quot;Not installed&quot;);&quot;&quot;;[.E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5" table:formula="of:=[.A10]*2" office:value-type="float" office:value="4" calcext:value-type="float">
            <text:p>4</text:p>
          </table:table-cell>
          <table:table-cell table:style-name="ce28" office:value-type="string" calcext:value-type="string">
            <text:p>1759212</text:p>
          </table:table-cell>
          <table:table-cell table:style-name="ce33" office:value-type="float" office:value="0.0303" calcext:value-type="float">
            <text:p>0,030</text:p>
          </table:table-cell>
          <table:table-cell table:style-name="ce36" table:formula="of:=IF(OR([.F10]=&quot;-&quot;; [.E10]=&quot;&quot;);&quot;&quot;;[.E10]*[.G10])" office:value-type="currency" office:currency="GBP" office:value="0.1212" calcext:value-type="currency">
            <text:p>£0,12</text:p>
          </table:table-cell>
          <table:table-cell table:style-name="ce39"/>
          <table:table-cell table:style-name="ce22" office:value-type="string" calcext:value-type="string">
            <text:p>CL21C331JBANNNC</text:p>
          </table:table-cell>
          <table:table-cell table:style-name="ce33" office:value-type="float" office:value="0.01377" calcext:value-type="float">
            <text:p>0,014</text:p>
          </table:table-cell>
          <table:table-cell table:style-name="ce46" table:formula="of:=IF(OR([.J10]=&quot;-&quot;;[.E10]=&quot;&quot;);&quot;&quot;;[.E10]*[.K10])" office:value-type="currency" office:currency="EUR" office:value="0.05508" calcext:value-type="currency">
            <text:p>0,06 €</text:p>
          </table:table-cell>
          <table:table-cell table:style-name="ce52" table:formula="of:=IF([.E10]&lt;&gt;&quot;&quot;; IF([.F10]&lt;&gt;&quot;-&quot; ; IF([.L10] &gt; [.H10]*[.$M$1];[.H10]*[.$M$1];[.L10]);[.L10]);&quot;&quot;)" office:value-type="currency" office:currency="EUR" office:value="0.05508" calcext:value-type="currency">
            <text:p>0,055 €</text:p>
          </table:table-cell>
          <table:table-cell table:style-name="ce54"/>
          <table:table-cell table:style-name="ce54" table:formula="of:=IF(OR([.N10]&lt;&gt;&quot;&quot;;[.C10]=&quot;Not installed&quot;);&quot;&quot;;[.E10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101P</text:p>
          </table:table-cell>
          <table:table-cell table:style-name="ce16" office:value-type="string" calcext:value-type="string">
            <text:p>SMD; Ø10 x 10.2mm</text:p>
          </table:table-cell>
          <table:table-cell table:style-name="ce16" office:value-type="string" calcext:value-type="string">
            <text:p>C18</text:p>
          </table:table-cell>
          <table:table-cell table:style-name="ce26" table:formula="of:=[.A11]*2" office:value-type="float" office:value="2" calcext:value-type="float">
            <text:p>2</text:p>
          </table:table-cell>
          <table:table-cell table:style-name="ce29" office:value-type="float" office:value="9696040" calcext:value-type="float">
            <text:p>9696040</text:p>
          </table:table-cell>
          <table:table-cell table:style-name="ce34" office:value-type="float" office:value="0.481" calcext:value-type="float">
            <text:p>0,481</text:p>
          </table:table-cell>
          <table:table-cell table:style-name="ce37" table:formula="of:=IF(OR([.F11]=&quot;-&quot;; [.E11]=&quot;&quot;);&quot;&quot;;[.E11]*[.G11])" office:value-type="currency" office:currency="GBP" office:value="0.962" calcext:value-type="currency">
            <text:p>£0,96</text:p>
          </table:table-cell>
          <table:table-cell table:style-name="ce40"/>
          <table:table-cell table:style-name="ce42" office:value-type="string" calcext:value-type="string">
            <text:p>EEEFK1J101P</text:p>
          </table:table-cell>
          <table:table-cell table:style-name="ce34" office:value-type="float" office:value="0.37" calcext:value-type="float">
            <text:p>0,370</text:p>
          </table:table-cell>
          <table:table-cell table:style-name="ce47" table:formula="of:=IF(OR([.J11]=&quot;-&quot;;[.E11]=&quot;&quot;);&quot;&quot;;[.E11]*[.K11])" office:value-type="currency" office:currency="EUR" office:value="0.74" calcext:value-type="currency">
            <text:p>0,74 €</text:p>
          </table:table-cell>
          <table:table-cell table:style-name="ce52" table:formula="of:=IF([.E11]&lt;&gt;&quot;&quot;; IF([.F11]&lt;&gt;&quot;-&quot; ; IF([.L11] &gt; [.H11]*[.$M$1];[.H11]*[.$M$1];[.L11]);[.L11]);&quot;&quot;)" office:value-type="currency" office:currency="EUR" office:value="0.74" calcext:value-type="currency">
            <text:p>0,740 €</text:p>
          </table:table-cell>
          <table:table-cell table:style-name="ce4"/>
          <table:table-cell table:style-name="ce56" table:formula="of:=IF(OR([.N11]&lt;&gt;&quot;&quot;;[.C11]=&quot;Not installed&quot;);&quot;&quot;;[.E1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0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5" table:formula="of:=[.A12]*2" office:value-type="float" office:value="4" calcext:value-type="float">
            <text:p>4</text:p>
          </table:table-cell>
          <table:table-cell table:style-name="ce28" office:value-type="string" calcext:value-type="string">
            <text:p>1414667</text:p>
          </table:table-cell>
          <table:table-cell table:style-name="ce33" office:value-type="float" office:value="0.0297" calcext:value-type="float">
            <text:p>0,030</text:p>
          </table:table-cell>
          <table:table-cell table:style-name="ce36" table:formula="of:=IF(OR([.F12]=&quot;-&quot;; [.E12]=&quot;&quot;);&quot;&quot;;[.E12]*[.G12])" office:value-type="currency" office:currency="GBP" office:value="0.1188" calcext:value-type="currency">
            <text:p>£0,12</text:p>
          </table:table-cell>
          <table:table-cell table:style-name="ce39"/>
          <table:table-cell table:style-name="ce22" office:value-type="string" calcext:value-type="string">
            <text:p>CL21C121JBANNNP </text:p>
          </table:table-cell>
          <table:table-cell table:style-name="ce33" office:value-type="float" office:value="0.00685" calcext:value-type="float">
            <text:p>0,007</text:p>
          </table:table-cell>
          <table:table-cell table:style-name="ce46" table:formula="of:=IF(OR([.J12]=&quot;-&quot;;[.E12]=&quot;&quot;);&quot;&quot;;[.E12]*[.K12])" office:value-type="currency" office:currency="EUR" office:value="0.0274" calcext:value-type="currency">
            <text:p>0,03 €</text:p>
          </table:table-cell>
          <table:table-cell table:style-name="ce52" table:formula="of:=IF([.E12]&lt;&gt;&quot;&quot;; IF([.F12]&lt;&gt;&quot;-&quot; ; IF([.L12] &gt; [.H12]*[.$M$1];[.H12]*[.$M$1];[.L12]);[.L12]);&quot;&quot;)" office:value-type="currency" office:currency="EUR" office:value="0.0274" calcext:value-type="currency">
            <text:p>0,027 €</text:p>
          </table:table-cell>
          <table:table-cell table:style-name="ce54"/>
          <table:table-cell table:style-name="ce54" table:formula="of:=IF(OR([.N12]&lt;&gt;&quot;&quot;;[.C12]=&quot;Not installed&quot;);&quot;&quot;;[.E1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n7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2</text:p>
          </table:table-cell>
          <table:table-cell table:style-name="ce26" table:formula="of:=[.A13]*2" office:value-type="float" office:value="2" calcext:value-type="float">
            <text:p>2</text:p>
          </table:table-cell>
          <table:table-cell table:style-name="ce29" office:value-type="float" office:value="2496786" calcext:value-type="float">
            <text:p>2496786</text:p>
          </table:table-cell>
          <table:table-cell table:style-name="ce34" office:value-type="float" office:value="0.0035" calcext:value-type="float">
            <text:p>0,004</text:p>
          </table:table-cell>
          <table:table-cell table:style-name="ce37" table:formula="of:=IF(OR([.F13]=&quot;-&quot;; [.E13]=&quot;&quot;);&quot;&quot;;[.E13]*[.G13])" office:value-type="currency" office:currency="GBP" office:value="0.007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CL21B472KBANNNC</text:p>
          </table:table-cell>
          <table:table-cell table:style-name="ce34" office:value-type="float" office:value="0.00571" calcext:value-type="float">
            <text:p>0,006</text:p>
          </table:table-cell>
          <table:table-cell table:style-name="ce47" table:formula="of:=IF(OR([.J13]=&quot;-&quot;;[.E13]=&quot;&quot;);&quot;&quot;;[.E13]*[.K13])" office:value-type="currency" office:currency="EUR" office:value="0.01142" calcext:value-type="currency">
            <text:p>0,01 €</text:p>
          </table:table-cell>
          <table:table-cell table:style-name="ce52" table:formula="of:=IF([.E13]&lt;&gt;&quot;&quot;; IF([.F13]&lt;&gt;&quot;-&quot; ; IF([.L13] &gt; [.H13]*[.$M$1];[.H13]*[.$M$1];[.L13]);[.L13]);&quot;&quot;)" office:value-type="currency" office:currency="EUR" office:value="0.00836199" calcext:value-type="currency">
            <text:p>0,008 €</text:p>
          </table:table-cell>
          <table:table-cell table:style-name="ce4"/>
          <table:table-cell table:style-name="ce56" table:formula="of:=IF(OR([.N13]&lt;&gt;&quot;&quot;;[.C13]=&quot;Not installed&quot;);&quot;&quot;;[.E1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5" table:formula="of:=[.A14]*2" office:value-type="float" office:value="2" calcext:value-type="float">
            <text:p>2</text:p>
          </table:table-cell>
          <table:table-cell table:style-name="ce28" office:value-type="string" calcext:value-type="string">
            <text:p>2496859</text:p>
          </table:table-cell>
          <table:table-cell table:style-name="ce33" office:value-type="float" office:value="0.0052" calcext:value-type="float">
            <text:p>0,005</text:p>
          </table:table-cell>
          <table:table-cell table:style-name="ce36" table:formula="of:=IF(OR([.F14]=&quot;-&quot;; [.E14]=&quot;&quot;);&quot;&quot;;[.E14]*[.G14])" office:value-type="currency" office:currency="GBP" office:value="0.0104" calcext:value-type="currency">
            <text:p>£0,01</text:p>
          </table:table-cell>
          <table:table-cell table:style-name="ce39"/>
          <table:table-cell table:style-name="ce22" office:value-type="string" calcext:value-type="string">
            <text:p>CL21B471KBANNNC</text:p>
          </table:table-cell>
          <table:table-cell table:style-name="ce33" office:value-type="float" office:value="0.00675" calcext:value-type="float">
            <text:p>0,007</text:p>
          </table:table-cell>
          <table:table-cell table:style-name="ce46" table:formula="of:=IF(OR([.J14]=&quot;-&quot;;[.E14]=&quot;&quot;);&quot;&quot;;[.E14]*[.K14])" office:value-type="currency" office:currency="EUR" office:value="0.0135" calcext:value-type="currency">
            <text:p>0,01 €</text:p>
          </table:table-cell>
          <table:table-cell table:style-name="ce52" table:formula="of:=IF([.E14]&lt;&gt;&quot;&quot;; IF([.F14]&lt;&gt;&quot;-&quot; ; IF([.L14] &gt; [.H14]*[.$M$1];[.H14]*[.$M$1];[.L14]);[.L14]);&quot;&quot;)" office:value-type="currency" office:currency="EUR" office:value="0.012423528" calcext:value-type="currency">
            <text:p>0,012 €</text:p>
          </table:table-cell>
          <table:table-cell table:style-name="ce54"/>
          <table:table-cell table:style-name="ce54" table:formula="of:=IF(OR([.N14]&lt;&gt;&quot;&quot;;[.C14]=&quot;Not installed&quot;);&quot;&quot;;[.E1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2u2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4, C36, C38, C39</text:p>
          </table:table-cell>
          <table:table-cell table:style-name="ce26" table:formula="of:=[.A15]*2" office:value-type="float" office:value="8" calcext:value-type="float">
            <text:p>8</text:p>
          </table:table-cell>
          <table:table-cell table:style-name="ce29" office:value-type="float" office:value="2320829" calcext:value-type="float">
            <text:p>2320829</text:p>
          </table:table-cell>
          <table:table-cell table:style-name="ce34" office:value-type="float" office:value="0.153" calcext:value-type="float">
            <text:p>0,153</text:p>
          </table:table-cell>
          <table:table-cell table:style-name="ce37" table:formula="of:=IF(OR([.F15]=&quot;-&quot;; [.E15]=&quot;&quot;);&quot;&quot;;[.E15]*[.G15])" office:value-type="currency" office:currency="GBP" office:value="1.224" calcext:value-type="currency">
            <text:p>£1,22</text:p>
          </table:table-cell>
          <table:table-cell table:style-name="ce40"/>
          <table:table-cell table:style-name="ce42" office:value-type="string" calcext:value-type="string">
            <text:p>CL21B225KAFNNNG</text:p>
          </table:table-cell>
          <table:table-cell table:style-name="ce34" office:value-type="float" office:value="0.02744" calcext:value-type="float">
            <text:p>0,027</text:p>
          </table:table-cell>
          <table:table-cell table:style-name="ce47" table:formula="of:=IF(OR([.J15]=&quot;-&quot;;[.E15]=&quot;&quot;);&quot;&quot;;[.E15]*[.K15])" office:value-type="currency" office:currency="EUR" office:value="0.21952" calcext:value-type="currency">
            <text:p>0,22 €</text:p>
          </table:table-cell>
          <table:table-cell table:style-name="ce52" table:formula="of:=IF([.E15]&lt;&gt;&quot;&quot;; IF([.F15]&lt;&gt;&quot;-&quot; ; IF([.L15] &gt; [.H15]*[.$M$1];[.H15]*[.$M$1];[.L15]);[.L15]);&quot;&quot;)" office:value-type="currency" office:currency="EUR" office:value="0.21952" calcext:value-type="currency">
            <text:p>0,220 €</text:p>
          </table:table-cell>
          <table:table-cell table:style-name="ce4"/>
          <table:table-cell table:style-name="ce56" table:formula="of:=IF(OR([.N15]&lt;&gt;&quot;&quot;;[.C15]=&quot;Not installed&quot;);&quot;&quot;;[.E15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5" table:formula="of:=[.A16]*2" office:value-type="float" office:value="4" calcext:value-type="float">
            <text:p>4</text:p>
          </table:table-cell>
          <table:table-cell table:style-name="ce28" office:value-type="float" office:value="9695850" calcext:value-type="float">
            <text:p>9695850</text:p>
          </table:table-cell>
          <table:table-cell table:style-name="ce33" office:value-type="float" office:value="0.247" calcext:value-type="float">
            <text:p>0,247</text:p>
          </table:table-cell>
          <table:table-cell table:style-name="ce36" table:formula="of:=IF(OR([.F16]=&quot;-&quot;; [.E16]=&quot;&quot;);&quot;&quot;;[.E16]*[.G16])" office:value-type="currency" office:currency="GBP" office:value="0.988" calcext:value-type="currency">
            <text:p>£0,99</text:p>
          </table:table-cell>
          <table:table-cell table:style-name="ce39"/>
          <table:table-cell table:style-name="ce22" office:value-type="string" calcext:value-type="string">
            <text:p>EEEFK1V470P </text:p>
          </table:table-cell>
          <table:table-cell table:style-name="ce33" office:value-type="float" office:value="0.1528" calcext:value-type="float">
            <text:p>0,153</text:p>
          </table:table-cell>
          <table:table-cell table:style-name="ce46" table:formula="of:=IF(OR([.J16]=&quot;-&quot;;[.E16]=&quot;&quot;);&quot;&quot;;[.E16]*[.K16])" office:value-type="currency" office:currency="EUR" office:value="0.6112" calcext:value-type="currency">
            <text:p>0,61 €</text:p>
          </table:table-cell>
          <table:table-cell table:style-name="ce52" table:formula="of:=IF([.E16]&lt;&gt;&quot;&quot;; IF([.F16]&lt;&gt;&quot;-&quot; ; IF([.L16] &gt; [.H16]*[.$M$1];[.H16]*[.$M$1];[.L16]);[.L16]);&quot;&quot;)" office:value-type="currency" office:currency="EUR" office:value="0.6112" calcext:value-type="currency">
            <text:p>0,611 €</text:p>
          </table:table-cell>
          <table:table-cell table:style-name="ce54"/>
          <table:table-cell table:style-name="ce54" table:formula="of:=IF(OR([.N16]&lt;&gt;&quot;&quot;;[.C16]=&quot;Not installed&quot;);&quot;&quot;;[.E16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9</text:p>
          </table:table-cell>
          <table:table-cell table:style-name="ce26" table:formula="of:=[.A17]*2" office:value-type="float" office:value="2" calcext:value-type="float">
            <text:p>2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7]=&quot;-&quot;; [.E17]=&quot;&quot;);&quot;&quot;;[.E17]*[.G17])" office:value-type="currency" office:currency="GBP" office:value="0.0418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7]=&quot;-&quot;;[.E17]=&quot;&quot;);&quot;&quot;;[.E17]*[.K17])" office:value-type="currency" office:currency="EUR" office:value="0.01682" calcext:value-type="currency">
            <text:p>0,02 €</text:p>
          </table:table-cell>
          <table:table-cell table:style-name="ce52" table:formula="of:=IF([.E17]&lt;&gt;&quot;&quot;; IF([.F17]&lt;&gt;&quot;-&quot; ; IF([.L17] &gt; [.H17]*[.$M$1];[.H17]*[.$M$1];[.L17]);[.L17]);&quot;&quot;)" office:value-type="currency" office:currency="EUR" office:value="0.01682" calcext:value-type="currency">
            <text:p>0,017 €</text:p>
          </table:table-cell>
          <table:table-cell table:style-name="ce4"/>
          <table:table-cell table:style-name="ce56" table:formula="of:=IF(OR([.N17]&lt;&gt;&quot;&quot;;[.C17]=&quot;Not installed&quot;);&quot;&quot;;[.E17])" office:value-type="float" office:value="2" calcext:value-type="float">
            <text:p>2</text:p>
          </table:table-cell>
          <table:table-cell table:style-name="ce57" table:number-columns-repeated="994"/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5" table:formula="of:=[.A18]*2" office:value-type="float" office:value="12" calcext:value-type="float">
            <text:p>12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18]=&quot;-&quot;; [.E18]=&quot;&quot;);&quot;&quot;;[.E18]*[.G18])" office:value-type="currency" office:currency="GBP" office:value="0.1368" calcext:value-type="currency">
            <text:p>£0,14</text:p>
          </table:table-cell>
          <table:table-cell table:style-name="ce39"/>
          <table:table-cell table:style-name="ce22" office:value-type="string" calcext:value-type="string">
            <text:p>CL31B103KBCNNNC </text:p>
          </table:table-cell>
          <table:table-cell table:style-name="ce33" office:value-type="float" office:value="0.01204" calcext:value-type="float">
            <text:p>0,012</text:p>
          </table:table-cell>
          <table:table-cell table:style-name="ce46" table:formula="of:=IF(OR([.J18]=&quot;-&quot;;[.E18]=&quot;&quot;);&quot;&quot;;[.E18]*[.K18])" office:value-type="currency" office:currency="EUR" office:value="0.14448" calcext:value-type="currency">
            <text:p>0,14 €</text:p>
          </table:table-cell>
          <table:table-cell table:style-name="ce52" table:formula="of:=IF([.E18]&lt;&gt;&quot;&quot;; IF([.F18]&lt;&gt;&quot;-&quot; ; IF([.L18] &gt; [.H18]*[.$M$1];[.H18]*[.$M$1];[.L18]);[.L18]);&quot;&quot;)" office:value-type="currency" office:currency="EUR" office:value="0.14448" calcext:value-type="currency">
            <text:p>0,144 €</text:p>
          </table:table-cell>
          <table:table-cell table:style-name="ce54"/>
          <table:table-cell table:style-name="ce54" table:formula="of:=IF(OR([.N18]&lt;&gt;&quot;&quot;;[.C18]=&quot;Not installed&quot;);&quot;&quot;;[.E18])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3n3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40, C71, C72, C77, C78</text:p>
          </table:table-cell>
          <table:table-cell table:style-name="ce26" table:formula="of:=[.A19]*2" office:value-type="float" office:value="10" calcext:value-type="float">
            <text:p>10</text:p>
          </table:table-cell>
          <table:table-cell table:style-name="ce29" office:value-type="float" office:value="2496782" calcext:value-type="float">
            <text:p>2496782</text:p>
          </table:table-cell>
          <table:table-cell table:style-name="ce34" office:value-type="float" office:value="0.0035" calcext:value-type="float">
            <text:p>0,004</text:p>
          </table:table-cell>
          <table:table-cell table:style-name="ce37" table:formula="of:=IF(OR([.F19]=&quot;-&quot;; [.E19]=&quot;&quot;);&quot;&quot;;[.E19]*[.G19])" office:value-type="currency" office:currency="GBP" office:value="0.035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CL21B332KBANNNC</text:p>
          </table:table-cell>
          <table:table-cell table:style-name="ce34" office:value-type="float" office:value="0.0069" calcext:value-type="float">
            <text:p>0,007</text:p>
          </table:table-cell>
          <table:table-cell table:style-name="ce47" table:formula="of:=IF(OR([.J19]=&quot;-&quot;;[.E19]=&quot;&quot;);&quot;&quot;;[.E19]*[.K19])" office:value-type="currency" office:currency="EUR" office:value="0.069" calcext:value-type="currency">
            <text:p>0,07 €</text:p>
          </table:table-cell>
          <table:table-cell table:style-name="ce52" table:formula="of:=IF([.E19]&lt;&gt;&quot;&quot;; IF([.F19]&lt;&gt;&quot;-&quot; ; IF([.L19] &gt; [.H19]*[.$M$1];[.H19]*[.$M$1];[.L19]);[.L19]);&quot;&quot;)" office:value-type="currency" office:currency="EUR" office:value="0.04180995" calcext:value-type="currency">
            <text:p>0,042 €</text:p>
          </table:table-cell>
          <table:table-cell table:style-name="ce4"/>
          <table:table-cell table:style-name="ce56" table:formula="of:=IF(OR([.N19]&lt;&gt;&quot;&quot;;[.C19]=&quot;Not installed&quot;);&quot;&quot;;[.E19])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n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41, C47, C51, C63, C64</text:p>
          </table:table-cell>
          <table:table-cell table:style-name="ce25" table:formula="of:=[.A20]*2" office:value-type="float" office:value="12" calcext:value-type="float">
            <text:p>12</text:p>
          </table:table-cell>
          <table:table-cell table:style-name="ce28" office:value-type="float" office:value="2407340" calcext:value-type="float">
            <text:p>2407340</text:p>
          </table:table-cell>
          <table:table-cell table:style-name="ce33" office:value-type="float" office:value="0.0352" calcext:value-type="float">
            <text:p>0,035</text:p>
          </table:table-cell>
          <table:table-cell table:style-name="ce36" table:formula="of:=IF(OR([.F20]=&quot;-&quot;; [.E20]=&quot;&quot;);&quot;&quot;;[.E20]*[.G20])" office:value-type="currency" office:currency="GBP" office:value="0.4224" calcext:value-type="currency">
            <text:p>£0,42</text:p>
          </table:table-cell>
          <table:table-cell table:style-name="ce39"/>
          <table:table-cell table:style-name="ce22" office:value-type="string" calcext:value-type="string">
            <text:p>CL21B102KCANNNC </text:p>
          </table:table-cell>
          <table:table-cell table:style-name="ce33" office:value-type="float" office:value="0.00649" calcext:value-type="float">
            <text:p>0,006</text:p>
          </table:table-cell>
          <table:table-cell table:style-name="ce46" table:formula="of:=IF(OR([.J20]=&quot;-&quot;;[.E20]=&quot;&quot;);&quot;&quot;;[.E20]*[.K20])" office:value-type="currency" office:currency="EUR" office:value="0.07788" calcext:value-type="currency">
            <text:p>0,08 €</text:p>
          </table:table-cell>
          <table:table-cell table:style-name="ce52" table:formula="of:=IF([.E20]&lt;&gt;&quot;&quot;; IF([.F20]&lt;&gt;&quot;-&quot; ; IF([.L20] &gt; [.H20]*[.$M$1];[.H20]*[.$M$1];[.L20]);[.L20]);&quot;&quot;)" office:value-type="currency" office:currency="EUR" office:value="0.07788" calcext:value-type="currency">
            <text:p>0,078 €</text:p>
          </table:table-cell>
          <table:table-cell table:style-name="ce54"/>
          <table:table-cell table:style-name="ce54" table:formula="of:=IF(OR([.N20]&lt;&gt;&quot;&quot;;[.C20]=&quot;Not installed&quot;);&quot;&quot;;[.E20])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16" office:value-type="string" calcext:value-type="string">
            <text:p>C43</text:p>
          </table:table-cell>
          <table:table-cell table:style-name="ce26" table:formula="of:=[.A21]*2" office:value-type="float" office:value="2" calcext:value-type="float">
            <text:p>2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62" calcext:value-type="float">
            <text:p>0,162</text:p>
          </table:table-cell>
          <table:table-cell table:style-name="ce37" table:formula="of:=IF(OR([.F21]=&quot;-&quot;; [.E21]=&quot;&quot;);&quot;&quot;;[.E21]*[.G21])" office:value-type="currency" office:currency="GBP" office:value="0.324" calcext:value-type="currency">
            <text:p>£0,32</text:p>
          </table:table-cell>
          <table:table-cell table:style-name="ce40"/>
          <table:table-cell table:style-name="ce42" office:value-type="string" calcext:value-type="string">
            <text:p>T491A475K006AT </text:p>
          </table:table-cell>
          <table:table-cell table:style-name="ce34" office:value-type="float" office:value="0.07544" calcext:value-type="float">
            <text:p>0,075</text:p>
          </table:table-cell>
          <table:table-cell table:style-name="ce47" table:formula="of:=IF(OR([.J21]=&quot;-&quot;;[.E21]=&quot;&quot;);&quot;&quot;;[.E21]*[.K21])" office:value-type="currency" office:currency="EUR" office:value="0.15088" calcext:value-type="currency">
            <text:p>0,15 €</text:p>
          </table:table-cell>
          <table:table-cell table:style-name="ce52" table:formula="of:=IF([.E21]&lt;&gt;&quot;&quot;; IF([.F21]&lt;&gt;&quot;-&quot; ; IF([.L21] &gt; [.H21]*[.$M$1];[.H21]*[.$M$1];[.L21]);[.L21]);&quot;&quot;)" office:value-type="currency" office:currency="EUR" office:value="0.15088" calcext:value-type="currency">
            <text:p>0,151 €</text:p>
          </table:table-cell>
          <table:table-cell table:style-name="ce4"/>
          <table:table-cell table:style-name="ce56" table:formula="of:=IF(OR([.N21]&lt;&gt;&quot;&quot;;[.C21]=&quot;Not installed&quot;);&quot;&quot;;[.E2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p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5" table:formula="of:=[.A22]*2" office:value-type="float" office:value="4" calcext:value-type="float">
            <text:p>4</text:p>
          </table:table-cell>
          <table:table-cell table:style-name="ce28" office:value-type="string" calcext:value-type="string">
            <text:p>1414692</text:p>
          </table:table-cell>
          <table:table-cell table:style-name="ce33" office:value-type="float" office:value="0.0154" calcext:value-type="float">
            <text:p>0,015</text:p>
          </table:table-cell>
          <table:table-cell table:style-name="ce36" table:formula="of:=IF(OR([.F22]=&quot;-&quot;; [.E22]=&quot;&quot;);&quot;&quot;;[.E22]*[.G22])" office:value-type="currency" office:currency="GBP" office:value="0.0616" calcext:value-type="currency">
            <text:p>£0,06</text:p>
          </table:table-cell>
          <table:table-cell table:style-name="ce39"/>
          <table:table-cell table:style-name="ce22" office:value-type="string" calcext:value-type="string">
            <text:p>CC0805JRNPO9470 </text:p>
          </table:table-cell>
          <table:table-cell table:style-name="ce33" office:value-type="float" office:value="0.0074" calcext:value-type="float">
            <text:p>0,007</text:p>
          </table:table-cell>
          <table:table-cell table:style-name="ce46" table:formula="of:=IF(OR([.J22]=&quot;-&quot;;[.E22]=&quot;&quot;);&quot;&quot;;[.E22]*[.K22])" office:value-type="currency" office:currency="EUR" office:value="0.0296" calcext:value-type="currency">
            <text:p>0,03 €</text:p>
          </table:table-cell>
          <table:table-cell table:style-name="ce52" table:formula="of:=IF([.E22]&lt;&gt;&quot;&quot;; IF([.F22]&lt;&gt;&quot;-&quot; ; IF([.L22] &gt; [.H22]*[.$M$1];[.H22]*[.$M$1];[.L22]);[.L22]);&quot;&quot;)" office:value-type="currency" office:currency="EUR" office:value="0.0296" calcext:value-type="currency">
            <text:p>0,030 €</text:p>
          </table:table-cell>
          <table:table-cell table:style-name="ce54"/>
          <table:table-cell table:style-name="ce54" table:formula="of:=IF(OR([.N22]&lt;&gt;&quot;&quot;;[.C22]=&quot;Not installed&quot;);&quot;&quot;;[.E2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n2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48, C49, C81</text:p>
          </table:table-cell>
          <table:table-cell table:style-name="ce26" table:formula="of:=[.A23]*2" office:value-type="float" office:value="6" calcext:value-type="float">
            <text:p>6</text:p>
          </table:table-cell>
          <table:table-cell table:style-name="ce29" office:value-type="float" office:value="1759235" calcext:value-type="float">
            <text:p>1759235</text:p>
          </table:table-cell>
          <table:table-cell table:style-name="ce34" office:value-type="float" office:value="0.0233" calcext:value-type="float">
            <text:p>0,023</text:p>
          </table:table-cell>
          <table:table-cell table:style-name="ce37" table:formula="of:=IF(OR([.F23]=&quot;-&quot;; [.E23]=&quot;&quot;);&quot;&quot;;[.E23]*[.G23])" office:value-type="currency" office:currency="GBP" office:value="0.1398" calcext:value-type="currency">
            <text:p>£0,14</text:p>
          </table:table-cell>
          <table:table-cell table:style-name="ce40"/>
          <table:table-cell table:style-name="ce42" office:value-type="string" calcext:value-type="string">
            <text:p>CL21B222KBANNND </text:p>
          </table:table-cell>
          <table:table-cell table:style-name="ce34" office:value-type="float" office:value="0.00619" calcext:value-type="float">
            <text:p>0,006</text:p>
          </table:table-cell>
          <table:table-cell table:style-name="ce47" table:formula="of:=IF(OR([.J23]=&quot;-&quot;;[.E23]=&quot;&quot;);&quot;&quot;;[.E23]*[.K23])" office:value-type="currency" office:currency="EUR" office:value="0.03714" calcext:value-type="currency">
            <text:p>0,04 €</text:p>
          </table:table-cell>
          <table:table-cell table:style-name="ce52" table:formula="of:=IF([.E23]&lt;&gt;&quot;&quot;; IF([.F23]&lt;&gt;&quot;-&quot; ; IF([.L23] &gt; [.H23]*[.$M$1];[.H23]*[.$M$1];[.L23]);[.L23]);&quot;&quot;)" office:value-type="currency" office:currency="EUR" office:value="0.03714" calcext:value-type="currency">
            <text:p>0,037 €</text:p>
          </table:table-cell>
          <table:table-cell table:style-name="ce4"/>
          <table:table-cell table:style-name="ce56" table:formula="of:=IF(OR([.N23]&lt;&gt;&quot;&quot;;[.C23]=&quot;Not installed&quot;);&quot;&quot;;[.E23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5" office:value-type="string" calcext:value-type="string">
            <text:p>1210, 100V, <text:span text:style-name="T1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5" table:formula="of:=[.A24]*2" office:value-type="float" office:value="6" calcext:value-type="float">
            <text:p>6</text:p>
          </table:table-cell>
          <table:table-cell table:style-name="ce28" office:value-type="string" calcext:value-type="string">
            <text:p>2211140</text:p>
          </table:table-cell>
          <table:table-cell table:style-name="ce33" office:value-type="float" office:value="1.27" calcext:value-type="float">
            <text:p>1,270</text:p>
          </table:table-cell>
          <table:table-cell table:style-name="ce36" table:formula="of:=IF(OR([.F24]=&quot;-&quot;; [.E24]=&quot;&quot;);&quot;&quot;;[.E24]*[.G24])" office:value-type="currency" office:currency="GBP" office:value="7.62" calcext:value-type="currency">
            <text:p>£7,62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24]=&quot;-&quot;;[.E24]=&quot;&quot;);&quot;&quot;;[.E24]*[.K24])">
            <text:p/>
          </table:table-cell>
          <table:table-cell table:style-name="ce52" table:formula="of:=IF([.E24]&lt;&gt;&quot;&quot;; IF([.F24]&lt;&gt;&quot;-&quot; ; IF([.L24] &gt; [.H24]*[.$M$1];[.H24]*[.$M$1];[.L24]);[.L24]);&quot;&quot;)" office:value-type="currency" office:currency="EUR" office:value="9.1026234" calcext:value-type="currency">
            <text:p>9,103 €</text:p>
          </table:table-cell>
          <table:table-cell table:style-name="ce54"/>
          <table:table-cell table:style-name="ce54" table:formula="of:=IF(OR([.N24]&lt;&gt;&quot;&quot;;[.C24]=&quot;Not installed&quot;);&quot;&quot;;[.E24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16" office:value-type="string" calcext:value-type="string">
            <text:p>C67</text:p>
          </table:table-cell>
          <table:table-cell table:style-name="ce26" table:formula="of:=[.A25]*2" office:value-type="float" office:value="2" calcext:value-type="float">
            <text:p>2</text:p>
          </table:table-cell>
          <table:table-cell table:style-name="ce29" office:value-type="string" calcext:value-type="string">
            <text:p>1457413</text:p>
          </table:table-cell>
          <table:table-cell table:style-name="ce34" office:value-type="float" office:value="0.177" calcext:value-type="float">
            <text:p>0,177</text:p>
          </table:table-cell>
          <table:table-cell table:style-name="ce37" table:formula="of:=IF(OR([.F25]=&quot;-&quot;; [.E25]=&quot;&quot;);&quot;&quot;;[.E25]*[.G25])" office:value-type="currency" office:currency="GBP" office:value="0.354" calcext:value-type="currency">
            <text:p>£0,35</text:p>
          </table:table-cell>
          <table:table-cell table:style-name="ce40"/>
          <table:table-cell table:style-name="ce42" office:value-type="string" calcext:value-type="string">
            <text:p>T491A106K010AT</text:p>
          </table:table-cell>
          <table:table-cell table:style-name="ce34" office:value-type="float" office:value="0.0851" calcext:value-type="float">
            <text:p>0,085</text:p>
          </table:table-cell>
          <table:table-cell table:style-name="ce47" table:formula="of:=IF(OR([.J25]=&quot;-&quot;;[.E25]=&quot;&quot;);&quot;&quot;;[.E25]*[.K25])" office:value-type="currency" office:currency="EUR" office:value="0.1702" calcext:value-type="currency">
            <text:p>0,17 €</text:p>
          </table:table-cell>
          <table:table-cell table:style-name="ce52" table:formula="of:=IF([.E25]&lt;&gt;&quot;&quot;; IF([.F25]&lt;&gt;&quot;-&quot; ; IF([.L25] &gt; [.H25]*[.$M$1];[.H25]*[.$M$1];[.L25]);[.L25]);&quot;&quot;)" office:value-type="currency" office:currency="EUR" office:value="0.1702" calcext:value-type="currency">
            <text:p>0,170 €</text:p>
          </table:table-cell>
          <table:table-cell table:style-name="ce4"/>
          <table:table-cell table:style-name="ce56" table:formula="of:=IF(OR([.N25]&lt;&gt;&quot;&quot;;[.C25]=&quot;Not installed&quot;);&quot;&quot;;[.E2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70n</text:p>
          </table:table-cell>
          <table:table-cell table:style-name="ce15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5" table:formula="of:=[.A26]*2" office:value-type="float" office:value="6" calcext:value-type="float">
            <text:p>6</text:p>
          </table:table-cell>
          <table:table-cell table:style-name="ce28" office:value-type="float" office:value="2470492" calcext:value-type="float">
            <text:p>2470492</text:p>
          </table:table-cell>
          <table:table-cell table:style-name="ce33" office:value-type="float" office:value="0.0431" calcext:value-type="float">
            <text:p>0,043</text:p>
          </table:table-cell>
          <table:table-cell table:style-name="ce36" table:formula="of:=IF(OR([.F26]=&quot;-&quot;; [.E26]=&quot;&quot;);&quot;&quot;;[.E26]*[.G26])" office:value-type="currency" office:currency="GBP" office:value="0.2586" calcext:value-type="currency">
            <text:p>£0,26</text:p>
          </table:table-cell>
          <table:table-cell table:style-name="ce39"/>
          <table:table-cell table:style-name="ce22" office:value-type="string" calcext:value-type="string">
            <text:p>CL21B474KBFNNNG</text:p>
          </table:table-cell>
          <table:table-cell table:style-name="ce33" office:value-type="float" office:value="0.0153" calcext:value-type="float">
            <text:p>0,015</text:p>
          </table:table-cell>
          <table:table-cell table:style-name="ce46" table:formula="of:=IF(OR([.J26]=&quot;-&quot;;[.E26]=&quot;&quot;);&quot;&quot;;[.E26]*[.K26])" office:value-type="currency" office:currency="EUR" office:value="0.0918" calcext:value-type="currency">
            <text:p>0,09 €</text:p>
          </table:table-cell>
          <table:table-cell table:style-name="ce52" table:formula="of:=IF([.E26]&lt;&gt;&quot;&quot;; IF([.F26]&lt;&gt;&quot;-&quot; ; IF([.L26] &gt; [.H26]*[.$M$1];[.H26]*[.$M$1];[.L26]);[.L26]);&quot;&quot;)" office:value-type="currency" office:currency="EUR" office:value="0.0918" calcext:value-type="currency">
            <text:p>0,092 €</text:p>
          </table:table-cell>
          <table:table-cell table:style-name="ce54"/>
          <table:table-cell table:style-name="ce54" table:formula="of:=IF(OR([.N26]&lt;&gt;&quot;&quot;;[.C26]=&quot;Not installed&quot;);&quot;&quot;;[.E26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PS15H10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D5</text:p>
          </table:table-cell>
          <table:table-cell table:style-name="ce26" table:formula="of:=[.A27]*2" office:value-type="float" office:value="2" calcext:value-type="float">
            <text:p>2</text:p>
          </table:table-cell>
          <table:table-cell table:style-name="ce29" office:value-type="string" calcext:value-type="string">
            <text:p>2344052</text:p>
          </table:table-cell>
          <table:table-cell table:style-name="ce34" office:value-type="float" office:value="0.549" calcext:value-type="float">
            <text:p>0,549</text:p>
          </table:table-cell>
          <table:table-cell table:style-name="ce37" table:formula="of:=IF(OR([.F27]=&quot;-&quot;; [.E27]=&quot;&quot;);&quot;&quot;;[.E27]*[.G27])" office:value-type="currency" office:currency="GBP" office:value="1.098" calcext:value-type="currency">
            <text:p>£1,1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7]=&quot;-&quot;;[.E27]=&quot;&quot;);&quot;&quot;;[.E27]*[.K27])">
            <text:p/>
          </table:table-cell>
          <table:table-cell table:style-name="ce52" table:formula="of:=IF([.E27]&lt;&gt;&quot;&quot;; IF([.F27]&lt;&gt;&quot;-&quot; ; IF([.L27] &gt; [.H27]*[.$M$1];[.H27]*[.$M$1];[.L27]);[.L27]);&quot;&quot;)" office:value-type="currency" office:currency="EUR" office:value="1.31163786" calcext:value-type="currency">
            <text:p>1,312 €</text:p>
          </table:table-cell>
          <table:table-cell table:style-name="ce4"/>
          <table:table-cell table:style-name="ce56" table:formula="of:=IF(OR([.N27]&lt;&gt;&quot;&quot;;[.C27]=&quot;Not installed&quot;);&quot;&quot;;[.E27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5" table:formula="of:=[.A28]*2" office:value-type="float" office:value="18" calcext:value-type="float">
            <text:p>18</text:p>
          </table:table-cell>
          <table:table-cell table:style-name="ce28" office:value-type="float" office:value="8734275" calcext:value-type="float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OR([.F28]=&quot;-&quot;; [.E28]=&quot;&quot;);&quot;&quot;;[.E28]*[.G28])" office:value-type="currency" office:currency="GBP" office:value="2.52" calcext:value-type="currency">
            <text:p>£2,52</text:p>
          </table:table-cell>
          <table:table-cell table:style-name="ce39"/>
          <table:table-cell table:style-name="ce22" office:value-type="string" calcext:value-type="string">
            <text:p>BAS316 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28]=&quot;-&quot;;[.E28]=&quot;&quot;);&quot;&quot;;[.E28]*[.K28])" office:value-type="currency" office:currency="EUR" office:value="0.333" calcext:value-type="currency">
            <text:p>0,33 €</text:p>
          </table:table-cell>
          <table:table-cell table:style-name="ce52" table:formula="of:=IF([.E28]&lt;&gt;&quot;&quot;; IF([.F28]&lt;&gt;&quot;-&quot; ; IF([.L28] &gt; [.H28]*[.$M$1];[.H28]*[.$M$1];[.L28]);[.L28]);&quot;&quot;)" office:value-type="currency" office:currency="EUR" office:value="0.333" calcext:value-type="currency">
            <text:p>0,333 €</text:p>
          </table:table-cell>
          <table:table-cell table:style-name="ce54"/>
          <table:table-cell table:style-name="ce54" table:formula="of:=IF(OR([.N28]&lt;&gt;&quot;&quot;;[.C28]=&quot;Not installed&quot;);&quot;&quot;;[.E28])" office:value-type="float" office:value="18" calcext:value-type="float">
            <text:p>18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FLS1100-7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7, D10</text:p>
          </table:table-cell>
          <table:table-cell table:style-name="ce26" table:formula="of:=[.A29]*2" office:value-type="float" office:value="4" calcext:value-type="float">
            <text:p>4</text:p>
          </table:table-cell>
          <table:table-cell table:style-name="ce29" office:value-type="float" office:value="1713889" calcext:value-type="float">
            <text:p>1713889</text:p>
          </table:table-cell>
          <table:table-cell table:style-name="ce34" office:value-type="float" office:value="0.657" calcext:value-type="float">
            <text:p>0,657</text:p>
          </table:table-cell>
          <table:table-cell table:style-name="ce37" table:formula="of:=IF(OR([.F29]=&quot;-&quot;; [.E29]=&quot;&quot;);&quot;&quot;;[.E29]*[.G29])" office:value-type="currency" office:currency="GBP" office:value="2.628" calcext:value-type="currency">
            <text:p>£2,63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9]=&quot;-&quot;;[.E29]=&quot;&quot;);&quot;&quot;;[.E29]*[.K29])">
            <text:p/>
          </table:table-cell>
          <table:table-cell table:style-name="ce52" table:formula="of:=IF([.E29]&lt;&gt;&quot;&quot;; IF([.F29]&lt;&gt;&quot;-&quot; ; IF([.L29] &gt; [.H29]*[.$M$1];[.H29]*[.$M$1];[.L29]);[.L29]);&quot;&quot;)" office:value-type="currency" office:currency="EUR" office:value="3.13932996" calcext:value-type="currency">
            <text:p>3,139 €</text:p>
          </table:table-cell>
          <table:table-cell table:style-name="ce4"/>
          <table:table-cell table:style-name="ce56" table:formula="of:=IF(OR([.N29]&lt;&gt;&quot;&quot;;[.C29]=&quot;Not installed&quot;);&quot;&quot;;[.E2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KL16</text:p>
          </table:table-cell>
          <table:table-cell table:style-name="ce15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5" table:formula="of:=[.A30]*2" office:value-type="float" office:value="4" calcext:value-type="float">
            <text:p>4</text:p>
          </table:table-cell>
          <table:table-cell table:style-name="ce28" office:value-type="float" office:value="8738025" calcext:value-type="float">
            <text:p>8738025</text:p>
          </table:table-cell>
          <table:table-cell table:style-name="ce33" office:value-type="float" office:value="0.146" calcext:value-type="float">
            <text:p>0,146</text:p>
          </table:table-cell>
          <table:table-cell table:style-name="ce36" table:formula="of:=IF(OR([.F30]=&quot;-&quot;; [.E30]=&quot;&quot;);&quot;&quot;;[.E30]*[.G30])" office:value-type="currency" office:currency="GBP" office:value="0.584" calcext:value-type="currency">
            <text:p>£0,58</text:p>
          </table:table-cell>
          <table:table-cell table:style-name="ce39"/>
          <table:table-cell table:style-name="ce22" office:value-type="string" calcext:value-type="string">
            <text:p>SKL16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30]=&quot;-&quot;;[.E30]=&quot;&quot;);&quot;&quot;;[.E30]*[.K30])" office:value-type="currency" office:currency="EUR" office:value="0.074" calcext:value-type="currency">
            <text:p>0,07 €</text:p>
          </table:table-cell>
          <table:table-cell table:style-name="ce52" table:formula="of:=IF([.E30]&lt;&gt;&quot;&quot;; IF([.F30]&lt;&gt;&quot;-&quot; ; IF([.L30] &gt; [.H30]*[.$M$1];[.H30]*[.$M$1];[.L30]);[.L30]);&quot;&quot;)" office:value-type="currency" office:currency="EUR" office:value="0.074" calcext:value-type="currency">
            <text:p>0,074 €</text:p>
          </table:table-cell>
          <table:table-cell table:style-name="ce54"/>
          <table:table-cell table:style-name="ce54" table:formula="of:=IF(OR([.N30]&lt;&gt;&quot;&quot;;[.C30]=&quot;Not installed&quot;);&quot;&quot;;[.E30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FB1, FB2, FB3</text:p>
          </table:table-cell>
          <table:table-cell table:style-name="ce26" table:formula="of:=[.A31]*2" office:value-type="float" office:value="6" calcext:value-type="float">
            <text:p>6</text:p>
          </table:table-cell>
          <table:table-cell table:style-name="ce29" office:value-type="float" office:value="1635704" calcext:value-type="float">
            <text:p>1635704</text:p>
          </table:table-cell>
          <table:table-cell table:style-name="ce34" office:value-type="float" office:value="0.171" calcext:value-type="float">
            <text:p>0,171</text:p>
          </table:table-cell>
          <table:table-cell table:style-name="ce37" table:formula="of:=IF(OR([.F31]=&quot;-&quot;; [.E31]=&quot;&quot;);&quot;&quot;;[.E31]*[.G31])" office:value-type="currency" office:currency="GBP" office:value="1.026" calcext:value-type="currency">
            <text:p>£1,03</text:p>
          </table:table-cell>
          <table:table-cell table:style-name="ce40"/>
          <table:table-cell table:style-name="ce42" office:value-type="string" calcext:value-type="string">
            <text:p>LCBA-600</text:p>
          </table:table-cell>
          <table:table-cell table:style-name="ce34" office:value-type="float" office:value="0.0269" calcext:value-type="float">
            <text:p>0,027</text:p>
          </table:table-cell>
          <table:table-cell table:style-name="ce47" table:formula="of:=IF(OR([.J31]=&quot;-&quot;;[.E31]=&quot;&quot;);&quot;&quot;;[.E31]*[.K31])" office:value-type="currency" office:currency="EUR" office:value="0.1614" calcext:value-type="currency">
            <text:p>0,16 €</text:p>
          </table:table-cell>
          <table:table-cell table:style-name="ce52" table:formula="of:=IF([.E31]&lt;&gt;&quot;&quot;; IF([.F31]&lt;&gt;&quot;-&quot; ; IF([.L31] &gt; [.H31]*[.$M$1];[.H31]*[.$M$1];[.L31]);[.L31]);&quot;&quot;)" office:value-type="currency" office:currency="EUR" office:value="0.1614" calcext:value-type="currency">
            <text:p>0,161 €</text:p>
          </table:table-cell>
          <table:table-cell table:style-name="ce4"/>
          <table:table-cell table:style-name="ce56" table:formula="of:=IF(OR([.N31]&lt;&gt;&quot;&quot;;[.C31]=&quot;Not installed&quot;);&quot;&quot;;[.E31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TC3864EMSE#PBF</text:p>
          </table:table-cell>
          <table:table-cell table:style-name="ce15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5" table:formula="of:=[.A32]*2" office:value-type="float" office:value="2" calcext:value-type="float">
            <text:p>2</text:p>
          </table:table-cell>
          <table:table-cell table:style-name="ce28" office:value-type="string" calcext:value-type="string">
            <text:p>2293128</text:p>
          </table:table-cell>
          <table:table-cell table:style-name="ce33" office:value-type="float" office:value="3.38" calcext:value-type="float">
            <text:p>3,380</text:p>
          </table:table-cell>
          <table:table-cell table:style-name="ce36" table:formula="of:=IF(OR([.F32]=&quot;-&quot;; [.E32]=&quot;&quot;);&quot;&quot;;[.E32]*[.G32])" office:value-type="currency" office:currency="GBP" office:value="6.76" calcext:value-type="currency">
            <text:p>£6,76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32]=&quot;-&quot;;[.E32]=&quot;&quot;);&quot;&quot;;[.E32]*[.K32])">
            <text:p/>
          </table:table-cell>
          <table:table-cell table:style-name="ce52" table:formula="of:=IF([.E32]&lt;&gt;&quot;&quot;; IF([.F32]&lt;&gt;&quot;-&quot; ; IF([.L32] &gt; [.H32]*[.$M$1];[.H32]*[.$M$1];[.L32]);[.L32]);&quot;&quot;)" office:value-type="currency" office:currency="EUR" office:value="8.0752932" calcext:value-type="currency">
            <text:p>8,075 €</text:p>
          </table:table-cell>
          <table:table-cell table:style-name="ce54"/>
          <table:table-cell table:style-name="ce54" table:formula="of:=IF(OR([.N32]&lt;&gt;&quot;&quot;;[.C32]=&quot;Not installed&quot;);&quot;&quot;;[.E3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EF5025AIDG4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10</text:p>
          </table:table-cell>
          <table:table-cell table:style-name="ce26" table:formula="of:=[.A33]*2" office:value-type="float" office:value="2" calcext:value-type="float">
            <text:p>2</text:p>
          </table:table-cell>
          <table:table-cell table:style-name="ce29" office:value-type="float" office:value="1439622" calcext:value-type="float">
            <text:p>1439622</text:p>
          </table:table-cell>
          <table:table-cell table:style-name="ce34" office:value-type="float" office:value="2.4" calcext:value-type="float">
            <text:p>2,400</text:p>
          </table:table-cell>
          <table:table-cell table:style-name="ce37" table:formula="of:=IF(OR([.F33]=&quot;-&quot;; [.E33]=&quot;&quot;);&quot;&quot;;[.E33]*[.G33])" office:value-type="currency" office:currency="GBP" office:value="4.8" calcext:value-type="currency">
            <text:p>£4,8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3]=&quot;-&quot;;[.E33]=&quot;&quot;);&quot;&quot;;[.E33]*[.K33])">
            <text:p/>
          </table:table-cell>
          <table:table-cell table:style-name="ce52" table:formula="of:=IF([.E33]&lt;&gt;&quot;&quot;; IF([.F33]&lt;&gt;&quot;-&quot; ; IF([.L33] &gt; [.H33]*[.$M$1];[.H33]*[.$M$1];[.L33]);[.L33]);&quot;&quot;)" office:value-type="currency" office:currency="EUR" office:value="5.733936" calcext:value-type="currency">
            <text:p>5,734 €</text:p>
          </table:table-cell>
          <table:table-cell table:style-name="ce4"/>
          <table:table-cell table:style-name="ce56" table:formula="of:=IF(OR([.N33]&lt;&gt;&quot;&quot;;[.C33]=&quot;Not installed&quot;);&quot;&quot;;[.E3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AC8552IDGKTG4</text:p>
          </table:table-cell>
          <table:table-cell table:style-name="ce15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5" table:formula="of:=[.A34]*2" office:value-type="float" office:value="2" calcext:value-type="float">
            <text:p>2</text:p>
          </table:table-cell>
          <table:table-cell table:style-name="ce28" office:value-type="float" office:value="1329584" calcext:value-type="float">
            <text:p>1329584</text:p>
          </table:table-cell>
          <table:table-cell table:style-name="ce33" office:value-type="float" office:value="5.95" calcext:value-type="float">
            <text:p>5,950</text:p>
          </table:table-cell>
          <table:table-cell table:style-name="ce36" table:formula="of:=IF(OR([.F34]=&quot;-&quot;; [.E34]=&quot;&quot;);&quot;&quot;;[.E34]*[.G34])" office:value-type="currency" office:currency="GBP" office:value="11.9" calcext:value-type="currency">
            <text:p>£11,90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34]=&quot;-&quot;;[.E34]=&quot;&quot;);&quot;&quot;;[.E34]*[.K34])">
            <text:p/>
          </table:table-cell>
          <table:table-cell table:style-name="ce52" table:formula="of:=IF([.E34]&lt;&gt;&quot;&quot;; IF([.F34]&lt;&gt;&quot;-&quot; ; IF([.L34] &gt; [.H34]*[.$M$1];[.H34]*[.$M$1];[.L34]);[.L34]);&quot;&quot;)" office:value-type="currency" office:currency="EUR" office:value="14.215383" calcext:value-type="currency">
            <text:p>14,215 €</text:p>
          </table:table-cell>
          <table:table-cell table:style-name="ce54"/>
          <table:table-cell table:style-name="ce54" table:formula="of:=IF(OR([.N34]&lt;&gt;&quot;&quot;;[.C34]=&quot;Not installed&quot;);&quot;&quot;;[.E3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G465SOT-23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IC12</text:p>
          </table:table-cell>
          <table:table-cell table:style-name="ce26" table:formula="of:=[.A35]*2" office:value-type="float" office:value="2" calcext:value-type="float">
            <text:p>2</text:p>
          </table:table-cell>
          <table:table-cell table:style-name="ce29" office:value-type="float" office:value="2376952" calcext:value-type="float">
            <text:p>2376952</text:p>
          </table:table-cell>
          <table:table-cell table:style-name="ce34" office:value-type="float" office:value="1.33" calcext:value-type="float">
            <text:p>1,330</text:p>
          </table:table-cell>
          <table:table-cell table:style-name="ce37" table:formula="of:=IF(OR([.F35]=&quot;-&quot;; [.E35]=&quot;&quot;);&quot;&quot;;[.E35]*[.G35])" office:value-type="currency" office:currency="GBP" office:value="2.66" calcext:value-type="currency">
            <text:p>£2,6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5]=&quot;-&quot;;[.E35]=&quot;&quot;);&quot;&quot;;[.E35]*[.K35])">
            <text:p/>
          </table:table-cell>
          <table:table-cell table:style-name="ce52" table:formula="of:=IF([.E35]&lt;&gt;&quot;&quot;; IF([.F35]&lt;&gt;&quot;-&quot; ; IF([.L35] &gt; [.H35]*[.$M$1];[.H35]*[.$M$1];[.L35]);[.L35]);&quot;&quot;)" office:value-type="currency" office:currency="EUR" office:value="3.1775562" calcext:value-type="currency">
            <text:p>3,178 €</text:p>
          </table:table-cell>
          <table:table-cell table:style-name="ce4"/>
          <table:table-cell table:style-name="ce56" table:formula="of:=IF(OR([.N35]&lt;&gt;&quot;&quot;;[.C35]=&quot;Not installed&quot;);&quot;&quot;;[.E3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S5A9411DCKT</text:p>
          </table:table-cell>
          <table:table-cell table:style-name="ce15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5" table:formula="of:=[.A36]*2" office:value-type="float" office:value="2" calcext:value-type="float">
            <text:p>2</text:p>
          </table:table-cell>
          <table:table-cell table:style-name="ce28" office:value-type="string" calcext:value-type="string">
            <text:p>1755582</text:p>
          </table:table-cell>
          <table:table-cell table:style-name="ce33" office:value-type="float" office:value="0.765" calcext:value-type="float">
            <text:p>0,765</text:p>
          </table:table-cell>
          <table:table-cell table:style-name="ce36" table:formula="of:=IF(OR([.F36]=&quot;-&quot;; [.E36]=&quot;&quot;);&quot;&quot;;[.E36]*[.G36])" office:value-type="currency" office:currency="GBP" office:value="1.53" calcext:value-type="currency">
            <text:p>£1,53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36]=&quot;-&quot;;[.E36]=&quot;&quot;);&quot;&quot;;[.E36]*[.K36])">
            <text:p/>
          </table:table-cell>
          <table:table-cell table:style-name="ce52" table:formula="of:=IF([.E36]&lt;&gt;&quot;&quot;; IF([.F36]&lt;&gt;&quot;-&quot; ; IF([.L36] &gt; [.H36]*[.$M$1];[.H36]*[.$M$1];[.L36]);[.L36]);&quot;&quot;)" office:value-type="currency" office:currency="EUR" office:value="1.8276921" calcext:value-type="currency">
            <text:p>1,828 €</text:p>
          </table:table-cell>
          <table:table-cell table:style-name="ce54"/>
          <table:table-cell table:style-name="ce54" table:formula="of:=IF(OR([.N36]&lt;&gt;&quot;&quot;;[.C36]=&quot;Not installed&quot;);&quot;&quot;;[.E3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S1120IPWR</text:p>
          </table:table-cell>
          <table:table-cell table:style-name="ce16" office:value-type="string" calcext:value-type="string">
            <text:p>TSSOP-16</text:p>
          </table:table-cell>
          <table:table-cell table:style-name="ce16" office:value-type="string" calcext:value-type="string">
            <text:p>IC14</text:p>
          </table:table-cell>
          <table:table-cell table:style-name="ce26" table:formula="of:=[.A37]*2" office:value-type="float" office:value="2" calcext:value-type="float">
            <text:p>2</text:p>
          </table:table-cell>
          <table:table-cell table:style-name="ce29" office:value-type="float" office:value="2402249" calcext:value-type="float">
            <text:p>2402249</text:p>
          </table:table-cell>
          <table:table-cell table:style-name="ce34" office:value-type="float" office:value="6.43" calcext:value-type="float">
            <text:p>6,430</text:p>
          </table:table-cell>
          <table:table-cell table:style-name="ce37" table:formula="of:=IF(OR([.F37]=&quot;-&quot;; [.E37]=&quot;&quot;);&quot;&quot;;[.E37]*[.G37])" office:value-type="currency" office:currency="GBP" office:value="12.86" calcext:value-type="currency">
            <text:p>£12,8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7]=&quot;-&quot;;[.E37]=&quot;&quot;);&quot;&quot;;[.E37]*[.K37])">
            <text:p/>
          </table:table-cell>
          <table:table-cell table:style-name="ce52" table:formula="of:=IF([.E37]&lt;&gt;&quot;&quot;; IF([.F37]&lt;&gt;&quot;-&quot; ; IF([.L37] &gt; [.H37]*[.$M$1];[.H37]*[.$M$1];[.L37]);[.L37]);&quot;&quot;)" office:value-type="currency" office:currency="EUR" office:value="15.3621702" calcext:value-type="currency">
            <text:p>15,362 €</text:p>
          </table:table-cell>
          <table:table-cell table:style-name="ce4"/>
          <table:table-cell table:style-name="ce56" table:formula="of:=IF(OR([.N37]&lt;&gt;&quot;&quot;;[.C37]=&quot;Not installed&quot;);&quot;&quot;;[.E3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P339D</text:p>
          </table:table-cell>
          <table:table-cell table:style-name="ce15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5" table:formula="of:=[.A38]*2" office:value-type="float" office:value="2" calcext:value-type="float">
            <text:p>2</text:p>
          </table:table-cell>
          <table:table-cell table:style-name="ce28" office:value-type="string" calcext:value-type="string">
            <text:p>9589686</text:p>
          </table:table-cell>
          <table:table-cell table:style-name="ce33" office:value-type="float" office:value="0.357" calcext:value-type="float">
            <text:p>0,357</text:p>
          </table:table-cell>
          <table:table-cell table:style-name="ce36" table:formula="of:=IF(OR([.F38]=&quot;-&quot;; [.E38]=&quot;&quot;);&quot;&quot;;[.E38]*[.G38])" office:value-type="currency" office:currency="GBP" office:value="0.714" calcext:value-type="currency">
            <text:p>£0,71</text:p>
          </table:table-cell>
          <table:table-cell table:style-name="ce39"/>
          <table:table-cell table:style-name="ce22" office:value-type="string" calcext:value-type="string">
            <text:p>LP339D</text:p>
          </table:table-cell>
          <table:table-cell table:style-name="ce33" office:value-type="float" office:value="0.278" calcext:value-type="float">
            <text:p>0,278</text:p>
          </table:table-cell>
          <table:table-cell table:style-name="ce46" table:formula="of:=IF(OR([.J38]=&quot;-&quot;;[.E38]=&quot;&quot;);&quot;&quot;;[.E38]*[.K38])" office:value-type="currency" office:currency="EUR" office:value="0.556" calcext:value-type="currency">
            <text:p>0,56 €</text:p>
          </table:table-cell>
          <table:table-cell table:style-name="ce52" table:formula="of:=IF([.E38]&lt;&gt;&quot;&quot;; IF([.F38]&lt;&gt;&quot;-&quot; ; IF([.L38] &gt; [.H38]*[.$M$1];[.H38]*[.$M$1];[.L38]);[.L38]);&quot;&quot;)" office:value-type="currency" office:currency="EUR" office:value="0.556" calcext:value-type="currency">
            <text:p>0,556 €</text:p>
          </table:table-cell>
          <table:table-cell table:style-name="ce54"/>
          <table:table-cell table:style-name="ce54" table:formula="of:=IF(OR([.N38]&lt;&gt;&quot;&quot;;[.C38]=&quot;Not installed&quot;);&quot;&quot;;[.E3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9L05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2</text:p>
          </table:table-cell>
          <table:table-cell table:style-name="ce26" table:formula="of:=[.A39]*2" office:value-type="float" office:value="2" calcext:value-type="float">
            <text:p>2</text:p>
          </table:table-cell>
          <table:table-cell table:style-name="ce29" office:value-type="float" office:value="2323583" calcext:value-type="float">
            <text:p>2323583</text:p>
          </table:table-cell>
          <table:table-cell table:style-name="ce34" office:value-type="float" office:value="0.249" calcext:value-type="float">
            <text:p>0,249</text:p>
          </table:table-cell>
          <table:table-cell table:style-name="ce37" table:formula="of:=IF(OR([.F39]=&quot;-&quot;; [.E39]=&quot;&quot;);&quot;&quot;;[.E39]*[.G39])" office:value-type="currency" office:currency="GBP" office:value="0.498" calcext:value-type="currency">
            <text:p>£0,50</text:p>
          </table:table-cell>
          <table:table-cell table:style-name="ce40"/>
          <table:table-cell table:style-name="ce42" office:value-type="string" calcext:value-type="string">
            <text:p>MC79L05ACD </text:p>
          </table:table-cell>
          <table:table-cell table:style-name="ce34" office:value-type="float" office:value="0.1551" calcext:value-type="float">
            <text:p>0,155</text:p>
          </table:table-cell>
          <table:table-cell table:style-name="ce47" table:formula="of:=IF(OR([.J39]=&quot;-&quot;;[.E39]=&quot;&quot;);&quot;&quot;;[.E39]*[.K39])" office:value-type="currency" office:currency="EUR" office:value="0.3102" calcext:value-type="currency">
            <text:p>0,31 €</text:p>
          </table:table-cell>
          <table:table-cell table:style-name="ce52" table:formula="of:=IF([.E39]&lt;&gt;&quot;&quot;; IF([.F39]&lt;&gt;&quot;-&quot; ; IF([.L39] &gt; [.H39]*[.$M$1];[.H39]*[.$M$1];[.L39]);[.L39]);&quot;&quot;)" office:value-type="currency" office:currency="EUR" office:value="0.3102" calcext:value-type="currency">
            <text:p>0,310 €</text:p>
          </table:table-cell>
          <table:table-cell table:style-name="ce4"/>
          <table:table-cell table:style-name="ce56" table:formula="of:=IF(OR([.N39]&lt;&gt;&quot;&quot;;[.C39]=&quot;Not installed&quot;);&quot;&quot;;[.E3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8L05</text:p>
          </table:table-cell>
          <table:table-cell table:style-name="ce15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5" table:formula="of:=[.A40]*2" office:value-type="float" office:value="2" calcext:value-type="float">
            <text:p>2</text:p>
          </table:table-cell>
          <table:table-cell table:style-name="ce28" office:value-type="string" calcext:value-type="string">
            <text:p>9593845</text:p>
          </table:table-cell>
          <table:table-cell table:style-name="ce33" office:value-type="float" office:value="0.357" calcext:value-type="float">
            <text:p>0,357</text:p>
          </table:table-cell>
          <table:table-cell table:style-name="ce36" table:formula="of:=IF(OR([.F40]=&quot;-&quot;; [.E40]=&quot;&quot;);&quot;&quot;;[.E40]*[.G40])" office:value-type="currency" office:currency="GBP" office:value="0.714" calcext:value-type="currency">
            <text:p>£0,71</text:p>
          </table:table-cell>
          <table:table-cell table:style-name="ce39"/>
          <table:table-cell table:style-name="ce22" office:value-type="string" calcext:value-type="string">
            <text:p>MC78L05ABDG </text:p>
          </table:table-cell>
          <table:table-cell table:style-name="ce33" office:value-type="float" office:value="0.165" calcext:value-type="float">
            <text:p>0,165</text:p>
          </table:table-cell>
          <table:table-cell table:style-name="ce46" table:formula="of:=IF(OR([.J40]=&quot;-&quot;;[.E40]=&quot;&quot;);&quot;&quot;;[.E40]*[.K40])" office:value-type="currency" office:currency="EUR" office:value="0.33" calcext:value-type="currency">
            <text:p>0,33 €</text:p>
          </table:table-cell>
          <table:table-cell table:style-name="ce52" table:formula="of:=IF([.E40]&lt;&gt;&quot;&quot;; IF([.F40]&lt;&gt;&quot;-&quot; ; IF([.L40] &gt; [.H40]*[.$M$1];[.H40]*[.$M$1];[.L40]);[.L40]);&quot;&quot;)" office:value-type="currency" office:currency="EUR" office:value="0.33" calcext:value-type="currency">
            <text:p>0,330 €</text:p>
          </table:table-cell>
          <table:table-cell table:style-name="ce54"/>
          <table:table-cell table:style-name="ce54" table:formula="of:=IF(OR([.N40]&lt;&gt;&quot;&quot;;[.C40]=&quot;Not installed&quot;);&quot;&quot;;[.E4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5574</text:p>
          </table:table-cell>
          <table:table-cell table:style-name="ce16" office:value-type="string" calcext:value-type="string">
            <text:p>TSSOP-16</text:p>
          </table:table-cell>
          <table:table-cell table:style-name="ce16" office:value-type="string" calcext:value-type="string">
            <text:p>IC4</text:p>
          </table:table-cell>
          <table:table-cell table:style-name="ce26" table:formula="of:=[.A41]*2" office:value-type="float" office:value="2" calcext:value-type="float">
            <text:p>2</text:p>
          </table:table-cell>
          <table:table-cell table:style-name="ce29" office:value-type="float" office:value="2323534" calcext:value-type="float">
            <text:p>2323534</text:p>
          </table:table-cell>
          <table:table-cell table:style-name="ce34" office:value-type="float" office:value="2.88" calcext:value-type="float">
            <text:p>2,880</text:p>
          </table:table-cell>
          <table:table-cell table:style-name="ce37" table:formula="of:=IF(OR([.F41]=&quot;-&quot;; [.E41]=&quot;&quot;);&quot;&quot;;[.E41]*[.G41])" office:value-type="currency" office:currency="GBP" office:value="5.76" calcext:value-type="currency">
            <text:p>£5,76</text:p>
          </table:table-cell>
          <table:table-cell table:style-name="ce40"/>
          <table:table-cell table:style-name="ce42" office:value-type="string" calcext:value-type="string">
            <text:p>LM5574MT </text:p>
          </table:table-cell>
          <table:table-cell table:style-name="ce34" office:value-type="float" office:value="4.17" calcext:value-type="float">
            <text:p>4,170</text:p>
          </table:table-cell>
          <table:table-cell table:style-name="ce47" table:formula="of:=IF(OR([.J41]=&quot;-&quot;;[.E41]=&quot;&quot;);&quot;&quot;;[.E41]*[.K41])" office:value-type="currency" office:currency="EUR" office:value="8.34" calcext:value-type="currency">
            <text:p>8,34 €</text:p>
          </table:table-cell>
          <table:table-cell table:style-name="ce52" table:formula="of:=IF([.E41]&lt;&gt;&quot;&quot;; IF([.F41]&lt;&gt;&quot;-&quot; ; IF([.L41] &gt; [.H41]*[.$M$1];[.H41]*[.$M$1];[.L41]);[.L41]);&quot;&quot;)" office:value-type="currency" office:currency="EUR" office:value="6.8807232" calcext:value-type="currency">
            <text:p>6,881 €</text:p>
          </table:table-cell>
          <table:table-cell table:style-name="ce4"/>
          <table:table-cell table:style-name="ce56" table:formula="of:=IF(OR([.N41]&lt;&gt;&quot;&quot;;[.C41]=&quot;Not installed&quot;);&quot;&quot;;[.E4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P2951SO8</text:p>
          </table:table-cell>
          <table:table-cell table:style-name="ce15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5" table:formula="of:=[.A42]*2" office:value-type="float" office:value="2" calcext:value-type="float">
            <text:p>2</text:p>
          </table:table-cell>
          <table:table-cell table:style-name="ce28" office:value-type="float" office:value="1755066" calcext:value-type="float">
            <text:p>1755066</text:p>
          </table:table-cell>
          <table:table-cell table:style-name="ce33" office:value-type="float" office:value="0.579" calcext:value-type="float">
            <text:p>0,579</text:p>
          </table:table-cell>
          <table:table-cell table:style-name="ce36" table:formula="of:=IF(OR([.F42]=&quot;-&quot;; [.E42]=&quot;&quot;);&quot;&quot;;[.E42]*[.G42])" office:value-type="currency" office:currency="GBP" office:value="1.158" calcext:value-type="currency">
            <text:p>£1,16</text:p>
          </table:table-cell>
          <table:table-cell table:style-name="ce39"/>
          <table:table-cell table:style-name="ce22" office:value-type="string" calcext:value-type="string">
            <text:p>LP2951CM/NOPB</text:p>
          </table:table-cell>
          <table:table-cell table:style-name="ce33" office:value-type="float" office:value="0.5079" calcext:value-type="float">
            <text:p>0,508</text:p>
          </table:table-cell>
          <table:table-cell table:style-name="ce46" table:formula="of:=IF(OR([.J42]=&quot;-&quot;;[.E42]=&quot;&quot;);&quot;&quot;;[.E42]*[.K42])" office:value-type="currency" office:currency="EUR" office:value="1.0158" calcext:value-type="currency">
            <text:p>1,02 €</text:p>
          </table:table-cell>
          <table:table-cell table:style-name="ce52" table:formula="of:=IF([.E42]&lt;&gt;&quot;&quot;; IF([.F42]&lt;&gt;&quot;-&quot; ; IF([.L42] &gt; [.H42]*[.$M$1];[.H42]*[.$M$1];[.L42]);[.L42]);&quot;&quot;)" office:value-type="currency" office:currency="EUR" office:value="1.0158" calcext:value-type="currency">
            <text:p>1,016 €</text:p>
          </table:table-cell>
          <table:table-cell table:style-name="ce54"/>
          <table:table-cell table:style-name="ce54" table:formula="of:=IF(OR([.N42]&lt;&gt;&quot;&quot;;[.C42]=&quot;Not installed&quot;);&quot;&quot;;[.E4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L072D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6, IC7</text:p>
          </table:table-cell>
          <table:table-cell table:style-name="ce26" table:formula="of:=[.A43]*2" office:value-type="float" office:value="4" calcext:value-type="float">
            <text:p>4</text:p>
          </table:table-cell>
          <table:table-cell table:style-name="ce29" office:value-type="float" office:value="1467663" calcext:value-type="float">
            <text:p>1467663</text:p>
          </table:table-cell>
          <table:table-cell table:style-name="ce34" office:value-type="float" office:value="0.113" calcext:value-type="float">
            <text:p>0,113</text:p>
          </table:table-cell>
          <table:table-cell table:style-name="ce37" table:formula="of:=IF(OR([.F43]=&quot;-&quot;; [.E43]=&quot;&quot;);&quot;&quot;;[.E43]*[.G43])" office:value-type="currency" office:currency="GBP" office:value="0.452" calcext:value-type="currency">
            <text:p>£0,45</text:p>
          </table:table-cell>
          <table:table-cell table:style-name="ce40"/>
          <table:table-cell table:style-name="ce42" office:value-type="string" calcext:value-type="string">
            <text:p>TL072CD</text:p>
          </table:table-cell>
          <table:table-cell table:style-name="ce34" office:value-type="float" office:value="0.1642" calcext:value-type="float">
            <text:p>0,164</text:p>
          </table:table-cell>
          <table:table-cell table:style-name="ce47" table:formula="of:=IF(OR([.J43]=&quot;-&quot;;[.E43]=&quot;&quot;);&quot;&quot;;[.E43]*[.K43])" office:value-type="currency" office:currency="EUR" office:value="0.6568" calcext:value-type="currency">
            <text:p>0,66 €</text:p>
          </table:table-cell>
          <table:table-cell table:style-name="ce52" table:formula="of:=IF([.E43]&lt;&gt;&quot;&quot;; IF([.F43]&lt;&gt;&quot;-&quot; ; IF([.L43] &gt; [.H43]*[.$M$1];[.H43]*[.$M$1];[.L43]);[.L43]);&quot;&quot;)" office:value-type="currency" office:currency="EUR" office:value="0.53994564" calcext:value-type="currency">
            <text:p>0,540 €</text:p>
          </table:table-cell>
          <table:table-cell table:style-name="ce4"/>
          <table:table-cell table:style-name="ce56" table:formula="of:=IF(OR([.N43]&lt;&gt;&quot;&quot;;[.C43]=&quot;Not installed&quot;);&quot;&quot;;[.E4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P27GSZ</text:p>
          </table:table-cell>
          <table:table-cell table:style-name="ce15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5" table:formula="of:=[.A44]*2" office:value-type="float" office:value="2" calcext:value-type="float">
            <text:p>2</text:p>
          </table:table-cell>
          <table:table-cell table:style-name="ce28" office:value-type="string" calcext:value-type="string">
            <text:p>9426124</text:p>
          </table:table-cell>
          <table:table-cell table:style-name="ce33" office:value-type="float" office:value="2.02" calcext:value-type="float">
            <text:p>2,020</text:p>
          </table:table-cell>
          <table:table-cell table:style-name="ce36" table:formula="of:=IF(OR([.F44]=&quot;-&quot;; [.E44]=&quot;&quot;);&quot;&quot;;[.E44]*[.G44])" office:value-type="currency" office:currency="GBP" office:value="4.04" calcext:value-type="currency">
            <text:p>£4,04</text:p>
          </table:table-cell>
          <table:table-cell table:style-name="ce39"/>
          <table:table-cell table:style-name="ce22" office:value-type="string" calcext:value-type="string">
            <text:p>OP27GSZ</text:p>
          </table:table-cell>
          <table:table-cell table:style-name="ce33" office:value-type="float" office:value="1.55" calcext:value-type="float">
            <text:p>1,550</text:p>
          </table:table-cell>
          <table:table-cell table:style-name="ce46" table:formula="of:=IF(OR([.J44]=&quot;-&quot;;[.E44]=&quot;&quot;);&quot;&quot;;[.E44]*[.K44])" office:value-type="currency" office:currency="EUR" office:value="3.1" calcext:value-type="currency">
            <text:p>3,10 €</text:p>
          </table:table-cell>
          <table:table-cell table:style-name="ce52" table:formula="of:=IF([.E44]&lt;&gt;&quot;&quot;; IF([.F44]&lt;&gt;&quot;-&quot; ; IF([.L44] &gt; [.H44]*[.$M$1];[.H44]*[.$M$1];[.L44]);[.L44]);&quot;&quot;)" office:value-type="currency" office:currency="EUR" office:value="3.1" calcext:value-type="currency">
            <text:p>3,100 €</text:p>
          </table:table-cell>
          <table:table-cell table:style-name="ce54"/>
          <table:table-cell table:style-name="ce54" table:formula="of:=IF(OR([.N44]&lt;&gt;&quot;&quot;;[.C44]=&quot;Not installed&quot;);&quot;&quot;;[.E4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P23S08-E/SO</text:p>
          </table:table-cell>
          <table:table-cell table:style-name="ce16" office:value-type="string" calcext:value-type="string">
            <text:p>SOIC-18</text:p>
          </table:table-cell>
          <table:table-cell table:style-name="ce16" office:value-type="string" calcext:value-type="string">
            <text:p>IC9</text:p>
          </table:table-cell>
          <table:table-cell table:style-name="ce26" table:formula="of:=[.A45]*2" office:value-type="float" office:value="2" calcext:value-type="float">
            <text:p>2</text:p>
          </table:table-cell>
          <table:table-cell table:style-name="ce29" office:value-type="float" office:value="1332092" calcext:value-type="float">
            <text:p>1332092</text:p>
          </table:table-cell>
          <table:table-cell table:style-name="ce34" office:value-type="float" office:value="0.866" calcext:value-type="float">
            <text:p>0,866</text:p>
          </table:table-cell>
          <table:table-cell table:style-name="ce37" table:formula="of:=IF(OR([.F45]=&quot;-&quot;; [.E45]=&quot;&quot;);&quot;&quot;;[.E45]*[.G45])" office:value-type="currency" office:currency="GBP" office:value="1.732" calcext:value-type="currency">
            <text:p>£1,73</text:p>
          </table:table-cell>
          <table:table-cell table:style-name="ce40"/>
          <table:table-cell table:style-name="ce42" office:value-type="string" calcext:value-type="string">
            <text:p>MCP23S08-E/SO</text:p>
          </table:table-cell>
          <table:table-cell table:style-name="ce34" office:value-type="float" office:value="1.07" calcext:value-type="float">
            <text:p>1,070</text:p>
          </table:table-cell>
          <table:table-cell table:style-name="ce47" table:formula="of:=IF(OR([.J45]=&quot;-&quot;;[.E45]=&quot;&quot;);&quot;&quot;;[.E45]*[.K45])" office:value-type="currency" office:currency="EUR" office:value="2.14" calcext:value-type="currency">
            <text:p>2,14 €</text:p>
          </table:table-cell>
          <table:table-cell table:style-name="ce52" table:formula="of:=IF([.E45]&lt;&gt;&quot;&quot;; IF([.F45]&lt;&gt;&quot;-&quot; ; IF([.L45] &gt; [.H45]*[.$M$1];[.H45]*[.$M$1];[.L45]);[.L45]);&quot;&quot;)" office:value-type="currency" office:currency="EUR" office:value="2.06899524" calcext:value-type="currency">
            <text:p>2,069 €</text:p>
          </table:table-cell>
          <table:table-cell table:style-name="ce4"/>
          <table:table-cell table:style-name="ce56" table:formula="of:=IF(OR([.N45]&lt;&gt;&quot;&quot;;[.C45]=&quot;Not installed&quot;);&quot;&quot;;[.E4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JP1, JP2</text:p>
          </table:table-cell>
          <table:table-cell table:style-name="ce25" table:formula="of:=[.A46]*2" office:value-type="float" office:value="4" calcext:value-type="float">
            <text:p>4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46]=&quot;-&quot;; [.E46]=&quot;&quot;);&quot;&quot;;[.E46]*[.G46])" office:value-type="currency" office:currency="GBP" office:value="0.0284" calcext:value-type="currency">
            <text:p>£0,03</text:p>
          </table:table-cell>
          <table:table-cell table:style-name="ce39"/>
          <table:table-cell table:style-name="ce22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46]=&quot;-&quot;;[.E46]=&quot;&quot;);&quot;&quot;;[.E46]*[.K46])" office:value-type="currency" office:currency="EUR" office:value="0.2332" calcext:value-type="currency">
            <text:p>0,23 €</text:p>
          </table:table-cell>
          <table:table-cell table:style-name="ce52" table:formula="of:=IF([.E46]&lt;&gt;&quot;&quot;; IF([.F46]&lt;&gt;&quot;-&quot; ; IF([.L46] &gt; [.H46]*[.$M$1];[.H46]*[.$M$1];[.L46]);[.L46]);&quot;&quot;)" office:value-type="currency" office:currency="EUR" office:value="0.033925788" calcext:value-type="currency">
            <text:p>0,034 €</text:p>
          </table:table-cell>
          <table:table-cell table:style-name="ce54"/>
          <table:table-cell table:style-name="ce54" table:formula="of:=IF(OR([.N46]&lt;&gt;&quot;&quot;;[.C46]=&quot;Not installed&quot;);&quot;&quot;;[.E46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N114-4/02</text:p>
          </table:table-cell>
          <table:table-cell table:style-name="ce16" office:value-type="string" calcext:value-type="string">
            <text:p><text:span text:style-name="T2">THT, </text:span><text:span text:style-name="T3">solder on bottom layer!</text:span></text:p>
          </table:table-cell>
          <table:table-cell table:style-name="ce16" office:value-type="string" calcext:value-type="string">
            <text:p>L1</text:p>
          </table:table-cell>
          <table:table-cell table:style-name="ce26" table:formula="of:=[.A47]*2" office:value-type="float" office:value="2" calcext:value-type="float">
            <text:p>2</text:p>
          </table:table-cell>
          <table:table-cell table:style-name="ce29" office:value-type="string" calcext:value-type="string">
            <text:p>1191484</text:p>
          </table:table-cell>
          <table:table-cell table:style-name="ce34" office:value-type="float" office:value="2.18" calcext:value-type="float">
            <text:p>2,180</text:p>
          </table:table-cell>
          <table:table-cell table:style-name="ce37" table:formula="of:=IF(OR([.F47]=&quot;-&quot;; [.E47]=&quot;&quot;);&quot;&quot;;[.E47]*[.G47])" office:value-type="currency" office:currency="GBP" office:value="4.36" calcext:value-type="currency">
            <text:p>£4,36</text:p>
          </table:table-cell>
          <table:table-cell table:style-name="ce40"/>
          <table:table-cell table:style-name="ce42" office:value-type="string" calcext:value-type="string">
            <text:p>CAF-3.1-1.2</text:p>
          </table:table-cell>
          <table:table-cell table:style-name="ce34" office:value-type="float" office:value="1.82" calcext:value-type="float">
            <text:p>1,820</text:p>
          </table:table-cell>
          <table:table-cell table:style-name="ce47" table:formula="of:=IF(OR([.J47]=&quot;-&quot;;[.E47]=&quot;&quot;);&quot;&quot;;[.E47]*[.K47])" office:value-type="currency" office:currency="EUR" office:value="3.64" calcext:value-type="currency">
            <text:p>3,64 €</text:p>
          </table:table-cell>
          <table:table-cell table:style-name="ce52" table:formula="of:=IF([.E47]&lt;&gt;&quot;&quot;; IF([.F47]&lt;&gt;&quot;-&quot; ; IF([.L47] &gt; [.H47]*[.$M$1];[.H47]*[.$M$1];[.L47]);[.L47]);&quot;&quot;)" office:value-type="currency" office:currency="EUR" office:value="3.64" calcext:value-type="currency">
            <text:p>3,640 €</text:p>
          </table:table-cell>
          <table:table-cell table:style-name="ce4" table:formula="of:=[.E47]" office:value-type="float" office:value="2" calcext:value-type="float">
            <text:p>2</text:p>
          </table:table-cell>
          <table:table-cell table:style-name="ce56" table:formula="of:=IF(OR([.N47]&lt;&gt;&quot;&quot;;[.C47]=&quot;Not installed&quot;);&quot;&quot;;[.E47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443551331</text:p>
          </table:table-cell>
          <table:table-cell table:style-name="ce15" office:value-type="string" calcext:value-type="string">
            <text:p>SMD; 13.2mm x 12.8mm</text:p>
          </table:table-cell>
          <table:table-cell table:style-name="ce22" office:value-type="string" calcext:value-type="string">
            <text:p>L2</text:p>
          </table:table-cell>
          <table:table-cell table:style-name="ce25" table:formula="of:=[.A48]*2" office:value-type="float" office:value="2" calcext:value-type="float">
            <text:p>2</text:p>
          </table:table-cell>
          <table:table-cell table:style-name="ce28" office:value-type="float" office:value="2211631" calcext:value-type="float">
            <text:p>2211631</text:p>
          </table:table-cell>
          <table:table-cell table:style-name="ce33" office:value-type="float" office:value="2.56" calcext:value-type="float">
            <text:p>2,560</text:p>
          </table:table-cell>
          <table:table-cell table:style-name="ce36" table:formula="of:=IF(OR([.F48]=&quot;-&quot;; [.E48]=&quot;&quot;);&quot;&quot;;[.E48]*[.G48])" office:value-type="currency" office:currency="GBP" office:value="5.12" calcext:value-type="currency">
            <text:p>£5,12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48]=&quot;-&quot;;[.E48]=&quot;&quot;);&quot;&quot;;[.E48]*[.K48])">
            <text:p/>
          </table:table-cell>
          <table:table-cell table:style-name="ce52" table:formula="of:=IF([.E48]&lt;&gt;&quot;&quot;; IF([.F48]&lt;&gt;&quot;-&quot; ; IF([.L48] &gt; [.H48]*[.$M$1];[.H48]*[.$M$1];[.L48]);[.L48]);&quot;&quot;)" office:value-type="currency" office:currency="EUR" office:value="6.1161984" calcext:value-type="currency">
            <text:p>6,116 €</text:p>
          </table:table-cell>
          <table:table-cell table:style-name="ce54"/>
          <table:table-cell table:style-name="ce54" table:formula="of:=IF(OR([.N48]&lt;&gt;&quot;&quot;;[.C48]=&quot;Not installed&quot;);&quot;&quot;;[.E4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HLP2020CZER3R3M11</text:p>
          </table:table-cell>
          <table:table-cell table:style-name="ce16" office:value-type="string" calcext:value-type="string">
            <text:p>SMD; 5.49mm x 5.18mm</text:p>
          </table:table-cell>
          <table:table-cell table:style-name="ce16" office:value-type="string" calcext:value-type="string">
            <text:p>L3, L4</text:p>
          </table:table-cell>
          <table:table-cell table:style-name="ce26" table:formula="of:=[.A49]*2" office:value-type="float" office:value="4" calcext:value-type="float">
            <text:p>4</text:p>
          </table:table-cell>
          <table:table-cell table:style-name="ce29" office:value-type="string" calcext:value-type="string">
            <text:p>1741325</text:p>
          </table:table-cell>
          <table:table-cell table:style-name="ce34" office:value-type="float" office:value="1.1" calcext:value-type="float">
            <text:p>1,100</text:p>
          </table:table-cell>
          <table:table-cell table:style-name="ce37" table:formula="of:=IF(OR([.F49]=&quot;-&quot;; [.E49]=&quot;&quot;);&quot;&quot;;[.E49]*[.G49])" office:value-type="currency" office:currency="GBP" office:value="4.4" calcext:value-type="currency">
            <text:p>£4,4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49]=&quot;-&quot;;[.E49]=&quot;&quot;);&quot;&quot;;[.E49]*[.K49])">
            <text:p/>
          </table:table-cell>
          <table:table-cell table:style-name="ce52" table:formula="of:=IF([.E49]&lt;&gt;&quot;&quot;; IF([.F49]&lt;&gt;&quot;-&quot; ; IF([.L49] &gt; [.H49]*[.$M$1];[.H49]*[.$M$1];[.L49]);[.L49]);&quot;&quot;)" office:value-type="currency" office:currency="EUR" office:value="5.256108" calcext:value-type="currency">
            <text:p>5,256 €</text:p>
          </table:table-cell>
          <table:table-cell table:style-name="ce4"/>
          <table:table-cell table:style-name="ce56" table:formula="of:=IF(OR([.N49]&lt;&gt;&quot;&quot;;[.C49]=&quot;Not installed&quot;);&quot;&quot;;[.E4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22" office:value-type="string" calcext:value-type="string">
            <text:p>L5, L6, L7</text:p>
          </table:table-cell>
          <table:table-cell table:style-name="ce25" table:formula="of:=[.A50]*2" office:value-type="float" office:value="6" calcext:value-type="float">
            <text:p>6</text:p>
          </table:table-cell>
          <table:table-cell table:style-name="ce28" office:value-type="float" office:value="2470305" calcext:value-type="float">
            <text:p>2470305</text:p>
          </table:table-cell>
          <table:table-cell table:style-name="ce33" office:value-type="float" office:value="0.205" calcext:value-type="float">
            <text:p>0,205</text:p>
          </table:table-cell>
          <table:table-cell table:style-name="ce36" table:formula="of:=IF(OR([.F50]=&quot;-&quot;; [.E50]=&quot;&quot;);&quot;&quot;;[.E50]*[.G50])" office:value-type="currency" office:currency="GBP" office:value="1.23" calcext:value-type="currency">
            <text:p>£1,23</text:p>
          </table:table-cell>
          <table:table-cell table:style-name="ce39"/>
          <table:table-cell table:style-name="ce22" office:value-type="string" calcext:value-type="string">
            <text:p>DLJ3015-2.2 </text:p>
          </table:table-cell>
          <table:table-cell table:style-name="ce33" office:value-type="float" office:value="0.2746" calcext:value-type="float">
            <text:p>0,275</text:p>
          </table:table-cell>
          <table:table-cell table:style-name="ce46" table:formula="of:=IF(OR([.J50]=&quot;-&quot;;[.E50]=&quot;&quot;);&quot;&quot;;[.E50]*[.K50])" office:value-type="currency" office:currency="EUR" office:value="1.6476" calcext:value-type="currency">
            <text:p>1,65 €</text:p>
          </table:table-cell>
          <table:table-cell table:style-name="ce52" table:formula="of:=IF([.E50]&lt;&gt;&quot;&quot;; IF([.F50]&lt;&gt;&quot;-&quot; ; IF([.L50] &gt; [.H50]*[.$M$1];[.H50]*[.$M$1];[.L50]);[.L50]);&quot;&quot;)" office:value-type="currency" office:currency="EUR" office:value="1.4693211" calcext:value-type="currency">
            <text:p>1,469 €</text:p>
          </table:table-cell>
          <table:table-cell table:style-name="ce54"/>
          <table:table-cell table:style-name="ce54" table:formula="of:=IF(OR([.N50]&lt;&gt;&quot;&quot;;[.C50]=&quot;Not installed&quot;);&quot;&quot;;[.E50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LED1</text:p>
          </table:table-cell>
          <table:table-cell table:style-name="ce26" table:formula="of:=[.A51]*2" office:value-type="float" office:value="2" calcext:value-type="float">
            <text:p>2</text:p>
          </table:table-cell>
          <table:table-cell table:style-name="ce29" office:value-type="string" calcext:value-type="string">
            <text:p>5790876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F51]=&quot;-&quot;; [.E51]=&quot;&quot;);&quot;&quot;;[.E51]*[.G51])" office:value-type="currency" office:currency="GBP" office:value="0.288" calcext:value-type="currency">
            <text:p>£0,29</text:p>
          </table:table-cell>
          <table:table-cell table:style-name="ce40"/>
          <table:table-cell table:style-name="ce42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7" table:formula="of:=IF(OR([.J51]=&quot;-&quot;;[.E51]=&quot;&quot;);&quot;&quot;;[.E51]*[.K51])" office:value-type="currency" office:currency="EUR" office:value="0.12" calcext:value-type="currency">
            <text:p>0,12 €</text:p>
          </table:table-cell>
          <table:table-cell table:style-name="ce52" table:formula="of:=IF([.E51]&lt;&gt;&quot;&quot;; IF([.F51]&lt;&gt;&quot;-&quot; ; IF([.L51] &gt; [.H51]*[.$M$1];[.H51]*[.$M$1];[.L51]);[.L51]);&quot;&quot;)" office:value-type="currency" office:currency="EUR" office:value="0.12" calcext:value-type="currency">
            <text:p>0,120 €</text:p>
          </table:table-cell>
          <table:table-cell table:style-name="ce4"/>
          <table:table-cell table:style-name="ce56" table:formula="of:=IF(OR([.N51]&lt;&gt;&quot;&quot;;[.C51]=&quot;Not installed&quot;);&quot;&quot;;[.E5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K/Beta:3570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5" table:formula="of:=[.A52]*2" office:value-type="float" office:value="2" calcext:value-type="float">
            <text:p>2</text:p>
          </table:table-cell>
          <table:table-cell table:style-name="ce28" office:value-type="string" calcext:value-type="string">
            <text:p>1612623</text:p>
          </table:table-cell>
          <table:table-cell table:style-name="ce33" office:value-type="float" office:value="0.264" calcext:value-type="float">
            <text:p>0,264</text:p>
          </table:table-cell>
          <table:table-cell table:style-name="ce36" table:formula="of:=IF(OR([.F52]=&quot;-&quot;; [.E52]=&quot;&quot;);&quot;&quot;;[.E52]*[.G52])" office:value-type="currency" office:currency="GBP" office:value="0.528" calcext:value-type="currency">
            <text:p>£0,53</text:p>
          </table:table-cell>
          <table:table-cell table:style-name="ce39"/>
          <table:table-cell table:style-name="ce22" office:value-type="string" calcext:value-type="string">
            <text:p>NTCS0805E3103JMT</text:p>
          </table:table-cell>
          <table:table-cell table:style-name="ce33" office:value-type="float" office:value="0.19" calcext:value-type="float">
            <text:p>0,190</text:p>
          </table:table-cell>
          <table:table-cell table:style-name="ce46" table:formula="of:=IF(OR([.J52]=&quot;-&quot;;[.E52]=&quot;&quot;);&quot;&quot;;[.E52]*[.K52])" office:value-type="currency" office:currency="EUR" office:value="0.38" calcext:value-type="currency">
            <text:p>0,38 €</text:p>
          </table:table-cell>
          <table:table-cell table:style-name="ce52" table:formula="of:=IF([.E52]&lt;&gt;&quot;&quot;; IF([.F52]&lt;&gt;&quot;-&quot; ; IF([.L52] &gt; [.H52]*[.$M$1];[.H52]*[.$M$1];[.L52]);[.L52]);&quot;&quot;)" office:value-type="currency" office:currency="EUR" office:value="0.38" calcext:value-type="currency">
            <text:p>0,380 €</text:p>
          </table:table-cell>
          <table:table-cell table:style-name="ce54"/>
          <table:table-cell table:style-name="ce54" table:formula="of:=IF(OR([.N52]&lt;&gt;&quot;&quot;;[.C52]=&quot;Not installed&quot;);&quot;&quot;;[.E5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UD19P06-6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Q1</text:p>
          </table:table-cell>
          <table:table-cell table:style-name="ce26" table:formula="of:=[.A53]*2" office:value-type="float" office:value="2" calcext:value-type="float">
            <text:p>2</text:p>
          </table:table-cell>
          <table:table-cell table:style-name="ce29" office:value-type="string" calcext:value-type="string">
            <text:p>2101465</text:p>
          </table:table-cell>
          <table:table-cell table:style-name="ce34" office:value-type="float" office:value="1.47" calcext:value-type="float">
            <text:p>1,470</text:p>
          </table:table-cell>
          <table:table-cell table:style-name="ce37" table:formula="of:=IF(OR([.F53]=&quot;-&quot;; [.E53]=&quot;&quot;);&quot;&quot;;[.E53]*[.G53])" office:value-type="currency" office:currency="GBP" office:value="2.94" calcext:value-type="currency">
            <text:p>£2,94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53]=&quot;-&quot;;[.E53]=&quot;&quot;);&quot;&quot;;[.E53]*[.K53])">
            <text:p/>
          </table:table-cell>
          <table:table-cell table:style-name="ce52" table:formula="of:=IF([.E53]&lt;&gt;&quot;&quot;; IF([.F53]&lt;&gt;&quot;-&quot; ; IF([.L53] &gt; [.H53]*[.$M$1];[.H53]*[.$M$1];[.L53]);[.L53]);&quot;&quot;)" office:value-type="currency" office:currency="EUR" office:value="3.5120358" calcext:value-type="currency">
            <text:p>3,512 €</text:p>
          </table:table-cell>
          <table:table-cell table:style-name="ce4"/>
          <table:table-cell table:style-name="ce56" table:formula="of:=IF(OR([.N53]&lt;&gt;&quot;&quot;;[.C53]=&quot;Not installed&quot;);&quot;&quot;;[.E5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MBT5551</text:p>
          </table:table-cell>
          <table:table-cell table:style-name="ce15" office:value-type="string" calcext:value-type="string">
            <text:p>SOT-23</text:p>
          </table:table-cell>
          <table:table-cell table:style-name="ce22" office:value-type="string" calcext:value-type="string">
            <text:p>Q12, Q13, Q16, Q18, Q19</text:p>
          </table:table-cell>
          <table:table-cell table:style-name="ce25" table:formula="of:=[.A54]*2" office:value-type="float" office:value="10" calcext:value-type="float">
            <text:p>10</text:p>
          </table:table-cell>
          <table:table-cell table:style-name="ce28" office:value-type="float" office:value="1459109" calcext:value-type="float">
            <text:p>1459109</text:p>
          </table:table-cell>
          <table:table-cell table:style-name="ce33" office:value-type="float" office:value="0.127" calcext:value-type="float">
            <text:p>0,127</text:p>
          </table:table-cell>
          <table:table-cell table:style-name="ce36" table:formula="of:=IF(OR([.F54]=&quot;-&quot;; [.E54]=&quot;&quot;);&quot;&quot;;[.E54]*[.G54])" office:value-type="currency" office:currency="GBP" office:value="1.27" calcext:value-type="currency">
            <text:p>£1,27</text:p>
          </table:table-cell>
          <table:table-cell table:style-name="ce39"/>
          <table:table-cell table:style-name="ce22" office:value-type="string" calcext:value-type="string">
            <text:p>MMBT5551</text:p>
          </table:table-cell>
          <table:table-cell table:style-name="ce33" office:value-type="float" office:value="0.0204" calcext:value-type="float">
            <text:p>0,020</text:p>
          </table:table-cell>
          <table:table-cell table:style-name="ce46" table:formula="of:=IF(OR([.J54]=&quot;-&quot;;[.E54]=&quot;&quot;);&quot;&quot;;[.E54]*[.K54])" office:value-type="currency" office:currency="EUR" office:value="0.204" calcext:value-type="currency">
            <text:p>0,20 €</text:p>
          </table:table-cell>
          <table:table-cell table:style-name="ce52" table:formula="of:=IF([.E54]&lt;&gt;&quot;&quot;; IF([.F54]&lt;&gt;&quot;-&quot; ; IF([.L54] &gt; [.H54]*[.$M$1];[.H54]*[.$M$1];[.L54]);[.L54]);&quot;&quot;)" office:value-type="currency" office:currency="EUR" office:value="0.204" calcext:value-type="currency">
            <text:p>0,204 €</text:p>
          </table:table-cell>
          <table:table-cell table:style-name="ce54"/>
          <table:table-cell table:style-name="ce54" table:formula="of:=IF(OR([.N54]&lt;&gt;&quot;&quot;;[.C54]=&quot;Not installed&quot;);&quot;&quot;;[.E54])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S84P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14</text:p>
          </table:table-cell>
          <table:table-cell table:style-name="ce26" table:formula="of:=[.A55]*2" office:value-type="float" office:value="2" calcext:value-type="float">
            <text:p>2</text:p>
          </table:table-cell>
          <table:table-cell table:style-name="ce29" office:value-type="string" calcext:value-type="string">
            <text:p>1056526</text:p>
          </table:table-cell>
          <table:table-cell table:style-name="ce34" office:value-type="float" office:value="0.085" calcext:value-type="float">
            <text:p>0,085</text:p>
          </table:table-cell>
          <table:table-cell table:style-name="ce37" table:formula="of:=IF(OR([.F55]=&quot;-&quot;; [.E55]=&quot;&quot;);&quot;&quot;;[.E55]*[.G55])" office:value-type="currency" office:currency="GBP" office:value="0.17" calcext:value-type="currency">
            <text:p>£0,17</text:p>
          </table:table-cell>
          <table:table-cell table:style-name="ce40"/>
          <table:table-cell table:style-name="ce42" office:value-type="string" calcext:value-type="string">
            <text:p>BSS84P </text:p>
          </table:table-cell>
          <table:table-cell table:style-name="ce34" office:value-type="float" office:value="0.048" calcext:value-type="float">
            <text:p>0,048</text:p>
          </table:table-cell>
          <table:table-cell table:style-name="ce47" table:formula="of:=IF(OR([.J55]=&quot;-&quot;;[.E55]=&quot;&quot;);&quot;&quot;;[.E55]*[.K55])" office:value-type="currency" office:currency="EUR" office:value="0.096" calcext:value-type="currency">
            <text:p>0,10 €</text:p>
          </table:table-cell>
          <table:table-cell table:style-name="ce52" table:formula="of:=IF([.E55]&lt;&gt;&quot;&quot;; IF([.F55]&lt;&gt;&quot;-&quot; ; IF([.L55] &gt; [.H55]*[.$M$1];[.H55]*[.$M$1];[.L55]);[.L55]);&quot;&quot;)" office:value-type="currency" office:currency="EUR" office:value="0.096" calcext:value-type="currency">
            <text:p>0,096 €</text:p>
          </table:table-cell>
          <table:table-cell table:style-name="ce4"/>
          <table:table-cell table:style-name="ce56" table:formula="of:=IF(OR([.N55]&lt;&gt;&quot;&quot;;[.C55]=&quot;Not installed&quot;);&quot;&quot;;[.E5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MBT5401</text:p>
          </table:table-cell>
          <table:table-cell table:style-name="ce15" office:value-type="string" calcext:value-type="string">
            <text:p>SOT-23</text:p>
          </table:table-cell>
          <table:table-cell table:style-name="ce22" office:value-type="string" calcext:value-type="string">
            <text:p>Q2, Q10, Q11, Q17</text:p>
          </table:table-cell>
          <table:table-cell table:style-name="ce25" table:formula="of:=[.A56]*2" office:value-type="float" office:value="8" calcext:value-type="float">
            <text:p>8</text:p>
          </table:table-cell>
          <table:table-cell table:style-name="ce28" office:value-type="float" office:value="1459108" calcext:value-type="float">
            <text:p>1459108</text:p>
          </table:table-cell>
          <table:table-cell table:style-name="ce33" office:value-type="float" office:value="0.121" calcext:value-type="float">
            <text:p>0,121</text:p>
          </table:table-cell>
          <table:table-cell table:style-name="ce36" table:formula="of:=IF(OR([.F56]=&quot;-&quot;; [.E56]=&quot;&quot;);&quot;&quot;;[.E56]*[.G56])" office:value-type="currency" office:currency="GBP" office:value="0.968" calcext:value-type="currency">
            <text:p>£0,97</text:p>
          </table:table-cell>
          <table:table-cell table:style-name="ce39"/>
          <table:table-cell table:style-name="ce22" office:value-type="string" calcext:value-type="string">
            <text:p>MMBT5401</text:p>
          </table:table-cell>
          <table:table-cell table:style-name="ce33" office:value-type="float" office:value="0.0205" calcext:value-type="float">
            <text:p>0,021</text:p>
          </table:table-cell>
          <table:table-cell table:style-name="ce46" table:formula="of:=IF(OR([.J56]=&quot;-&quot;;[.E56]=&quot;&quot;);&quot;&quot;;[.E56]*[.K56])" office:value-type="currency" office:currency="EUR" office:value="0.164" calcext:value-type="currency">
            <text:p>0,16 €</text:p>
          </table:table-cell>
          <table:table-cell table:style-name="ce52" table:formula="of:=IF([.E56]&lt;&gt;&quot;&quot;; IF([.F56]&lt;&gt;&quot;-&quot; ; IF([.L56] &gt; [.H56]*[.$M$1];[.H56]*[.$M$1];[.L56]);[.L56]);&quot;&quot;)" office:value-type="currency" office:currency="EUR" office:value="0.164" calcext:value-type="currency">
            <text:p>0,164 €</text:p>
          </table:table-cell>
          <table:table-cell table:style-name="ce54"/>
          <table:table-cell table:style-name="ce54" table:formula="of:=IF(OR([.N56]&lt;&gt;&quot;&quot;;[.C56]=&quot;Not installed&quot;);&quot;&quot;;[.E56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N7002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3, Q15</text:p>
          </table:table-cell>
          <table:table-cell table:style-name="ce26" table:formula="of:=[.A57]*2" office:value-type="float" office:value="4" calcext:value-type="float">
            <text:p>4</text:p>
          </table:table-cell>
          <table:table-cell table:style-name="ce29" office:value-type="float" office:value="1713823" calcext:value-type="float">
            <text:p>1713823</text:p>
          </table:table-cell>
          <table:table-cell table:style-name="ce34" office:value-type="float" office:value="0.0928" calcext:value-type="float">
            <text:p>0,093</text:p>
          </table:table-cell>
          <table:table-cell table:style-name="ce37" table:formula="of:=IF(OR([.F57]=&quot;-&quot;; [.E57]=&quot;&quot;);&quot;&quot;;[.E57]*[.G57])" office:value-type="currency" office:currency="GBP" office:value="0.3712" calcext:value-type="currency">
            <text:p>£0,37</text:p>
          </table:table-cell>
          <table:table-cell table:style-name="ce40"/>
          <table:table-cell table:style-name="ce42" office:value-type="string" calcext:value-type="string">
            <text:p>2N7002LT1G</text:p>
          </table:table-cell>
          <table:table-cell table:style-name="ce34" office:value-type="float" office:value="0.019" calcext:value-type="float">
            <text:p>0,019</text:p>
          </table:table-cell>
          <table:table-cell table:style-name="ce47" table:formula="of:=IF(OR([.J57]=&quot;-&quot;;[.E57]=&quot;&quot;);&quot;&quot;;[.E57]*[.K57])" office:value-type="currency" office:currency="EUR" office:value="0.076" calcext:value-type="currency">
            <text:p>0,08 €</text:p>
          </table:table-cell>
          <table:table-cell table:style-name="ce52" table:formula="of:=IF([.E57]&lt;&gt;&quot;&quot;; IF([.F57]&lt;&gt;&quot;-&quot; ; IF([.L57] &gt; [.H57]*[.$M$1];[.H57]*[.$M$1];[.L57]);[.L57]);&quot;&quot;)" office:value-type="currency" office:currency="EUR" office:value="0.076" calcext:value-type="currency">
            <text:p>0,076 €</text:p>
          </table:table-cell>
          <table:table-cell table:style-name="ce4"/>
          <table:table-cell table:style-name="ce56" table:formula="of:=IF(OR([.N57]&lt;&gt;&quot;&quot;;[.C57]=&quot;Not installed&quot;);&quot;&quot;;[.E57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P250N</text:p>
          </table:table-cell>
          <table:table-cell table:style-name="ce15" office:value-type="string" calcext:value-type="string">
            <text:p><text:span text:style-name="T2">THT, </text:span><text:span text:style-name="T3">solder on bottom layer!</text:span></text:p>
          </table:table-cell>
          <table:table-cell table:style-name="ce22" office:value-type="string" calcext:value-type="string">
            <text:p>Q4</text:p>
          </table:table-cell>
          <table:table-cell table:style-name="ce25" table:formula="of:=[.A58]*2" office:value-type="float" office:value="2" calcext:value-type="float">
            <text:p>2</text:p>
          </table:table-cell>
          <table:table-cell table:style-name="ce28" office:value-type="string" calcext:value-type="string">
            <text:p>8649260</text:p>
          </table:table-cell>
          <table:table-cell table:style-name="ce33" office:value-type="float" office:value="1.51" calcext:value-type="float">
            <text:p>1,510</text:p>
          </table:table-cell>
          <table:table-cell table:style-name="ce36" table:formula="of:=IF(OR([.F58]=&quot;-&quot;; [.E58]=&quot;&quot;);&quot;&quot;;[.E58]*[.G58])" office:value-type="currency" office:currency="GBP" office:value="3.02" calcext:value-type="currency">
            <text:p>£3,02</text:p>
          </table:table-cell>
          <table:table-cell table:style-name="ce39"/>
          <table:table-cell table:style-name="ce22" office:value-type="string" calcext:value-type="string">
            <text:p>IRFP250NPBF </text:p>
          </table:table-cell>
          <table:table-cell table:style-name="ce33" office:value-type="float" office:value="1.06" calcext:value-type="float">
            <text:p>1,060</text:p>
          </table:table-cell>
          <table:table-cell table:style-name="ce46" table:formula="of:=IF(OR([.J58]=&quot;-&quot;;[.E58]=&quot;&quot;);&quot;&quot;;[.E58]*[.K58])" office:value-type="currency" office:currency="EUR" office:value="2.12" calcext:value-type="currency">
            <text:p>2,12 €</text:p>
          </table:table-cell>
          <table:table-cell table:style-name="ce52" table:formula="of:=IF([.E58]&lt;&gt;&quot;&quot;; IF([.F58]&lt;&gt;&quot;-&quot; ; IF([.L58] &gt; [.H58]*[.$M$1];[.H58]*[.$M$1];[.L58]);[.L58]);&quot;&quot;)" office:value-type="currency" office:currency="EUR" office:value="2.12" calcext:value-type="currency">
            <text:p>2,120 €</text:p>
          </table:table-cell>
          <table:table-cell table:style-name="ce54" table:formula="of:=[.E58]" office:value-type="float" office:value="2" calcext:value-type="float">
            <text:p>2</text:p>
          </table:table-cell>
          <table:table-cell table:style-name="ce54" table:formula="of:=IF(OR([.N58]&lt;&gt;&quot;&quot;;[.C58]=&quot;Not installed&quot;);&quot;&quot;;[.E58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C857C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5</text:p>
          </table:table-cell>
          <table:table-cell table:style-name="ce26" table:formula="of:=[.A59]*2" office:value-type="float" office:value="2" calcext:value-type="float">
            <text:p>2</text:p>
          </table:table-cell>
          <table:table-cell table:style-name="ce29" office:value-type="string" calcext:value-type="string">
            <text:p>8734771</text:p>
          </table:table-cell>
          <table:table-cell table:style-name="ce34" office:value-type="float" office:value="0.018" calcext:value-type="float">
            <text:p>0,018</text:p>
          </table:table-cell>
          <table:table-cell table:style-name="ce37" table:formula="of:=IF(OR([.F59]=&quot;-&quot;; [.E59]=&quot;&quot;);&quot;&quot;;[.E59]*[.G59])" office:value-type="currency" office:currency="GBP" office:value="0.036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BC857C-DIO </text:p>
          </table:table-cell>
          <table:table-cell table:style-name="ce34" office:value-type="float" office:value="0.02" calcext:value-type="float">
            <text:p>0,020</text:p>
          </table:table-cell>
          <table:table-cell table:style-name="ce47" table:formula="of:=IF(OR([.J59]=&quot;-&quot;;[.E59]=&quot;&quot;);&quot;&quot;;[.E59]*[.K59])" office:value-type="currency" office:currency="EUR" office:value="0.04" calcext:value-type="currency">
            <text:p>0,04 €</text:p>
          </table:table-cell>
          <table:table-cell table:style-name="ce52" table:formula="of:=IF([.E59]&lt;&gt;&quot;&quot;; IF([.F59]&lt;&gt;&quot;-&quot; ; IF([.L59] &gt; [.H59]*[.$M$1];[.H59]*[.$M$1];[.L59]);[.L59]);&quot;&quot;)" office:value-type="currency" office:currency="EUR" office:value="0.04" calcext:value-type="currency">
            <text:p>0,040 €</text:p>
          </table:table-cell>
          <table:table-cell table:style-name="ce4"/>
          <table:table-cell table:style-name="ce56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46C</text:p>
          </table:table-cell>
          <table:table-cell table:style-name="ce15" office:value-type="string" calcext:value-type="string">
            <text:p>SOT-23</text:p>
          </table:table-cell>
          <table:table-cell table:style-name="ce22" office:value-type="string" calcext:value-type="string">
            <text:p>Q6</text:p>
          </table:table-cell>
          <table:table-cell table:style-name="ce25" table:formula="of:=[.A60]*2" office:value-type="float" office:value="2" calcext:value-type="float">
            <text:p>2</text:p>
          </table:table-cell>
          <table:table-cell table:style-name="ce28" office:value-type="float" office:value="2453325" calcext:value-type="float">
            <text:p>2453325</text:p>
          </table:table-cell>
          <table:table-cell table:style-name="ce33" office:value-type="float" office:value="0.0401" calcext:value-type="float">
            <text:p>0,040</text:p>
          </table:table-cell>
          <table:table-cell table:style-name="ce36" table:formula="of:=IF(OR([.F60]=&quot;-&quot;; [.E60]=&quot;&quot;);&quot;&quot;;[.E60]*[.G60])" office:value-type="currency" office:currency="GBP" office:value="0.0802" calcext:value-type="currency">
            <text:p>£0,08</text:p>
          </table:table-cell>
          <table:table-cell table:style-name="ce39"/>
          <table:table-cell table:style-name="ce22" office:value-type="string" calcext:value-type="string">
            <text:p>BC846C-DIO </text:p>
          </table:table-cell>
          <table:table-cell table:style-name="ce33" office:value-type="float" office:value="0.00198" calcext:value-type="float">
            <text:p>0,002</text:p>
          </table:table-cell>
          <table:table-cell table:style-name="ce46" table:formula="of:=IF(OR([.J60]=&quot;-&quot;;[.E60]=&quot;&quot;);&quot;&quot;;[.E60]*[.K60])" office:value-type="currency" office:currency="EUR" office:value="0.00396" calcext:value-type="currency">
            <text:p>0,00 €</text:p>
          </table:table-cell>
          <table:table-cell table:style-name="ce52" table:formula="of:=IF([.E60]&lt;&gt;&quot;&quot;; IF([.F60]&lt;&gt;&quot;-&quot; ; IF([.L60] &gt; [.H60]*[.$M$1];[.H60]*[.$M$1];[.L60]);[.L60]);&quot;&quot;)" office:value-type="currency" office:currency="EUR" office:value="0.00396" calcext:value-type="currency">
            <text:p>0,004 €</text:p>
          </table:table-cell>
          <table:table-cell table:style-name="ce54"/>
          <table:table-cell table:style-name="ce54" table:formula="of:=IF(OR([.N60]&lt;&gt;&quot;&quot;;[.C60]=&quot;Not installed&quot;);&quot;&quot;;[.E6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CP56-16.115</text:p>
          </table:table-cell>
          <table:table-cell table:style-name="ce16" office:value-type="string" calcext:value-type="string">
            <text:p>SOT-223</text:p>
          </table:table-cell>
          <table:table-cell table:style-name="ce16" office:value-type="string" calcext:value-type="string">
            <text:p>Q7, Q9</text:p>
          </table:table-cell>
          <table:table-cell table:style-name="ce26" table:formula="of:=[.A61]*2" office:value-type="float" office:value="4" calcext:value-type="float">
            <text:p>4</text:p>
          </table:table-cell>
          <table:table-cell table:style-name="ce29" office:value-type="string" calcext:value-type="string">
            <text:p>1081258</text:p>
          </table:table-cell>
          <table:table-cell table:style-name="ce34" office:value-type="float" office:value="0.187" calcext:value-type="float">
            <text:p>0,187</text:p>
          </table:table-cell>
          <table:table-cell table:style-name="ce37" table:formula="of:=IF(OR([.F61]=&quot;-&quot;; [.E61]=&quot;&quot;);&quot;&quot;;[.E61]*[.G61])" office:value-type="currency" office:currency="GBP" office:value="0.748" calcext:value-type="currency">
            <text:p>£0,75</text:p>
          </table:table-cell>
          <table:table-cell table:style-name="ce40"/>
          <table:table-cell table:style-name="ce42" office:value-type="string" calcext:value-type="string">
            <text:p>BCP56-16.115</text:p>
          </table:table-cell>
          <table:table-cell table:style-name="ce34" office:value-type="float" office:value="0.106" calcext:value-type="float">
            <text:p>0,106</text:p>
          </table:table-cell>
          <table:table-cell table:style-name="ce47" table:formula="of:=IF(OR([.J61]=&quot;-&quot;;[.E61]=&quot;&quot;);&quot;&quot;;[.E61]*[.K61])" office:value-type="currency" office:currency="EUR" office:value="0.424" calcext:value-type="currency">
            <text:p>0,42 €</text:p>
          </table:table-cell>
          <table:table-cell table:style-name="ce52" table:formula="of:=IF([.E61]&lt;&gt;&quot;&quot;; IF([.F61]&lt;&gt;&quot;-&quot; ; IF([.L61] &gt; [.H61]*[.$M$1];[.H61]*[.$M$1];[.L61]);[.L61]);&quot;&quot;)" office:value-type="currency" office:currency="EUR" office:value="0.424" calcext:value-type="currency">
            <text:p>0,424 €</text:p>
          </table:table-cell>
          <table:table-cell table:style-name="ce4"/>
          <table:table-cell table:style-name="ce56" table:formula="of:=IF(OR([.N61]&lt;&gt;&quot;&quot;;[.C61]=&quot;Not installed&quot;);&quot;&quot;;[.E61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R5410</text:p>
          </table:table-cell>
          <table:table-cell table:style-name="ce15" office:value-type="string" calcext:value-type="string">
            <text:p>TO-252</text:p>
          </table:table-cell>
          <table:table-cell table:style-name="ce22" office:value-type="string" calcext:value-type="string">
            <text:p>Q8</text:p>
          </table:table-cell>
          <table:table-cell table:style-name="ce25" table:formula="of:=[.A62]*2" office:value-type="float" office:value="2" calcext:value-type="float">
            <text:p>2</text:p>
          </table:table-cell>
          <table:table-cell table:style-name="ce28" office:value-type="float" office:value="2468040" calcext:value-type="float">
            <text:p>2468040</text:p>
          </table:table-cell>
          <table:table-cell table:style-name="ce33" office:value-type="float" office:value="0.846" calcext:value-type="float">
            <text:p>0,846</text:p>
          </table:table-cell>
          <table:table-cell table:style-name="ce36" table:formula="of:=IF(OR([.F62]=&quot;-&quot;; [.E62]=&quot;&quot;);&quot;&quot;;[.E62]*[.G62])" office:value-type="currency" office:currency="GBP" office:value="1.692" calcext:value-type="currency">
            <text:p>£1,69</text:p>
          </table:table-cell>
          <table:table-cell table:style-name="ce39"/>
          <table:table-cell table:style-name="ce22" office:value-type="string" calcext:value-type="string">
            <text:p>IRFR5410PBF</text:p>
          </table:table-cell>
          <table:table-cell table:style-name="ce33" office:value-type="float" office:value="0.55" calcext:value-type="float">
            <text:p>0,550</text:p>
          </table:table-cell>
          <table:table-cell table:style-name="ce46" table:formula="of:=IF(OR([.J62]=&quot;-&quot;;[.E62]=&quot;&quot;);&quot;&quot;;[.E62]*[.K62])" office:value-type="currency" office:currency="EUR" office:value="1.1" calcext:value-type="currency">
            <text:p>1,10 €</text:p>
          </table:table-cell>
          <table:table-cell table:style-name="ce52" table:formula="of:=IF([.E62]&lt;&gt;&quot;&quot;; IF([.F62]&lt;&gt;&quot;-&quot; ; IF([.L62] &gt; [.H62]*[.$M$1];[.H62]*[.$M$1];[.L62]);[.L62]);&quot;&quot;)" office:value-type="currency" office:currency="EUR" office:value="1.1" calcext:value-type="currency">
            <text:p>1,100 €</text:p>
          </table:table-cell>
          <table:table-cell table:style-name="ce54"/>
          <table:table-cell table:style-name="ce54" table:formula="of:=IF(OR([.N62]&lt;&gt;&quot;&quot;;[.C62]=&quot;Not installed&quot;);&quot;&quot;;[.E6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, R14, R77, R79</text:p>
          </table:table-cell>
          <table:table-cell table:style-name="ce26" table:formula="of:=[.A63]*2" office:value-type="float" office:value="8" calcext:value-type="float">
            <text:p>8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F63]=&quot;-&quot;; [.E63]=&quot;&quot;);&quot;&quot;;[.E63]*[.G63])" office:value-type="currency" office:currency="GBP" office:value="0.5016" calcext:value-type="currency">
            <text:p>£0,50</text:p>
          </table:table-cell>
          <table:table-cell table:style-name="ce40"/>
          <table:table-cell table:style-name="ce4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63]=&quot;-&quot;;[.E63]=&quot;&quot;);&quot;&quot;;[.E63]*[.K63])" office:value-type="currency" office:currency="EUR" office:value="0.06456" calcext:value-type="currency">
            <text:p>0,06 €</text:p>
          </table:table-cell>
          <table:table-cell table:style-name="ce52" table:formula="of:=IF([.E63]&lt;&gt;&quot;&quot;; IF([.F63]&lt;&gt;&quot;-&quot; ; IF([.L63] &gt; [.H63]*[.$M$1];[.H63]*[.$M$1];[.L63]);[.L63]);&quot;&quot;)" office:value-type="currency" office:currency="EUR" office:value="0.06456" calcext:value-type="currency">
            <text:p>0,065 €</text:p>
          </table:table-cell>
          <table:table-cell table:style-name="ce4"/>
          <table:table-cell table:style-name="ce56" table:formula="of:=IF(OR([.N63]&lt;&gt;&quot;&quot;;[.C63]=&quot;Not installed&quot;);&quot;&quot;;[.E63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25" table:formula="of:=[.A64]*2" office:value-type="float" office:value="2" calcext:value-type="float">
            <text:p>2</text:p>
          </table:table-cell>
          <table:table-cell table:style-name="ce28" office:value-type="string" calcext:value-type="string">
            <text:p>9333070</text:p>
          </table:table-cell>
          <table:table-cell table:style-name="ce33" office:value-type="float" office:value="0.0016" calcext:value-type="float">
            <text:p>0,002</text:p>
          </table:table-cell>
          <table:table-cell table:style-name="ce36" table:formula="of:=IF(OR([.F64]=&quot;-&quot;; [.E64]=&quot;&quot;);&quot;&quot;;[.E64]*[.G64])" office:value-type="currency" office:currency="GBP" office:value="0.0032" calcext:value-type="currency">
            <text:p>£0,00</text:p>
          </table:table-cell>
          <table:table-cell table:style-name="ce39"/>
          <table:table-cell table:style-name="ce22" office:value-type="string" calcext:value-type="string">
            <text:p>RC0805FR-07330K</text:p>
          </table:table-cell>
          <table:table-cell table:style-name="ce33" office:value-type="float" office:value="0.00746" calcext:value-type="float">
            <text:p>0,007</text:p>
          </table:table-cell>
          <table:table-cell table:style-name="ce46" table:formula="of:=IF(OR([.J64]=&quot;-&quot;;[.E64]=&quot;&quot;);&quot;&quot;;[.E64]*[.K64])" office:value-type="currency" office:currency="EUR" office:value="0.01492" calcext:value-type="currency">
            <text:p>0,01 €</text:p>
          </table:table-cell>
          <table:table-cell table:style-name="ce52" table:formula="of:=IF([.E64]&lt;&gt;&quot;&quot;; IF([.F64]&lt;&gt;&quot;-&quot; ; IF([.L64] &gt; [.H64]*[.$M$1];[.H64]*[.$M$1];[.L64]);[.L64]);&quot;&quot;)" office:value-type="currency" office:currency="EUR" office:value="0.003822624" calcext:value-type="currency">
            <text:p>0,004 €</text:p>
          </table:table-cell>
          <table:table-cell table:style-name="ce54"/>
          <table:table-cell table:style-name="ce54" table:formula="of:=IF(OR([.N64]&lt;&gt;&quot;&quot;;[.C64]=&quot;Not installed&quot;);&quot;&quot;;[.E64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5, R102</text:p>
          </table:table-cell>
          <table:table-cell table:style-name="ce26" table:formula="of:=[.A65]*2" office:value-type="float" office:value="4" calcext:value-type="float">
            <text:p>4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65]=&quot;-&quot;; [.E65]=&quot;&quot;);&quot;&quot;;[.E65]*[.G65])" office:value-type="currency" office:currency="GBP" office:value="0.064" calcext:value-type="currency">
            <text:p>£0,06</text:p>
          </table:table-cell>
          <table:table-cell table:style-name="ce40"/>
          <table:table-cell table:style-name="ce42" office:value-type="string" calcext:value-type="string">
            <text:p>RC0805FR-074K7</text:p>
          </table:table-cell>
          <table:table-cell table:style-name="ce34" office:value-type="float" office:value="0.00645" calcext:value-type="float">
            <text:p>0,006</text:p>
          </table:table-cell>
          <table:table-cell table:style-name="ce47" table:formula="of:=IF(OR([.J65]=&quot;-&quot;;[.E65]=&quot;&quot;);&quot;&quot;;[.E65]*[.K65])" office:value-type="currency" office:currency="EUR" office:value="0.0258" calcext:value-type="currency">
            <text:p>0,03 €</text:p>
          </table:table-cell>
          <table:table-cell table:style-name="ce52" table:formula="of:=IF([.E65]&lt;&gt;&quot;&quot;; IF([.F65]&lt;&gt;&quot;-&quot; ; IF([.L65] &gt; [.H65]*[.$M$1];[.H65]*[.$M$1];[.L65]);[.L65]);&quot;&quot;)" office:value-type="currency" office:currency="EUR" office:value="0.0258" calcext:value-type="currency">
            <text:p>0,026 €</text:p>
          </table:table-cell>
          <table:table-cell table:style-name="ce4"/>
          <table:table-cell table:style-name="ce56" table:formula="of:=IF(OR([.N65]&lt;&gt;&quot;&quot;;[.C65]=&quot;Not installed&quot;);&quot;&quot;;[.E65]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2K2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5" table:formula="of:=[.A66]*2" office:value-type="float" office:value="22" calcext:value-type="float">
            <text:p>22</text:p>
          </table:table-cell>
          <table:table-cell table:style-name="ce28" office:value-type="string" calcext:value-type="string">
            <text:p>9237534</text:p>
          </table:table-cell>
          <table:table-cell table:style-name="ce33" office:value-type="float" office:value="0.0087" calcext:value-type="float">
            <text:p>0,009</text:p>
          </table:table-cell>
          <table:table-cell table:style-name="ce36" table:formula="of:=IF(OR([.F66]=&quot;-&quot;; [.E66]=&quot;&quot;);&quot;&quot;;[.E66]*[.G66])" office:value-type="currency" office:currency="GBP" office:value="0.1914" calcext:value-type="currency">
            <text:p>£0,19</text:p>
          </table:table-cell>
          <table:table-cell table:style-name="ce39"/>
          <table:table-cell table:style-name="ce22" office:value-type="string" calcext:value-type="string">
            <text:p>SMD0805-2K2-1%</text:p>
          </table:table-cell>
          <table:table-cell table:style-name="ce33" office:value-type="float" office:value="0.00807" calcext:value-type="float">
            <text:p>0,008</text:p>
          </table:table-cell>
          <table:table-cell table:style-name="ce46" table:formula="of:=IF(OR([.J66]=&quot;-&quot;;[.E66]=&quot;&quot;);&quot;&quot;;[.E66]*[.K66])" office:value-type="currency" office:currency="EUR" office:value="0.17754" calcext:value-type="currency">
            <text:p>0,18 €</text:p>
          </table:table-cell>
          <table:table-cell table:style-name="ce52" table:formula="of:=IF([.E66]&lt;&gt;&quot;&quot;; IF([.F66]&lt;&gt;&quot;-&quot; ; IF([.L66] &gt; [.H66]*[.$M$1];[.H66]*[.$M$1];[.L66]);[.L66]);&quot;&quot;)" office:value-type="currency" office:currency="EUR" office:value="0.17754" calcext:value-type="currency">
            <text:p>0,178 €</text:p>
          </table:table-cell>
          <table:table-cell table:style-name="ce54"/>
          <table:table-cell table:style-name="ce54" table:formula="of:=IF(OR([.N66]&lt;&gt;&quot;&quot;;[.C66]=&quot;Not installed&quot;);&quot;&quot;;[.E66])" office:value-type="float" office:value="22" calcext:value-type="float">
            <text:p>2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10/2W</text:p>
          </table:table-cell>
          <table:table-cell table:style-name="ce16" office:value-type="string" calcext:value-type="string">
            <text:p>2512, 2W</text:p>
          </table:table-cell>
          <table:table-cell table:style-name="ce16" office:value-type="string" calcext:value-type="string">
            <text:p>R2</text:p>
          </table:table-cell>
          <table:table-cell table:style-name="ce26" table:formula="of:=[.A67]*2" office:value-type="float" office:value="2" calcext:value-type="float">
            <text:p>2</text:p>
          </table:table-cell>
          <table:table-cell table:style-name="ce29" office:value-type="float" office:value="1435947" calcext:value-type="float">
            <text:p>1435947</text:p>
          </table:table-cell>
          <table:table-cell table:style-name="ce34" office:value-type="float" office:value="0.386" calcext:value-type="float">
            <text:p>0,386</text:p>
          </table:table-cell>
          <table:table-cell table:style-name="ce37" table:formula="of:=IF(OR([.F67]=&quot;-&quot;; [.E67]=&quot;&quot;);&quot;&quot;;[.E67]*[.G67])" office:value-type="currency" office:currency="GBP" office:value="0.772" calcext:value-type="currency">
            <text:p>£0,77</text:p>
          </table:table-cell>
          <table:table-cell table:style-name="ce40"/>
          <table:table-cell table:style-name="ce42" office:value-type="string" calcext:value-type="string">
            <text:p>WW25RR010FTL</text:p>
          </table:table-cell>
          <table:table-cell table:style-name="ce34" office:value-type="float" office:value="0.189" calcext:value-type="float">
            <text:p>0,189</text:p>
          </table:table-cell>
          <table:table-cell table:style-name="ce47" table:formula="of:=IF(OR([.J67]=&quot;-&quot;;[.E67]=&quot;&quot;);&quot;&quot;;[.E67]*[.K67])" office:value-type="currency" office:currency="EUR" office:value="0.378" calcext:value-type="currency">
            <text:p>0,38 €</text:p>
          </table:table-cell>
          <table:table-cell table:style-name="ce52" table:formula="of:=IF([.E67]&lt;&gt;&quot;&quot;; IF([.F67]&lt;&gt;&quot;-&quot; ; IF([.L67] &gt; [.H67]*[.$M$1];[.H67]*[.$M$1];[.L67]);[.L67]);&quot;&quot;)" office:value-type="currency" office:currency="EUR" office:value="0.378" calcext:value-type="currency">
            <text:p>0,378 €</text:p>
          </table:table-cell>
          <table:table-cell table:style-name="ce4"/>
          <table:table-cell table:style-name="ce56" table:formula="of:=IF(OR([.N67]&lt;&gt;&quot;&quot;;[.C67]=&quot;Not installed&quot;);&quot;&quot;;[.E6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7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5" table:formula="of:=[.A68]*2" office:value-type="float" office:value="6" calcext:value-type="float">
            <text:p>6</text:p>
          </table:table-cell>
          <table:table-cell table:style-name="ce28" office:value-type="float" office:value="1099798" calcext:value-type="float">
            <text:p>1099798</text:p>
          </table:table-cell>
          <table:table-cell table:style-name="ce33" office:value-type="float" office:value="0.0123" calcext:value-type="float">
            <text:p>0,012</text:p>
          </table:table-cell>
          <table:table-cell table:style-name="ce36" table:formula="of:=IF(OR([.F68]=&quot;-&quot;; [.E68]=&quot;&quot;);&quot;&quot;;[.E68]*[.G68])" office:value-type="currency" office:currency="GBP" office:value="0.0738" calcext:value-type="currency">
            <text:p>£0,07</text:p>
          </table:table-cell>
          <table:table-cell table:style-name="ce39"/>
          <table:table-cell table:style-name="ce22" office:value-type="string" calcext:value-type="string">
            <text:p>RC0805FR-07470R </text:p>
          </table:table-cell>
          <table:table-cell table:style-name="ce33" office:value-type="float" office:value="0.00727" calcext:value-type="float">
            <text:p>0,007</text:p>
          </table:table-cell>
          <table:table-cell table:style-name="ce46" table:formula="of:=IF(OR([.J68]=&quot;-&quot;;[.E68]=&quot;&quot;);&quot;&quot;;[.E68]*[.K68])" office:value-type="currency" office:currency="EUR" office:value="0.04362" calcext:value-type="currency">
            <text:p>0,04 €</text:p>
          </table:table-cell>
          <table:table-cell table:style-name="ce52" table:formula="of:=IF([.E68]&lt;&gt;&quot;&quot;; IF([.F68]&lt;&gt;&quot;-&quot; ; IF([.L68] &gt; [.H68]*[.$M$1];[.H68]*[.$M$1];[.L68]);[.L68]);&quot;&quot;)" office:value-type="currency" office:currency="EUR" office:value="0.04362" calcext:value-type="currency">
            <text:p>0,044 €</text:p>
          </table:table-cell>
          <table:table-cell table:style-name="ce54"/>
          <table:table-cell table:style-name="ce54" table:formula="of:=IF(OR([.N68]&lt;&gt;&quot;&quot;;[.C68]=&quot;Not installed&quot;);&quot;&quot;;[.E68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1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4, R51</text:p>
          </table:table-cell>
          <table:table-cell table:style-name="ce26" table:formula="of:=[.A69]*2" office:value-type="float" office:value="4" calcext:value-type="float">
            <text:p>4</text:p>
          </table:table-cell>
          <table:table-cell table:style-name="ce29" office:value-type="string" calcext:value-type="string">
            <text:p>9334653</text:p>
          </table:table-cell>
          <table:table-cell table:style-name="ce34" office:value-type="float" office:value="0.0112" calcext:value-type="float">
            <text:p>0,011</text:p>
          </table:table-cell>
          <table:table-cell table:style-name="ce37" table:formula="of:=IF(OR([.F69]=&quot;-&quot;; [.E69]=&quot;&quot;);&quot;&quot;;[.E69]*[.G69])" office:value-type="currency" office:currency="GBP" office:value="0.0448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RC0805FR-0751K</text:p>
          </table:table-cell>
          <table:table-cell table:style-name="ce34" office:value-type="float" office:value="0.00605" calcext:value-type="float">
            <text:p>0,006</text:p>
          </table:table-cell>
          <table:table-cell table:style-name="ce47" table:formula="of:=IF(OR([.J69]=&quot;-&quot;;[.E69]=&quot;&quot;);&quot;&quot;;[.E69]*[.K69])" office:value-type="currency" office:currency="EUR" office:value="0.0242" calcext:value-type="currency">
            <text:p>0,02 €</text:p>
          </table:table-cell>
          <table:table-cell table:style-name="ce52" table:formula="of:=IF([.E69]&lt;&gt;&quot;&quot;; IF([.F69]&lt;&gt;&quot;-&quot; ; IF([.L69] &gt; [.H69]*[.$M$1];[.H69]*[.$M$1];[.L69]);[.L69]);&quot;&quot;)" office:value-type="currency" office:currency="EUR" office:value="0.0242" calcext:value-type="currency">
            <text:p>0,024 €</text:p>
          </table:table-cell>
          <table:table-cell table:style-name="ce4"/>
          <table:table-cell table:style-name="ce56" table:formula="of:=IF(OR([.N69]&lt;&gt;&quot;&quot;;[.C69]=&quot;Not installed&quot;);&quot;&quot;;[.E6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6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5" table:formula="of:=[.A70]*2" office:value-type="float" office:value="4" calcext:value-type="float">
            <text:p>4</text:p>
          </table:table-cell>
          <table:table-cell table:style-name="ce28" office:value-type="string" calcext:value-type="string">
            <text:p>9332677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70]=&quot;-&quot;; [.E70]=&quot;&quot;);&quot;&quot;;[.E70]*[.G70])" office:value-type="currency" office:currency="GBP" office:value="0.064" calcext:value-type="currency">
            <text:p>£0,06</text:p>
          </table:table-cell>
          <table:table-cell table:style-name="ce39"/>
          <table:table-cell table:style-name="ce22" office:value-type="string" calcext:value-type="string">
            <text:p>SMD0805-16K-1% </text:p>
          </table:table-cell>
          <table:table-cell table:style-name="ce33" office:value-type="float" office:value="0.00817" calcext:value-type="float">
            <text:p>0,008</text:p>
          </table:table-cell>
          <table:table-cell table:style-name="ce46" table:formula="of:=IF(OR([.J70]=&quot;-&quot;;[.E70]=&quot;&quot;);&quot;&quot;;[.E70]*[.K70])" office:value-type="currency" office:currency="EUR" office:value="0.03268" calcext:value-type="currency">
            <text:p>0,03 €</text:p>
          </table:table-cell>
          <table:table-cell table:style-name="ce52" table:formula="of:=IF([.E70]&lt;&gt;&quot;&quot;; IF([.F70]&lt;&gt;&quot;-&quot; ; IF([.L70] &gt; [.H70]*[.$M$1];[.H70]*[.$M$1];[.L70]);[.L70]);&quot;&quot;)" office:value-type="currency" office:currency="EUR" office:value="0.03268" calcext:value-type="currency">
            <text:p>0,033 €</text:p>
          </table:table-cell>
          <table:table-cell table:style-name="ce54"/>
          <table:table-cell table:style-name="ce54" table:formula="of:=IF(OR([.N70]&lt;&gt;&quot;&quot;;[.C70]=&quot;Not installed&quot;);&quot;&quot;;[.E70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6, R92, R97, R104</text:p>
          </table:table-cell>
          <table:table-cell table:style-name="ce26" table:formula="of:=[.A71]*2" office:value-type="float" office:value="8" calcext:value-type="float">
            <text:p>8</text:p>
          </table:table-cell>
          <table:table-cell table:style-name="ce29" office:value-type="float" office:value="2447693" calcext:value-type="float">
            <text:p>2447693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71]=&quot;-&quot;; [.E71]=&quot;&quot;);&quot;&quot;;[.E71]*[.G71])" office:value-type="currency" office:currency="GBP" office:value="0.0392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SMD0805-5K6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71]=&quot;-&quot;;[.E71]=&quot;&quot;);&quot;&quot;;[.E71]*[.K71])" office:value-type="currency" office:currency="EUR" office:value="0.06456" calcext:value-type="currency">
            <text:p>0,06 €</text:p>
          </table:table-cell>
          <table:table-cell table:style-name="ce52" table:formula="of:=IF([.E71]&lt;&gt;&quot;&quot;; IF([.F71]&lt;&gt;&quot;-&quot; ; IF([.L71] &gt; [.H71]*[.$M$1];[.H71]*[.$M$1];[.L71]);[.L71]);&quot;&quot;)" office:value-type="currency" office:currency="EUR" office:value="0.046827144" calcext:value-type="currency">
            <text:p>0,047 €</text:p>
          </table:table-cell>
          <table:table-cell table:style-name="ce4"/>
          <table:table-cell table:style-name="ce56" table:formula="of:=IF(OR([.N71]&lt;&gt;&quot;&quot;;[.C71]=&quot;Not installed&quot;);&quot;&quot;;[.E71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5K1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5" table:formula="of:=[.A72]*2" office:value-type="float" office:value="6" calcext:value-type="float">
            <text:p>6</text:p>
          </table:table-cell>
          <table:table-cell table:style-name="ce28" office:value-type="float" office:value="9333320" calcext:value-type="float">
            <text:p>9333320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72]=&quot;-&quot;; [.E72]=&quot;&quot;);&quot;&quot;;[.E72]*[.G72])" office:value-type="currency" office:currency="GBP" office:value="0.096" calcext:value-type="currency">
            <text:p>£0,10</text:p>
          </table:table-cell>
          <table:table-cell table:style-name="ce39"/>
          <table:table-cell table:style-name="ce22" office:value-type="string" calcext:value-type="string">
            <text:p>RC0805FR-075K1 </text:p>
          </table:table-cell>
          <table:table-cell table:style-name="ce33" office:value-type="float" office:value="0.00654" calcext:value-type="float">
            <text:p>0,007</text:p>
          </table:table-cell>
          <table:table-cell table:style-name="ce46" table:formula="of:=IF(OR([.J72]=&quot;-&quot;;[.E72]=&quot;&quot;);&quot;&quot;;[.E72]*[.K72])" office:value-type="currency" office:currency="EUR" office:value="0.03924" calcext:value-type="currency">
            <text:p>0,04 €</text:p>
          </table:table-cell>
          <table:table-cell table:style-name="ce52" table:formula="of:=IF([.E72]&lt;&gt;&quot;&quot;; IF([.F72]&lt;&gt;&quot;-&quot; ; IF([.L72] &gt; [.H72]*[.$M$1];[.H72]*[.$M$1];[.L72]);[.L72]);&quot;&quot;)" office:value-type="currency" office:currency="EUR" office:value="0.03924" calcext:value-type="currency">
            <text:p>0,039 €</text:p>
          </table:table-cell>
          <table:table-cell table:style-name="ce54"/>
          <table:table-cell table:style-name="ce54" table:formula="of:=IF(OR([.N72]&lt;&gt;&quot;&quot;;[.C71]=&quot;Not installed&quot;);&quot;&quot;;[.E72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8, R56</text:p>
          </table:table-cell>
          <table:table-cell table:style-name="ce26" table:formula="of:=[.A73]*2" office:value-type="float" office:value="4" calcext:value-type="float">
            <text:p>4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73]=&quot;-&quot;; [.E73]=&quot;&quot;);&quot;&quot;;[.E73]*[.G73])" office:value-type="currency" office:currency="GBP" office:value="0.0196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SMD0805-1K8-1% </text:p>
          </table:table-cell>
          <table:table-cell table:style-name="ce34" office:value-type="float" office:value="0.00817" calcext:value-type="float">
            <text:p>0,008</text:p>
          </table:table-cell>
          <table:table-cell table:style-name="ce47" table:formula="of:=IF(OR([.J73]=&quot;-&quot;;[.E73]=&quot;&quot;);&quot;&quot;;[.E73]*[.K73])" office:value-type="currency" office:currency="EUR" office:value="0.03268" calcext:value-type="currency">
            <text:p>0,03 €</text:p>
          </table:table-cell>
          <table:table-cell table:style-name="ce52" table:formula="of:=IF([.E73]&lt;&gt;&quot;&quot;; IF([.F73]&lt;&gt;&quot;-&quot; ; IF([.L73] &gt; [.H73]*[.$M$1];[.H73]*[.$M$1];[.L73]);[.L73]);&quot;&quot;)" office:value-type="currency" office:currency="EUR" office:value="0.023413572" calcext:value-type="currency">
            <text:p>0,023 €</text:p>
          </table:table-cell>
          <table:table-cell table:style-name="ce4"/>
          <table:table-cell table:style-name="ce56" table:formula="of:=IF(OR([.N73]&lt;&gt;&quot;&quot;;[.C73]=&quot;Not installed&quot;);&quot;&quot;;[.E7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5" table:formula="of:=[.A74]*2" office:value-type="float" office:value="6" calcext:value-type="float">
            <text:p>6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74]=&quot;-&quot;; [.E74]=&quot;&quot;);&quot;&quot;;[.E74]*[.G74])" office:value-type="currency" office:currency="GBP" office:value="0.0426" calcext:value-type="currency">
            <text:p>£0,04</text:p>
          </table:table-cell>
          <table:table-cell table:style-name="ce39"/>
          <table:table-cell table:style-name="ce22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74]=&quot;-&quot;;[.E74]=&quot;&quot;);&quot;&quot;;[.E74]*[.K74])" office:value-type="currency" office:currency="EUR" office:value="0.3498" calcext:value-type="currency">
            <text:p>0,35 €</text:p>
          </table:table-cell>
          <table:table-cell table:style-name="ce52" table:formula="of:=IF([.E74]&lt;&gt;&quot;&quot;; IF([.F74]&lt;&gt;&quot;-&quot; ; IF([.L74] &gt; [.H74]*[.$M$1];[.H74]*[.$M$1];[.L74]);[.L74]);&quot;&quot;)" office:value-type="currency" office:currency="EUR" office:value="0.050888682" calcext:value-type="currency">
            <text:p>0,051 €</text:p>
          </table:table-cell>
          <table:table-cell table:style-name="ce54"/>
          <table:table-cell table:style-name="ce54" table:formula="of:=IF(OR([.N74]&lt;&gt;&quot;&quot;;[.C74]=&quot;Not installed&quot;);&quot;&quot;;[.E74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80/3W</text:p>
          </table:table-cell>
          <table:table-cell table:style-name="ce16" office:value-type="string" calcext:value-type="string">
            <text:p>2512, <text:span text:style-name="T4">3W</text:span></text:p>
          </table:table-cell>
          <table:table-cell table:style-name="ce16" office:value-type="string" calcext:value-type="string">
            <text:p>R30</text:p>
          </table:table-cell>
          <table:table-cell table:style-name="ce26" table:formula="of:=[.A75]*2" office:value-type="float" office:value="2" calcext:value-type="float">
            <text:p>2</text:p>
          </table:table-cell>
          <table:table-cell table:style-name="ce29" office:value-type="string" calcext:value-type="string">
            <text:p>1435951</text:p>
          </table:table-cell>
          <table:table-cell table:style-name="ce34" office:value-type="float" office:value="0.524" calcext:value-type="float">
            <text:p>0,524</text:p>
          </table:table-cell>
          <table:table-cell table:style-name="ce37" table:formula="of:=IF(OR([.F75]=&quot;-&quot;; [.E75]=&quot;&quot;);&quot;&quot;;[.E75]*[.G75])" office:value-type="currency" office:currency="GBP" office:value="1.048" calcext:value-type="currency">
            <text:p>£1,05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75]=&quot;-&quot;;[.E75]=&quot;&quot;);&quot;&quot;;[.E75]*[.K75])">
            <text:p/>
          </table:table-cell>
          <table:table-cell table:style-name="ce52" table:formula="of:=IF([.E75]&lt;&gt;&quot;&quot;; IF([.F75]&lt;&gt;&quot;-&quot; ; IF([.L75] &gt; [.H75]*[.$M$1];[.H75]*[.$M$1];[.L75]);[.L75]);&quot;&quot;)" office:value-type="currency" office:currency="EUR" office:value="1.25190936" calcext:value-type="currency">
            <text:p>1,252 €</text:p>
          </table:table-cell>
          <table:table-cell table:style-name="ce4"/>
          <table:table-cell table:style-name="ce56" table:formula="of:=IF(OR([.N75]&lt;&gt;&quot;&quot;;[.C75]=&quot;Not installed&quot;);&quot;&quot;;[.E7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5" table:formula="of:=[.A76]*2" office:value-type="float" office:value="2" calcext:value-type="float">
            <text:p>2</text:p>
          </table:table-cell>
          <table:table-cell table:style-name="ce28" office:value-type="float" office:value="1376975" calcext:value-type="float">
            <text:p>1376975</text:p>
          </table:table-cell>
          <table:table-cell table:style-name="ce33" office:value-type="float" office:value="0.353" calcext:value-type="float">
            <text:p>0,353</text:p>
          </table:table-cell>
          <table:table-cell table:style-name="ce36" table:formula="of:=IF(OR([.F76]=&quot;-&quot;; [.E76]=&quot;&quot;);&quot;&quot;;[.E76]*[.G76])" office:value-type="currency" office:currency="GBP" office:value="0.706" calcext:value-type="currency">
            <text:p>£0,71</text:p>
          </table:table-cell>
          <table:table-cell table:style-name="ce39"/>
          <table:table-cell table:style-name="ce22" office:value-type="string" calcext:value-type="string">
            <text:p>WF25P-2R2-5%</text:p>
          </table:table-cell>
          <table:table-cell table:style-name="ce33" office:value-type="float" office:value="0.0419" calcext:value-type="float">
            <text:p>0,042</text:p>
          </table:table-cell>
          <table:table-cell table:style-name="ce46" table:formula="of:=IF(OR([.J76]=&quot;-&quot;;[.E76]=&quot;&quot;);&quot;&quot;;[.E76]*[.K76])" office:value-type="currency" office:currency="EUR" office:value="0.0838" calcext:value-type="currency">
            <text:p>0,08 €</text:p>
          </table:table-cell>
          <table:table-cell table:style-name="ce52" table:formula="of:=IF([.E76]&lt;&gt;&quot;&quot;; IF([.F76]&lt;&gt;&quot;-&quot; ; IF([.L76] &gt; [.H76]*[.$M$1];[.H76]*[.$M$1];[.L76]);[.L76]);&quot;&quot;)" office:value-type="currency" office:currency="EUR" office:value="0.0838" calcext:value-type="currency">
            <text:p>0,084 €</text:p>
          </table:table-cell>
          <table:table-cell table:style-name="ce54"/>
          <table:table-cell table:style-name="ce54" table:formula="of:=IF(OR([.N76]&lt;&gt;&quot;&quot;;[.C76]=&quot;Not installed&quot;);&quot;&quot;;[.E76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22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38, R39, R42, R48, R58, R80, R81, R83, R84</text:p>
          </table:table-cell>
          <table:table-cell table:style-name="ce26" table:formula="of:=[.A77]*2" office:value-type="float" office:value="18" calcext:value-type="float">
            <text:p>18</text:p>
          </table:table-cell>
          <table:table-cell table:style-name="ce29" office:value-type="string" calcext:value-type="string">
            <text:p>1099795</text:p>
          </table:table-cell>
          <table:table-cell table:style-name="ce34" office:value-type="float" office:value="0.0123" calcext:value-type="float">
            <text:p>0,012</text:p>
          </table:table-cell>
          <table:table-cell table:style-name="ce37" table:formula="of:=IF(OR([.F77]=&quot;-&quot;; [.E77]=&quot;&quot;);&quot;&quot;;[.E77]*[.G77])" office:value-type="currency" office:currency="GBP" office:value="0.2214" calcext:value-type="currency">
            <text:p>£0,22</text:p>
          </table:table-cell>
          <table:table-cell table:style-name="ce40"/>
          <table:table-cell table:style-name="ce42" office:value-type="string" calcext:value-type="string">
            <text:p>RC0805FR-07220R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J77]=&quot;-&quot;;[.E77]=&quot;&quot;);&quot;&quot;;[.E77]*[.K77])" office:value-type="currency" office:currency="EUR" office:value="0.12852" calcext:value-type="currency">
            <text:p>0,13 €</text:p>
          </table:table-cell>
          <table:table-cell table:style-name="ce52" table:formula="of:=IF([.E77]&lt;&gt;&quot;&quot;; IF([.F77]&lt;&gt;&quot;-&quot; ; IF([.L77] &gt; [.H77]*[.$M$1];[.H77]*[.$M$1];[.L77]);[.L77]);&quot;&quot;)" office:value-type="currency" office:currency="EUR" office:value="0.12852" calcext:value-type="currency">
            <text:p>0,129 €</text:p>
          </table:table-cell>
          <table:table-cell table:style-name="ce4"/>
          <table:table-cell table:style-name="ce56" table:formula="of:=IF(OR([.N77]&lt;&gt;&quot;&quot;;[.C77]=&quot;Not installed&quot;);&quot;&quot;;[.E77])" office:value-type="float" office:value="18" calcext:value-type="float">
            <text:p>18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4, R33, R41, R74, R82, R95</text:p>
          </table:table-cell>
          <table:table-cell table:style-name="ce25" table:formula="of:=[.A78]*2" office:value-type="float" office:value="12" calcext:value-type="float">
            <text:p>12</text:p>
          </table:table-cell>
          <table:table-cell table:style-name="ce28" office:value-type="float" office:value="1099800" calcext:value-type="float">
            <text:p>1099800</text:p>
          </table:table-cell>
          <table:table-cell table:style-name="ce33" office:value-type="float" office:value="0.0092" calcext:value-type="float">
            <text:p>0,009</text:p>
          </table:table-cell>
          <table:table-cell table:style-name="ce36" table:formula="of:=IF(OR([.F78]=&quot;-&quot;; [.E78]=&quot;&quot;);&quot;&quot;;[.E78]*[.G78])" office:value-type="currency" office:currency="GBP" office:value="0.1104" calcext:value-type="currency">
            <text:p>£0,11</text:p>
          </table:table-cell>
          <table:table-cell table:style-name="ce39"/>
          <table:table-cell table:style-name="ce22" office:value-type="string" calcext:value-type="string">
            <text:p>RC0805FR-071K </text:p>
          </table:table-cell>
          <table:table-cell table:style-name="ce33" office:value-type="float" office:value="0.00657" calcext:value-type="float">
            <text:p>0,007</text:p>
          </table:table-cell>
          <table:table-cell table:style-name="ce46" table:formula="of:=IF(OR([.J78]=&quot;-&quot;;[.E78]=&quot;&quot;);&quot;&quot;;[.E78]*[.K78])" office:value-type="currency" office:currency="EUR" office:value="0.07884" calcext:value-type="currency">
            <text:p>0,08 €</text:p>
          </table:table-cell>
          <table:table-cell table:style-name="ce52" table:formula="of:=IF([.E78]&lt;&gt;&quot;&quot;; IF([.F78]&lt;&gt;&quot;-&quot; ; IF([.L78] &gt; [.H78]*[.$M$1];[.H78]*[.$M$1];[.L78]);[.L78]);&quot;&quot;)" office:value-type="currency" office:currency="EUR" office:value="0.07884" calcext:value-type="currency">
            <text:p>0,079 €</text:p>
          </table:table-cell>
          <table:table-cell table:style-name="ce54"/>
          <table:table-cell table:style-name="ce54" table:formula="of:=IF(OR([.N78]&lt;&gt;&quot;&quot;;[.C78]=&quot;Not installed&quot;);&quot;&quot;;[.E78])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7K5</text:p>
          </table:table-cell>
          <table:table-cell table:style-name="ce16" office:value-type="string" calcext:value-type="string">
            <text:p>0805, <text:span text:style-name="T4">0.1%</text:span></text:p>
          </table:table-cell>
          <table:table-cell table:style-name="ce16" office:value-type="string" calcext:value-type="string">
            <text:p>R44, R55</text:p>
          </table:table-cell>
          <table:table-cell table:style-name="ce26" table:formula="of:=[.A79]*2" office:value-type="float" office:value="4" calcext:value-type="float">
            <text:p>4</text:p>
          </table:table-cell>
          <table:table-cell table:style-name="ce29" office:value-type="float" office:value="1670239" calcext:value-type="float">
            <text:p>1670239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OR([.F79]=&quot;-&quot;; [.E79]=&quot;&quot;);&quot;&quot;;[.E79]*[.G79])" office:value-type="currency" office:currency="GBP" office:value="0.824" calcext:value-type="currency">
            <text:p>£0,82</text:p>
          </table:table-cell>
          <table:table-cell table:style-name="ce40"/>
          <table:table-cell table:style-name="ce42" office:value-type="string" calcext:value-type="string">
            <text:p>RN73C2A7K5BTDF </text:p>
          </table:table-cell>
          <table:table-cell table:style-name="ce34" office:value-type="float" office:value="0.475" calcext:value-type="float">
            <text:p>0,475</text:p>
          </table:table-cell>
          <table:table-cell table:style-name="ce47" table:formula="of:=IF(OR([.J79]=&quot;-&quot;;[.E79]=&quot;&quot;);&quot;&quot;;[.E79]*[.K79])" office:value-type="currency" office:currency="EUR" office:value="1.9" calcext:value-type="currency">
            <text:p>1,90 €</text:p>
          </table:table-cell>
          <table:table-cell table:style-name="ce52" table:formula="of:=IF([.E79]&lt;&gt;&quot;&quot;; IF([.F79]&lt;&gt;&quot;-&quot; ; IF([.L79] &gt; [.H79]*[.$M$1];[.H79]*[.$M$1];[.L79]);[.L79]);&quot;&quot;)" office:value-type="currency" office:currency="EUR" office:value="0.98432568" calcext:value-type="currency">
            <text:p>0,984 €</text:p>
          </table:table-cell>
          <table:table-cell table:style-name="ce4"/>
          <table:table-cell table:style-name="ce56" table:formula="of:=IF(OR([.N79]&lt;&gt;&quot;&quot;;[.C79]=&quot;Not installed&quot;);&quot;&quot;;[.E79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75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5" table:formula="of:=[.A80]*2" office:value-type="float" office:value="10" calcext:value-type="float">
            <text:p>10</text:p>
          </table:table-cell>
          <table:table-cell table:style-name="ce28" office:value-type="string" calcext:value-type="string">
            <text:p>9333525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80]=&quot;-&quot;; [.E80]=&quot;&quot;);&quot;&quot;;[.E80]*[.G80])" office:value-type="currency" office:currency="GBP" office:value="0.16" calcext:value-type="currency">
            <text:p>£0,16</text:p>
          </table:table-cell>
          <table:table-cell table:style-name="ce39"/>
          <table:table-cell table:style-name="ce22" office:value-type="string" calcext:value-type="string">
            <text:p>CRCW0805750RFKTABC</text:p>
          </table:table-cell>
          <table:table-cell table:style-name="ce33" office:value-type="float" office:value="0.0116" calcext:value-type="float">
            <text:p>0,012</text:p>
          </table:table-cell>
          <table:table-cell table:style-name="ce46" table:formula="of:=IF(OR([.J80]=&quot;-&quot;;[.E80]=&quot;&quot;);&quot;&quot;;[.E80]*[.K80])" office:value-type="currency" office:currency="EUR" office:value="0.116" calcext:value-type="currency">
            <text:p>0,12 €</text:p>
          </table:table-cell>
          <table:table-cell table:style-name="ce52" table:formula="of:=IF([.A80]&lt;&gt;&quot;&quot;; IF([.F80]&lt;&gt;&quot;-&quot; ; IF([.L80] &gt; [.H80]*[.$M$1];[.H80]*[.$M$1];[.L80]);[.L80]);&quot;&quot;)" office:value-type="currency" office:currency="EUR" office:value="0.116" calcext:value-type="currency">
            <text:p>0,116 €</text:p>
          </table:table-cell>
          <table:table-cell table:style-name="ce54"/>
          <table:table-cell table:style-name="ce54" table:formula="of:=IF(OR([.N80]&lt;&gt;&quot;&quot;;[.C80]=&quot;Not installed&quot;);&quot;&quot;;[.E80])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,<text:span text:style-name="T1"> </text:span><text:span text:style-name="T5">0.1%</text:span></text:p>
          </table:table-cell>
          <table:table-cell table:style-name="ce16" office:value-type="string" calcext:value-type="string">
            <text:p>R49, R59</text:p>
          </table:table-cell>
          <table:table-cell table:style-name="ce26" table:formula="of:=[.A81]*2" office:value-type="float" office:value="4" calcext:value-type="float">
            <text:p>4</text:p>
          </table:table-cell>
          <table:table-cell table:style-name="ce29" office:value-type="float" office:value="1577686" calcext:value-type="float">
            <text:p>1577686</text:p>
          </table:table-cell>
          <table:table-cell table:style-name="ce34" office:value-type="float" office:value="0.197" calcext:value-type="float">
            <text:p>0,197</text:p>
          </table:table-cell>
          <table:table-cell table:style-name="ce37" table:formula="of:=IF(OR([.F81]=&quot;-&quot;; [.E81]=&quot;&quot;);&quot;&quot;;[.E81]*[.G81])" office:value-type="currency" office:currency="GBP" office:value="0.788" calcext:value-type="currency">
            <text:p>£0,79</text:p>
          </table:table-cell>
          <table:table-cell table:style-name="ce40"/>
          <table:table-cell table:style-name="ce42" office:value-type="string" calcext:value-type="string">
            <text:p>RN73C2A100KBTDF</text:p>
          </table:table-cell>
          <table:table-cell table:style-name="ce34" office:value-type="float" office:value="0.513" calcext:value-type="float">
            <text:p>0,513</text:p>
          </table:table-cell>
          <table:table-cell table:style-name="ce47" table:formula="of:=IF(OR([.J81]=&quot;-&quot;;[.E81]=&quot;&quot;);&quot;&quot;;[.E81]*[.K81])" office:value-type="currency" office:currency="EUR" office:value="2.052" calcext:value-type="currency">
            <text:p>2,05 €</text:p>
          </table:table-cell>
          <table:table-cell table:style-name="ce52" table:formula="of:=IF([.E81]&lt;&gt;&quot;&quot;; IF([.F81]&lt;&gt;&quot;-&quot; ; IF([.L81] &gt; [.H81]*[.$M$1];[.H81]*[.$M$1];[.L81]);[.L81]);&quot;&quot;)" office:value-type="currency" office:currency="EUR" office:value="0.94132116" calcext:value-type="currency">
            <text:p>0,941 €</text:p>
          </table:table-cell>
          <table:table-cell table:style-name="ce4"/>
          <table:table-cell table:style-name="ce56" table:formula="of:=IF(OR([.N81]&lt;&gt;&quot;&quot;;[.C81]=&quot;Not installed&quot;);&quot;&quot;;[.E81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5" table:formula="of:=[.A82]*2" office:value-type="float" office:value="6" calcext:value-type="float">
            <text:p>6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82]=&quot;-&quot;; [.E82]=&quot;&quot;);&quot;&quot;;[.E82]*[.G82])" office:value-type="currency" office:currency="GBP" office:value="0.0684" calcext:value-type="currency">
            <text:p>£0,07</text:p>
          </table:table-cell>
          <table:table-cell table:style-name="ce39"/>
          <table:table-cell table:style-name="ce22" office:value-type="string" calcext:value-type="string">
            <text:p>RC0805FR-07100R</text:p>
          </table:table-cell>
          <table:table-cell table:style-name="ce33" office:value-type="float" office:value="0.00661" calcext:value-type="float">
            <text:p>0,007</text:p>
          </table:table-cell>
          <table:table-cell table:style-name="ce46" table:formula="of:=IF(OR([.J82]=&quot;-&quot;;[.E82]=&quot;&quot;);&quot;&quot;;[.E82]*[.K82])" office:value-type="currency" office:currency="EUR" office:value="0.03966" calcext:value-type="currency">
            <text:p>0,04 €</text:p>
          </table:table-cell>
          <table:table-cell table:style-name="ce52" table:formula="of:=IF([.E82]&lt;&gt;&quot;&quot;; IF([.F82]&lt;&gt;&quot;-&quot; ; IF([.L82] &gt; [.H82]*[.$M$1];[.H82]*[.$M$1];[.L82]);[.L82]);&quot;&quot;)" office:value-type="currency" office:currency="EUR" office:value="0.03966" calcext:value-type="currency">
            <text:p>0,040 €</text:p>
          </table:table-cell>
          <table:table-cell table:style-name="ce54"/>
          <table:table-cell table:style-name="ce54" table:formula="of:=IF(OR([.N82]&lt;&gt;&quot;&quot;;[.C82]=&quot;Not installed&quot;);&quot;&quot;;[.E82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0K</text:p>
          </table:table-cell>
          <table:table-cell table:style-name="ce16" office:value-type="string" calcext:value-type="string">
            <text:p>0805, <text:span text:style-name="T4">0.1%</text:span></text:p>
          </table:table-cell>
          <table:table-cell table:style-name="ce16" office:value-type="string" calcext:value-type="string">
            <text:p>R50, R60</text:p>
          </table:table-cell>
          <table:table-cell table:style-name="ce26" table:formula="of:=[.A83]*2" office:value-type="float" office:value="4" calcext:value-type="float">
            <text:p>4</text:p>
          </table:table-cell>
          <table:table-cell table:style-name="ce29" office:value-type="string" calcext:value-type="string">
            <text:p>1575937</text:p>
          </table:table-cell>
          <table:table-cell table:style-name="ce34" office:value-type="float" office:value="0.393" calcext:value-type="float">
            <text:p>0,393</text:p>
          </table:table-cell>
          <table:table-cell table:style-name="ce37" table:formula="of:=IF(OR([.F83]=&quot;-&quot;; [.E83]=&quot;&quot;);&quot;&quot;;[.E83]*[.G83])" office:value-type="currency" office:currency="GBP" office:value="1.572" calcext:value-type="currency">
            <text:p>£1,57</text:p>
          </table:table-cell>
          <table:table-cell table:style-name="ce40"/>
          <table:table-cell table:style-name="ce42" office:value-type="string" calcext:value-type="string">
            <text:p>TC0525B2002T1E </text:p>
          </table:table-cell>
          <table:table-cell table:style-name="ce34" office:value-type="float" office:value="0.10766" calcext:value-type="float">
            <text:p>0,108</text:p>
          </table:table-cell>
          <table:table-cell table:style-name="ce47" table:formula="of:=IF(OR([.J83]=&quot;-&quot;;[.E83]=&quot;&quot;);&quot;&quot;;[.E83]*[.K83])" office:value-type="currency" office:currency="EUR" office:value="0.43064" calcext:value-type="currency">
            <text:p>0,43 €</text:p>
          </table:table-cell>
          <table:table-cell table:style-name="ce52" table:formula="of:=IF([.E83]&lt;&gt;&quot;&quot;; IF([.F83]&lt;&gt;&quot;-&quot; ; IF([.L83] &gt; [.H83]*[.$M$1];[.H83]*[.$M$1];[.L83]);[.L83]);&quot;&quot;)" office:value-type="currency" office:currency="EUR" office:value="0.43064" calcext:value-type="currency">
            <text:p>0,431 €</text:p>
          </table:table-cell>
          <table:table-cell table:style-name="ce4"/>
          <table:table-cell table:style-name="ce56" table:formula="of:=IF(OR([.N83]&lt;&gt;&quot;&quot;;[.C83]=&quot;Not installed&quot;);&quot;&quot;;[.E8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0R</text:p>
          </table:table-cell>
          <table:table-cell table:style-name="ce15" office:value-type="string" calcext:value-type="string">
            <text:p>0805, <text:span text:style-name="T4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5" table:formula="of:=[.A84]*2" office:value-type="float" office:value="4" calcext:value-type="float">
            <text:p>4</text:p>
          </table:table-cell>
          <table:table-cell table:style-name="ce28" office:value-type="string" calcext:value-type="string">
            <text:p>1577596</text:p>
          </table:table-cell>
          <table:table-cell table:style-name="ce33" office:value-type="float" office:value="0.143" calcext:value-type="float">
            <text:p>0,143</text:p>
          </table:table-cell>
          <table:table-cell table:style-name="ce36" table:formula="of:=IF(OR([.F84]=&quot;-&quot;; [.E84]=&quot;&quot;);&quot;&quot;;[.E84]*[.G84])" office:value-type="currency" office:currency="GBP" office:value="0.572" calcext:value-type="currency">
            <text:p>£0,57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84]=&quot;-&quot;;[.E84]=&quot;&quot;);&quot;&quot;;[.E84]*[.K84])">
            <text:p/>
          </table:table-cell>
          <table:table-cell table:style-name="ce52" table:formula="of:=IF([.E84]&lt;&gt;&quot;&quot;; IF([.F84]&lt;&gt;&quot;-&quot; ; IF([.L84] &gt; [.H84]*[.$M$1];[.H84]*[.$M$1];[.L84]);[.L84]);&quot;&quot;)" office:value-type="currency" office:currency="EUR" office:value="0.68329404" calcext:value-type="currency">
            <text:p>0,683 €</text:p>
          </table:table-cell>
          <table:table-cell table:style-name="ce54"/>
          <table:table-cell table:style-name="ce54" table:formula="of:=IF(OR([.N84]&lt;&gt;&quot;&quot;;[.C84]=&quot;Not installed&quot;);&quot;&quot;;[.E84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K37 </text:p>
          </table:table-cell>
          <table:table-cell table:style-name="ce16" office:value-type="string" calcext:value-type="string">
            <text:p>0805, <text:span text:style-name="T4">0.1%</text:span></text:p>
          </table:table-cell>
          <table:table-cell table:style-name="ce16" office:value-type="string" calcext:value-type="string">
            <text:p>R64, R72</text:p>
          </table:table-cell>
          <table:table-cell table:style-name="ce26" table:formula="of:=[.A85]*2" office:value-type="float" office:value="4" calcext:value-type="float">
            <text:p>4</text:p>
          </table:table-cell>
          <table:table-cell table:style-name="ce29" office:value-type="float" office:value="1575834" calcext:value-type="float">
            <text:p>1575834</text:p>
          </table:table-cell>
          <table:table-cell table:style-name="ce34" office:value-type="float" office:value="0.343" calcext:value-type="float">
            <text:p>0,343</text:p>
          </table:table-cell>
          <table:table-cell table:style-name="ce37" table:formula="of:=IF(OR([.F85]=&quot;-&quot;; [.E85]=&quot;&quot;);&quot;&quot;;[.E85]*[.G85])" office:value-type="currency" office:currency="GBP" office:value="1.372" calcext:value-type="currency">
            <text:p>£1,37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85]=&quot;-&quot;;[.E85]=&quot;&quot;);&quot;&quot;;[.E85]*[.K85])">
            <text:p/>
          </table:table-cell>
          <table:table-cell table:style-name="ce52" table:formula="of:=IF([.E85]&lt;&gt;&quot;&quot;; IF([.F85]&lt;&gt;&quot;-&quot; ; IF([.L85] &gt; [.H85]*[.$M$1];[.H85]*[.$M$1];[.L85]);[.L85]);&quot;&quot;)" office:value-type="currency" office:currency="EUR" office:value="1.63895004" calcext:value-type="currency">
            <text:p>1,639 €</text:p>
          </table:table-cell>
          <table:table-cell table:style-name="ce4"/>
          <table:table-cell table:style-name="ce56" table:formula="of:=IF(OR([.N85]&lt;&gt;&quot;&quot;;[.C85]=&quot;Not installed&quot;);&quot;&quot;;[.E85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51R</text:p>
          </table:table-cell>
          <table:table-cell table:style-name="ce15" office:value-type="string" calcext:value-type="string">
            <text:p>0805, <text:span text:style-name="T4">0.1%</text:span></text:p>
          </table:table-cell>
          <table:table-cell table:style-name="ce22" office:value-type="string" calcext:value-type="string">
            <text:p>R66, R67, R70, R71</text:p>
          </table:table-cell>
          <table:table-cell table:style-name="ce25" table:formula="of:=[.A86]*2" office:value-type="float" office:value="8" calcext:value-type="float">
            <text:p>8</text:p>
          </table:table-cell>
          <table:table-cell table:style-name="ce28" office:value-type="string" calcext:value-type="string">
            <text:p>1670210</text:p>
          </table:table-cell>
          <table:table-cell table:style-name="ce33" office:value-type="float" office:value="0.207" calcext:value-type="float">
            <text:p>0,207</text:p>
          </table:table-cell>
          <table:table-cell table:style-name="ce36" table:formula="of:=IF(OR([.F86]=&quot;-&quot;; [.E86]=&quot;&quot;);&quot;&quot;;[.E86]*[.G86])" office:value-type="currency" office:currency="GBP" office:value="1.656" calcext:value-type="currency">
            <text:p>£1,66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86]=&quot;-&quot;;[.E86]=&quot;&quot;);&quot;&quot;;[.E86]*[.K86])">
            <text:p/>
          </table:table-cell>
          <table:table-cell table:style-name="ce52" table:formula="of:=IF([.E86]&lt;&gt;&quot;&quot;; IF([.F86]&lt;&gt;&quot;-&quot; ; IF([.L86] &gt; [.H86]*[.$M$1];[.H86]*[.$M$1];[.L86]);[.L86]);&quot;&quot;)" office:value-type="currency" office:currency="EUR" office:value="1.97820792" calcext:value-type="currency">
            <text:p>1,978 €</text:p>
          </table:table-cell>
          <table:table-cell table:style-name="ce54"/>
          <table:table-cell table:style-name="ce54" table:formula="of:=IF(OR([.N86]&lt;&gt;&quot;&quot;;[.C86]=&quot;Not installed&quot;);&quot;&quot;;[.E86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20/2W</text:p>
          </table:table-cell>
          <table:table-cell table:style-name="ce16" office:value-type="string" calcext:value-type="string">
            <text:p>2512, 2W</text:p>
          </table:table-cell>
          <table:table-cell table:style-name="ce16" office:value-type="string" calcext:value-type="string">
            <text:p>R69</text:p>
          </table:table-cell>
          <table:table-cell table:style-name="ce26" table:formula="of:=[.A87]*2" office:value-type="float" office:value="2" calcext:value-type="float">
            <text:p>2</text:p>
          </table:table-cell>
          <table:table-cell table:style-name="ce29" office:value-type="float" office:value="2079436" calcext:value-type="float">
            <text:p>2079436</text:p>
          </table:table-cell>
          <table:table-cell table:style-name="ce34" office:value-type="float" office:value="0.156" calcext:value-type="float">
            <text:p>0,156</text:p>
          </table:table-cell>
          <table:table-cell table:style-name="ce37" table:formula="of:=IF(OR([.F87]=&quot;-&quot;; [.E87]=&quot;&quot;);&quot;&quot;;[.E87]*[.G87])" office:value-type="currency" office:currency="GBP" office:value="0.312" calcext:value-type="currency">
            <text:p>£0,31</text:p>
          </table:table-cell>
          <table:table-cell table:style-name="ce40"/>
          <table:table-cell table:style-name="ce42" office:value-type="string" calcext:value-type="string">
            <text:p>WW25NR020FTL </text:p>
          </table:table-cell>
          <table:table-cell table:style-name="ce34" office:value-type="float" office:value="0.189" calcext:value-type="float">
            <text:p>0,189</text:p>
          </table:table-cell>
          <table:table-cell table:style-name="ce47" table:formula="of:=IF(OR([.J87]=&quot;-&quot;;[.E87]=&quot;&quot;);&quot;&quot;;[.E87]*[.K87])" office:value-type="currency" office:currency="EUR" office:value="0.378" calcext:value-type="currency">
            <text:p>0,38 €</text:p>
          </table:table-cell>
          <table:table-cell table:style-name="ce52" table:formula="of:=IF([.E87]&lt;&gt;&quot;&quot;; IF([.F87]&lt;&gt;&quot;-&quot; ; IF([.L87] &gt; [.H87]*[.$M$1];[.H87]*[.$M$1];[.L87]);[.L87]);&quot;&quot;)" office:value-type="currency" office:currency="EUR" office:value="0.37270584" calcext:value-type="currency">
            <text:p>0,373 €</text:p>
          </table:table-cell>
          <table:table-cell table:style-name="ce4"/>
          <table:table-cell table:style-name="ce56" table:formula="of:=IF(OR([.N87]&lt;&gt;&quot;&quot;;[.C87]=&quot;Not installed&quot;);&quot;&quot;;[.E8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47K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7, R16, R19, R89, R90, R91, R103</text:p>
          </table:table-cell>
          <table:table-cell table:style-name="ce25" table:formula="of:=[.A88]*2" office:value-type="float" office:value="14" calcext:value-type="float">
            <text:p>14</text:p>
          </table:table-cell>
          <table:table-cell table:style-name="ce28" office:value-type="string" calcext:value-type="string">
            <text:p>2447664</text:p>
          </table:table-cell>
          <table:table-cell table:style-name="ce33" office:value-type="float" office:value="0.0049" calcext:value-type="float">
            <text:p>0,005</text:p>
          </table:table-cell>
          <table:table-cell table:style-name="ce36" table:formula="of:=IF(OR([.F88]=&quot;-&quot;; [.E88]=&quot;&quot;);&quot;&quot;;[.E88]*[.G88])" office:value-type="currency" office:currency="GBP" office:value="0.0686" calcext:value-type="currency">
            <text:p>£0,07</text:p>
          </table:table-cell>
          <table:table-cell table:style-name="ce39"/>
          <table:table-cell table:style-name="ce22" office:value-type="string" calcext:value-type="string">
            <text:p>RC0805FR-0747K </text:p>
          </table:table-cell>
          <table:table-cell table:style-name="ce33" office:value-type="float" office:value="0.00714" calcext:value-type="float">
            <text:p>0,007</text:p>
          </table:table-cell>
          <table:table-cell table:style-name="ce46" table:formula="of:=IF(OR([.J88]=&quot;-&quot;;[.E88]=&quot;&quot;);&quot;&quot;;[.E88]*[.K88])" office:value-type="currency" office:currency="EUR" office:value="0.09996" calcext:value-type="currency">
            <text:p>0,10 €</text:p>
          </table:table-cell>
          <table:table-cell table:style-name="ce52" table:formula="of:=IF([.E88]&lt;&gt;&quot;&quot;; IF([.F88]&lt;&gt;&quot;-&quot; ; IF([.L88] &gt; [.H88]*[.$M$1];[.H88]*[.$M$1];[.L88]);[.L88]);&quot;&quot;)" office:value-type="currency" office:currency="EUR" office:value="0.081947502" calcext:value-type="currency">
            <text:p>0,082 €</text:p>
          </table:table-cell>
          <table:table-cell table:style-name="ce54"/>
          <table:table-cell table:style-name="ce54" table:formula="of:=IF(OR([.N88]&lt;&gt;&quot;&quot;;[.C88]=&quot;Not installed&quot;);&quot;&quot;;[.E88])" office:value-type="float" office:value="14" calcext:value-type="float">
            <text:p>14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8, R18, R85</text:p>
          </table:table-cell>
          <table:table-cell table:style-name="ce26" table:formula="of:=[.A89]*2" office:value-type="float" office:value="6" calcext:value-type="float">
            <text:p>6</text:p>
          </table:table-cell>
          <table:table-cell table:style-name="ce29" office:value-type="string" calcext:value-type="string">
            <text:p>9236643</text:p>
          </table:table-cell>
          <table:table-cell table:style-name="ce34" office:value-type="float" office:value="0.0132" calcext:value-type="float">
            <text:p>0,013</text:p>
          </table:table-cell>
          <table:table-cell table:style-name="ce37" table:formula="of:=IF(OR([.F89]=&quot;-&quot;; [.E89]=&quot;&quot;);&quot;&quot;;[.E89]*[.G89])" office:value-type="currency" office:currency="GBP" office:value="0.0792" calcext:value-type="currency">
            <text:p>£0,08</text:p>
          </table:table-cell>
          <table:table-cell table:style-name="ce40"/>
          <table:table-cell table:style-name="ce42" office:value-type="string" calcext:value-type="string">
            <text:p>CRCW120610R0FKTABC</text:p>
          </table:table-cell>
          <table:table-cell table:style-name="ce34" office:value-type="float" office:value="0.0137" calcext:value-type="float">
            <text:p>0,014</text:p>
          </table:table-cell>
          <table:table-cell table:style-name="ce47" table:formula="of:=IF(OR([.J89]=&quot;-&quot;;[.E89]=&quot;&quot;);&quot;&quot;;[.E89]*[.K89])" office:value-type="currency" office:currency="EUR" office:value="0.0822" calcext:value-type="currency">
            <text:p>0,08 €</text:p>
          </table:table-cell>
          <table:table-cell table:style-name="ce52" table:formula="of:=IF([.E89]&lt;&gt;&quot;&quot;; IF([.F89]&lt;&gt;&quot;-&quot; ; IF([.L89] &gt; [.H89]*[.$M$1];[.H89]*[.$M$1];[.L89]);[.L89]);&quot;&quot;)" office:value-type="currency" office:currency="EUR" office:value="0.0822" calcext:value-type="currency">
            <text:p>0,082 €</text:p>
          </table:table-cell>
          <table:table-cell table:style-name="ce4"/>
          <table:table-cell table:style-name="ce56" table:formula="of:=IF(OR([.N89]&lt;&gt;&quot;&quot;;[.C89]=&quot;Not installed&quot;);&quot;&quot;;[.E89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5" table:formula="of:=[.A90]*2" office:value-type="float" office:value="4" calcext:value-type="float">
            <text:p>4</text:p>
          </table:table-cell>
          <table:table-cell table:style-name="ce28" office:value-type="string" calcext:value-type="string">
            <text:p>9333037</text:p>
          </table:table-cell>
          <table:table-cell table:style-name="ce33" office:value-type="float" office:value="0.0016" calcext:value-type="float">
            <text:p>0,002</text:p>
          </table:table-cell>
          <table:table-cell table:style-name="ce36" table:formula="of:=IF(OR([.F90]=&quot;-&quot;; [.E90]=&quot;&quot;);&quot;&quot;;[.E90]*[.G90])" office:value-type="currency" office:currency="GBP" office:value="0.0064" calcext:value-type="currency">
            <text:p>£0,01</text:p>
          </table:table-cell>
          <table:table-cell table:style-name="ce39"/>
          <table:table-cell table:style-name="ce22" office:value-type="string" calcext:value-type="string">
            <text:p>RC0805FR-07330R</text:p>
          </table:table-cell>
          <table:table-cell table:style-name="ce33" office:value-type="float" office:value="0.00693" calcext:value-type="float">
            <text:p>0,007</text:p>
          </table:table-cell>
          <table:table-cell table:style-name="ce46" table:formula="of:=IF(OR([.J90]=&quot;-&quot;;[.E90]=&quot;&quot;);&quot;&quot;;[.E90]*[.K90])" office:value-type="currency" office:currency="EUR" office:value="0.02772" calcext:value-type="currency">
            <text:p>0,03 €</text:p>
          </table:table-cell>
          <table:table-cell table:style-name="ce52" table:formula="of:=IF([.E90]&lt;&gt;&quot;&quot;; IF([.F90]&lt;&gt;&quot;-&quot; ; IF([.L90] &gt; [.H90]*[.$M$1];[.H90]*[.$M$1];[.L90]);[.L90]);&quot;&quot;)" office:value-type="currency" office:currency="EUR" office:value="0.007645248" calcext:value-type="currency">
            <text:p>0,008 €</text:p>
          </table:table-cell>
          <table:table-cell table:style-name="ce54"/>
          <table:table-cell table:style-name="ce54" table:formula="of:=IF(OR([.N90]&lt;&gt;&quot;&quot;;[.C90]=&quot;Not installed&quot;);&quot;&quot;;[.E90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9, R10, R22, R23, R29, R45, R52, R54, R61, R75, R76, R78, R86, R98, R99, R106</text:p>
          </table:table-cell>
          <table:table-cell table:style-name="ce26" table:formula="of:=[.A91]*2" office:value-type="float" office:value="32" calcext:value-type="float">
            <text:p>32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4" office:value-type="float" office:value="0.0091" calcext:value-type="float">
            <text:p>0,009</text:p>
          </table:table-cell>
          <table:table-cell table:style-name="ce37" table:formula="of:=IF(OR([.F91]=&quot;-&quot;; [.E91]=&quot;&quot;);&quot;&quot;;[.E91]*[.G91])" office:value-type="currency" office:currency="GBP" office:value="0.2912" calcext:value-type="currency">
            <text:p>£0,29</text:p>
          </table:table-cell>
          <table:table-cell table:style-name="ce40"/>
          <table:table-cell table:style-name="ce42" office:value-type="string" calcext:value-type="string">
            <text:p>RC0805FR-0710K </text:p>
          </table:table-cell>
          <table:table-cell table:style-name="ce34" office:value-type="float" office:value="0.00664" calcext:value-type="float">
            <text:p>0,007</text:p>
          </table:table-cell>
          <table:table-cell table:style-name="ce47" table:formula="of:=IF(OR([.J91]=&quot;-&quot;;[.E91]=&quot;&quot;);&quot;&quot;;[.E91]*[.K91])" office:value-type="currency" office:currency="EUR" office:value="0.21248" calcext:value-type="currency">
            <text:p>0,21 €</text:p>
          </table:table-cell>
          <table:table-cell table:style-name="ce52" table:formula="of:=IF([.E91]&lt;&gt;&quot;&quot;; IF([.F91]&lt;&gt;&quot;-&quot; ; IF([.L91] &gt; [.H91]*[.$M$1];[.H91]*[.$M$1];[.L91]);[.L91]);&quot;&quot;)" office:value-type="currency" office:currency="EUR" office:value="0.21248" calcext:value-type="currency">
            <text:p>0,212 €</text:p>
          </table:table-cell>
          <table:table-cell table:style-name="ce4"/>
          <table:table-cell table:style-name="ce56" table:formula="of:=IF(OR([.N91]&lt;&gt;&quot;&quot;;[.C91]=&quot;Not installed&quot;);&quot;&quot;;[.E91])" office:value-type="float" office:value="32" calcext:value-type="float">
            <text:p>3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RF0703-821M</text:p>
          </table:table-cell>
          <table:table-cell table:style-name="ce15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5" table:formula="of:=[.A92]*2" office:value-type="float" office:value="2" calcext:value-type="float">
            <text:p>2</text:p>
          </table:table-cell>
          <table:table-cell table:style-name="ce28" office:value-type="string" calcext:value-type="string">
            <text:p>1852832</text:p>
          </table:table-cell>
          <table:table-cell table:style-name="ce33" office:value-type="float" office:value="0.608" calcext:value-type="float">
            <text:p>0,608</text:p>
          </table:table-cell>
          <table:table-cell table:style-name="ce36" table:formula="of:=IF(OR([.F92]=&quot;-&quot;; [.E92]=&quot;&quot;);&quot;&quot;;[.E92]*[.G92])" office:value-type="currency" office:currency="GBP" office:value="1.216" calcext:value-type="currency">
            <text:p>£1,22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92]=&quot;-&quot;;[.E92]=&quot;&quot;);&quot;&quot;;[.E92]*[.K92])">
            <text:p/>
          </table:table-cell>
          <table:table-cell table:style-name="ce52" table:formula="of:=IF([.E92]&lt;&gt;&quot;&quot;; IF([.F92]&lt;&gt;&quot;-&quot; ; IF([.L92] &gt; [.H92]*[.$M$1];[.H92]*[.$M$1];[.L92]);[.L92]);&quot;&quot;)" office:value-type="currency" office:currency="EUR" office:value="1.45259712" calcext:value-type="currency">
            <text:p>1,453 €</text:p>
          </table:table-cell>
          <table:table-cell table:style-name="ce54"/>
          <table:table-cell table:style-name="ce54" table:formula="of:=IF(OR([.N92]&lt;&gt;&quot;&quot;;[.C92]=&quot;Not installed&quot;);&quot;&quot;;[.E9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303035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1</text:p>
          </table:table-cell>
          <table:table-cell table:style-name="ce26" table:formula="of:=[.A93]*2" office:value-type="float" office:value="2" calcext:value-type="float">
            <text:p>2</text:p>
          </table:table-cell>
          <table:table-cell table:style-name="ce29" office:value-type="string" calcext:value-type="string">
            <text:p>9963545</text:p>
          </table:table-cell>
          <table:table-cell table:style-name="ce34" office:value-type="float" office:value="0.568" calcext:value-type="float">
            <text:p>0,568</text:p>
          </table:table-cell>
          <table:table-cell table:style-name="ce37" table:formula="of:=IF(OR([.F93]=&quot;-&quot;; [.E93]=&quot;&quot;);&quot;&quot;;[.E93]*[.G93])" office:value-type="currency" office:currency="GBP" office:value="1.136" calcext:value-type="currency">
            <text:p>£1,14</text:p>
          </table:table-cell>
          <table:table-cell table:style-name="ce40"/>
          <table:table-cell table:style-name="ce42" office:value-type="string" calcext:value-type="string">
            <text:p>MX-5569-03A4</text:p>
          </table:table-cell>
          <table:table-cell table:style-name="ce34" office:value-type="float" office:value="0.476" calcext:value-type="float">
            <text:p>0,476</text:p>
          </table:table-cell>
          <table:table-cell table:style-name="ce47" table:formula="of:=IF(OR([.J93]=&quot;-&quot;;[.E93]=&quot;&quot;);&quot;&quot;;[.E93]*[.K93])" office:value-type="currency" office:currency="EUR" office:value="0.952" calcext:value-type="currency">
            <text:p>0,95 €</text:p>
          </table:table-cell>
          <table:table-cell table:style-name="ce52" table:formula="of:=IF([.E93]&lt;&gt;&quot;&quot;; IF([.F93]&lt;&gt;&quot;-&quot; ; IF([.L93] &gt; [.H93]*[.$M$1];[.H93]*[.$M$1];[.L93]);[.L93]);&quot;&quot;)" office:value-type="currency" office:currency="EUR" office:value="0.952" calcext:value-type="currency">
            <text:p>0,952 €</text:p>
          </table:table-cell>
          <table:table-cell table:style-name="ce4" table:formula="of:=[.E93]" office:value-type="float" office:value="2" calcext:value-type="float">
            <text:p>2</text:p>
          </table:table-cell>
          <table:table-cell table:style-name="ce56" table:formula="of:=IF(OR([.N93]&lt;&gt;&quot;&quot;;[.C93]=&quot;Not installed&quot;);&quot;&quot;;[.E93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13-02-T-D-RA</text:p>
          </table:table-cell>
          <table:table-cell table:style-name="ce15" office:value-type="string" calcext:value-type="string">
            <text:p>THT</text:p>
          </table:table-cell>
          <table:table-cell table:style-name="ce22" office:value-type="string" calcext:value-type="string">
            <text:p>X3</text:p>
          </table:table-cell>
          <table:table-cell table:style-name="ce25" table:formula="of:=[.A94]*2" office:value-type="float" office:value="2" calcext:value-type="float">
            <text:p>2</text:p>
          </table:table-cell>
          <table:table-cell table:style-name="ce28" office:value-type="float" office:value="1805583" calcext:value-type="float">
            <text:p>1805583</text:p>
          </table:table-cell>
          <table:table-cell table:style-name="ce33" office:value-type="float" office:value="4.17" calcext:value-type="float">
            <text:p>4,170</text:p>
          </table:table-cell>
          <table:table-cell table:style-name="ce36" table:formula="of:=IF(OR([.F94]=&quot;-&quot;; [.E94]=&quot;&quot;);&quot;&quot;;[.E94]*[.G94])" office:value-type="currency" office:currency="GBP" office:value="8.34" calcext:value-type="currency">
            <text:p>£8,34</text:p>
          </table:table-cell>
          <table:table-cell table:style-name="ce39"/>
          <table:table-cell table:style-name="ce22" office:value-type="string" calcext:value-type="string">
            <text:p>ZL263-26DG</text:p>
          </table:table-cell>
          <table:table-cell table:style-name="ce33" office:value-type="float" office:value="0.3994" calcext:value-type="float">
            <text:p>0,399</text:p>
          </table:table-cell>
          <table:table-cell table:style-name="ce46" table:formula="of:=IF(OR([.J94]=&quot;-&quot;;[.E94]=&quot;&quot;);&quot;&quot;;[.E94]*[.K94])" office:value-type="currency" office:currency="EUR" office:value="0.7988" calcext:value-type="currency">
            <text:p>0,80 €</text:p>
          </table:table-cell>
          <table:table-cell table:style-name="ce52" table:formula="of:=IF([.E94]&lt;&gt;&quot;&quot;; IF([.F94]&lt;&gt;&quot;-&quot; ; IF([.L94] &gt; [.H94]*[.$M$1];[.H94]*[.$M$1];[.L94]);[.L94]);&quot;&quot;)" office:value-type="currency" office:currency="EUR" office:value="0.7988" calcext:value-type="currency">
            <text:p>0,799 €</text:p>
          </table:table-cell>
          <table:table-cell table:style-name="ce54" table:formula="of:=[.E94]" office:value-type="float" office:value="2" calcext:value-type="float">
            <text:p>2</text:p>
          </table:table-cell>
          <table:table-cell table:style-name="ce54" table:formula="of:=IF(OR([.N94]&lt;&gt;&quot;&quot;;[.C94]=&quot;Not installed&quot;);&quot;&quot;;[.E9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15.115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ZD4</text:p>
          </table:table-cell>
          <table:table-cell table:style-name="ce26" table:formula="of:=[.A95]*2" office:value-type="float" office:value="2" calcext:value-type="float">
            <text:p>2</text:p>
          </table:table-cell>
          <table:table-cell table:style-name="ce29" office:value-type="string" calcext:value-type="string">
            <text:p>8735506</text:p>
          </table:table-cell>
          <table:table-cell table:style-name="ce34" office:value-type="float" office:value="0.133" calcext:value-type="float">
            <text:p>0,133</text:p>
          </table:table-cell>
          <table:table-cell table:style-name="ce37" table:formula="of:=IF(OR([.F95]=&quot;-&quot;; [.E95]=&quot;&quot;);&quot;&quot;;[.E95]*[.G95])" office:value-type="currency" office:currency="GBP" office:value="0.266" calcext:value-type="currency">
            <text:p>£0,27</text:p>
          </table:table-cell>
          <table:table-cell table:style-name="ce40"/>
          <table:table-cell table:style-name="ce42" office:value-type="string" calcext:value-type="string">
            <text:p>BZX384-C15.115</text:p>
          </table:table-cell>
          <table:table-cell table:style-name="ce34" office:value-type="float" office:value="0.019" calcext:value-type="float">
            <text:p>0,019</text:p>
          </table:table-cell>
          <table:table-cell table:style-name="ce47" table:formula="of:=IF(OR([.J95]=&quot;-&quot;;[.E95]=&quot;&quot;);&quot;&quot;;[.E95]*[.K95])" office:value-type="currency" office:currency="EUR" office:value="0.038" calcext:value-type="currency">
            <text:p>0,04 €</text:p>
          </table:table-cell>
          <table:table-cell table:style-name="ce52" table:formula="of:=IF([.E95]&lt;&gt;&quot;&quot;; IF([.F95]&lt;&gt;&quot;-&quot; ; IF([.L95] &gt; [.H95]*[.$M$1];[.H95]*[.$M$1];[.L95]);[.L95]);&quot;&quot;)" office:value-type="currency" office:currency="EUR" office:value="0.038" calcext:value-type="currency">
            <text:p>0,038 €</text:p>
          </table:table-cell>
          <table:table-cell table:style-name="ce4"/>
          <table:table-cell table:style-name="ce56" table:formula="of:=IF(OR([.N95]&lt;&gt;&quot;&quot;;[.C95]=&quot;Not installed&quot;);&quot;&quot;;[.E9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DZ6.2B</text:p>
          </table:table-cell>
          <table:table-cell table:style-name="ce15" office:value-type="string" calcext:value-type="string">
            <text:p>SOD-323</text:p>
          </table:table-cell>
          <table:table-cell table:style-name="ce22" office:value-type="string" calcext:value-type="string">
            <text:p>ZD5</text:p>
          </table:table-cell>
          <table:table-cell table:style-name="ce25" table:formula="of:=[.A96]*2" office:value-type="float" office:value="2" calcext:value-type="float">
            <text:p>2</text:p>
          </table:table-cell>
          <table:table-cell table:style-name="ce28" office:value-type="string" calcext:value-type="string">
            <text:p>1757863</text:p>
          </table:table-cell>
          <table:table-cell table:style-name="ce33" office:value-type="float" office:value="0.194" calcext:value-type="float">
            <text:p>0,194</text:p>
          </table:table-cell>
          <table:table-cell table:style-name="ce36" table:formula="of:=IF(OR([.F96]=&quot;-&quot;; [.E96]=&quot;&quot;);&quot;&quot;;[.E96]*[.G96])" office:value-type="currency" office:currency="GBP" office:value="0.388" calcext:value-type="currency">
            <text:p>£0,39</text:p>
          </table:table-cell>
          <table:table-cell table:style-name="ce39"/>
          <table:table-cell table:style-name="ce22" office:value-type="string" calcext:value-type="string">
            <text:p>PDZ6.2B</text:p>
          </table:table-cell>
          <table:table-cell table:style-name="ce33" office:value-type="float" office:value="0.0187" calcext:value-type="float">
            <text:p>0,019</text:p>
          </table:table-cell>
          <table:table-cell table:style-name="ce46" table:formula="of:=IF(OR([.J96]=&quot;-&quot;;[.E96]=&quot;&quot;);&quot;&quot;;[.E96]*[.K96])" office:value-type="currency" office:currency="EUR" office:value="0.0374" calcext:value-type="currency">
            <text:p>0,04 €</text:p>
          </table:table-cell>
          <table:table-cell table:style-name="ce52" table:formula="of:=IF([.E96]&lt;&gt;&quot;&quot;; IF([.F96]&lt;&gt;&quot;-&quot; ; IF([.L96] &gt; [.H96]*[.$M$1];[.H96]*[.$M$1];[.L96]);[.L96]);&quot;&quot;)" office:value-type="currency" office:currency="EUR" office:value="0.0374" calcext:value-type="currency">
            <text:p>0,037 €</text:p>
          </table:table-cell>
          <table:table-cell table:style-name="ce54"/>
          <table:table-cell table:style-name="ce54" table:formula="of:=IF(OR([.N96]&lt;&gt;&quot;&quot;;[.C96]=&quot;Not installed&quot;);&quot;&quot;;[.E9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8" table:formula="of:=SUM([.H4:.H96])" office:value-type="currency" office:currency="GBP" office:value="138.8108" calcext:value-type="currency">
            <text:p>£138,81</text:p>
          </table:table-cell>
          <table:table-cell table:number-columns-repeated="3"/>
          <table:table-cell table:style-name="ce48" table:formula="of:=SUM([.L4:.L96])" office:value-type="currency" office:currency="EUR" office:value="42.00894" calcext:value-type="currency">
            <text:p>42,01 €</text:p>
          </table:table-cell>
          <table:table-cell table:style-name="ce48" table:formula="of:=SUM([.M4:.M96])" office:value-type="currency" office:currency="EUR" office:value="121.381106488" calcext:value-type="currency">
            <text:p>121,38 €</text:p>
          </table:table-cell>
          <table:table-cell table:style-name="ce55" table:formula="of:=SUM([.N4:.N96])" office:value-type="float" office:value="8" calcext:value-type="float">
            <text:p>8</text:p>
          </table:table-cell>
          <table:table-cell table:style-name="ce55" table:formula="of:=SUM([.O4:.O96])"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Not installed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u</text:p>
          </table:table-cell>
          <table:table-cell table:style-name="ce15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5" table:formula="of:=[.A100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0]=&quot;-&quot;; [.E100]=&quot;&quot;);&quot;&quot;;[.E100]*[.G100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0]=&quot;-&quot;;[.E100]=&quot;&quot;);&quot;&quot;;[.E100]*[.K100])">
            <text:p/>
          </table:table-cell>
          <table:table-cell table:style-name="ce52" table:formula="of:=IF([.A100]&lt;&gt;&quot;&quot;; IF([.F100]&lt;&gt;&quot;-&quot; ; IF([.L100] &gt; [.H100]*[.$M$1];[.H100]*[.$M$1];[.L100]);[.L100]);&quot;&quot;)">
            <text:p/>
          </table:table-cell>
          <table:table-cell table:style-name="ce54"/>
          <table:table-cell table:style-name="ce54" table:formula="of:=IF(OR([.N100]&lt;&gt;&quot;&quot;;[.C100]=&quot;Not installed&quot;);&quot;&quot;;[.E10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15, C19</text:p>
          </table:table-cell>
          <table:table-cell table:style-name="ce26" table:formula="of:=[.A101]*2" office:value-type="float" office:value="4" calcext:value-type="float">
            <text:p>4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1]=&quot;-&quot;; [.E101]=&quot;&quot;);&quot;&quot;;[.E101]*[.G101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1]=&quot;-&quot;;[.E101]=&quot;&quot;);&quot;&quot;;[.E101]*[.K101])">
            <text:p/>
          </table:table-cell>
          <table:table-cell table:style-name="ce52" table:formula="of:=IF([.A101]&lt;&gt;&quot;&quot;; IF([.F101]&lt;&gt;&quot;-&quot; ; IF([.L101] &gt; [.H101]*[.$M$1];[.H101]*[.$M$1];[.L101]);[.L101]);&quot;&quot;)">
            <text:p/>
          </table:table-cell>
          <table:table-cell table:style-name="ce4"/>
          <table:table-cell table:style-name="ce56" table:formula="of:=IF(OR([.N101]&lt;&gt;&quot;&quot;;[.C101]=&quot;Not installed&quot;);&quot;&quot;;[.E101]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m2</text:p>
          </table:table-cell>
          <table:table-cell table:style-name="ce15" office:value-type="string" calcext:value-type="string">
            <text:p>THT, Ø18mm<text:span text:style-name="T2">, </text:span><text:span text:style-name="T3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5" table:formula="of:=[.A102]*2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2]=&quot;-&quot;; [.E102]=&quot;&quot;);&quot;&quot;;[.E102]*[.G102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2]=&quot;-&quot;;[.E102]=&quot;&quot;);&quot;&quot;;[.E102]*[.K102])">
            <text:p/>
          </table:table-cell>
          <table:table-cell table:style-name="ce52" table:formula="of:=IF([.A102]&lt;&gt;&quot;&quot;; IF([.F102]&lt;&gt;&quot;-&quot; ; IF([.L102] &gt; [.H102]*[.$M$1];[.H102]*[.$M$1];[.L102]);[.L102]);&quot;&quot;)">
            <text:p/>
          </table:table-cell>
          <table:table-cell table:style-name="ce54"/>
          <table:table-cell table:style-name="ce54" table:formula="of:=IF(OR([.N102]&lt;&gt;&quot;&quot;;[.C102]=&quot;Not installed&quot;);&quot;&quot;;[.E10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TPS15H10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D1, D2, D3, D4</text:p>
          </table:table-cell>
          <table:table-cell table:style-name="ce26" table:formula="of:=[.A103]*2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3]=&quot;-&quot;; [.E103]=&quot;&quot;);&quot;&quot;;[.E103]*[.G103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3]=&quot;-&quot;;[.E103]=&quot;&quot;);&quot;&quot;;[.E103]*[.K103])">
            <text:p/>
          </table:table-cell>
          <table:table-cell table:style-name="ce52" table:formula="of:=IF([.A103]&lt;&gt;&quot;&quot;; IF([.F103]&lt;&gt;&quot;-&quot; ; IF([.L103] &gt; [.H103]*[.$M$1];[.H103]*[.$M$1];[.L103]);[.L103]);&quot;&quot;)">
            <text:p/>
          </table:table-cell>
          <table:table-cell table:style-name="ce4"/>
          <table:table-cell table:style-name="ce56" table:formula="of:=IF(OR([.N103]&lt;&gt;&quot;&quot;;[.C103]=&quot;Not installed&quot;);&quot;&quot;;[.E103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1751-46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25" table:formula="of:=[.A104]*2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4]=&quot;-&quot;; [.E104]=&quot;&quot;);&quot;&quot;;[.E104]*[.G104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4]=&quot;-&quot;;[.E104]=&quot;&quot;);&quot;&quot;;[.E104]*[.K104])">
            <text:p/>
          </table:table-cell>
          <table:table-cell table:style-name="ce52" table:formula="of:=IF([.A104]&lt;&gt;&quot;&quot;; IF([.F104]&lt;&gt;&quot;-&quot; ; IF([.L104] &gt; [.H104]*[.$M$1];[.H104]*[.$M$1];[.L104]);[.L104]);&quot;&quot;)">
            <text:p/>
          </table:table-cell>
          <table:table-cell table:style-name="ce54"/>
          <table:table-cell table:style-name="ce54" table:formula="of:=IF(OR([.N104]&lt;&gt;&quot;&quot;;[.C104]=&quot;Not installed&quot;);&quot;&quot;;[.E104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</text:p>
          </table:table-cell>
          <table:table-cell table:style-name="ce16" office:value-type="string" calcext:value-type="string">
            <text:p>1208</text:p>
          </table:table-cell>
          <table:table-cell table:style-name="ce16" office:value-type="string" calcext:value-type="string">
            <text:p>R1</text:p>
          </table:table-cell>
          <table:table-cell table:style-name="ce26" table:formula="of:=[.A105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5]=&quot;-&quot;; [.E105]=&quot;&quot;);&quot;&quot;;[.E105]*[.G105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5]=&quot;-&quot;;[.E105]=&quot;&quot;);&quot;&quot;;[.E105]*[.K105])">
            <text:p/>
          </table:table-cell>
          <table:table-cell table:style-name="ce52" table:formula="of:=IF([.A105]&lt;&gt;&quot;&quot;; IF([.F105]&lt;&gt;&quot;-&quot; ; IF([.L105] &gt; [.H105]*[.$M$1];[.H105]*[.$M$1];[.L105]);[.L105]);&quot;&quot;)">
            <text:p/>
          </table:table-cell>
          <table:table-cell table:style-name="ce4"/>
          <table:table-cell table:style-name="ce56" table:formula="of:=IF(OR([.N105]&lt;&gt;&quot;&quot;;[.C105]=&quot;Not installed&quot;);&quot;&quot;;[.E10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2" office:value-type="string" calcext:value-type="string">
            <text:p>R13</text:p>
          </table:table-cell>
          <table:table-cell table:style-name="ce25" table:formula="of:=[.A106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6]=&quot;-&quot;; [.E106]=&quot;&quot;);&quot;&quot;;[.E106]*[.G106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6]=&quot;-&quot;;[.E106]=&quot;&quot;);&quot;&quot;;[.E106]*[.K106])">
            <text:p/>
          </table:table-cell>
          <table:table-cell table:style-name="ce52" table:formula="of:=IF([.A106]&lt;&gt;&quot;&quot;; IF([.F106]&lt;&gt;&quot;-&quot; ; IF([.L106] &gt; [.H106]*[.$M$1];[.H106]*[.$M$1];[.L106]);[.L106]);&quot;&quot;)">
            <text:p/>
          </table:table-cell>
          <table:table-cell table:style-name="ce54"/>
          <table:table-cell table:style-name="ce54" table:formula="of:=IF(OR([.N106]&lt;&gt;&quot;&quot;;[.C106]=&quot;Not installed&quot;);&quot;&quot;;[.E10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2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2</text:p>
          </table:table-cell>
          <table:table-cell table:style-name="ce26" table:formula="of:=[.A107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7]=&quot;-&quot;; [.E107]=&quot;&quot;);&quot;&quot;;[.E107]*[.G107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7]=&quot;-&quot;;[.E107]=&quot;&quot;);&quot;&quot;;[.E107]*[.K107])">
            <text:p/>
          </table:table-cell>
          <table:table-cell table:style-name="ce52" table:formula="of:=IF([.A107]&lt;&gt;&quot;&quot;; IF([.F107]&lt;&gt;&quot;-&quot; ; IF([.L107] &gt; [.H107]*[.$M$1];[.H107]*[.$M$1];[.L107]);[.L107]);&quot;&quot;)">
            <text:p/>
          </table:table-cell>
          <table:table-cell table:style-name="ce4"/>
          <table:table-cell table:style-name="ce56" table:formula="of:=IF(OR([.N107]&lt;&gt;&quot;&quot;;[.C107]=&quot;Not installed&quot;);&quot;&quot;;[.E10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.c.</text:p>
          </table:table-cell>
          <table:table-cell table:style-name="ce15"/>
          <table:table-cell table:style-name="ce22" office:value-type="string" calcext:value-type="string">
            <text:p>ZD1, ZD2</text:p>
          </table:table-cell>
          <table:table-cell table:style-name="ce25" table:formula="of:=[.A108]*2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8]=&quot;-&quot;; [.E108]=&quot;&quot;);&quot;&quot;;[.E108]*[.G108])">
            <text:p/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3"/>
          <table:table-cell table:style-name="ce46" table:formula="of:=IF(OR([.J108]=&quot;-&quot;;[.E108]=&quot;&quot;);&quot;&quot;;[.E108]*[.K108])">
            <text:p/>
          </table:table-cell>
          <table:table-cell table:style-name="ce52" table:formula="of:=IF([.A108]&lt;&gt;&quot;&quot;; IF([.F108]&lt;&gt;&quot;-&quot; ; IF([.L108] &gt; [.H108]*[.$M$1];[.H108]*[.$M$1];[.L108]);[.L108]);&quot;&quot;)">
            <text:p/>
          </table:table-cell>
          <table:table-cell table:style-name="ce54"/>
          <table:table-cell table:style-name="ce54" table:formula="of:=IF(OR([.N108]&lt;&gt;&quot;&quot;;[.C108]=&quot;Not installed&quot;);&quot;&quot;;[.E108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ee Note 3.2</text:p>
          </table:table-cell>
          <table:table-cell table:style-name="ce16"/>
          <table:table-cell table:style-name="ce16" office:value-type="string" calcext:value-type="string">
            <text:p>ZD3</text:p>
          </table:table-cell>
          <table:table-cell table:style-name="ce26" table:formula="of:=[.A109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09]=&quot;-&quot;; [.E109]=&quot;&quot;);&quot;&quot;;[.E109]*[.G109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109]=&quot;-&quot;;[.E109]=&quot;&quot;);&quot;&quot;;[.E109]*[.K109])">
            <text:p/>
          </table:table-cell>
          <table:table-cell table:style-name="ce52" table:formula="of:=IF([.A109]&lt;&gt;&quot;&quot;; IF([.F109]&lt;&gt;&quot;-&quot; ; IF([.L109] &gt; [.H109]*[.$M$1];[.H109]*[.$M$1];[.L109]);[.L109]);&quot;&quot;)">
            <text:p/>
          </table:table-cell>
          <table:table-cell table:style-name="ce4"/>
          <table:table-cell table:style-name="ce56" table:formula="of:=IF(OR([.N109]&lt;&gt;&quot;&quot;;[.C109]=&quot;Not installed&quot;);&quot;&quot;;[.E109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Other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1</text:p>
          </table:table-cell>
          <table:table-cell table:style-name="ce9" office:value-type="string" calcext:value-type="string">
            <text:p>39-01-4030</text:p>
          </table:table-cell>
          <table:table-cell table:style-name="ce15" office:value-type="string" calcext:value-type="string">
            <text:p>Receptacle for X1</text:p>
          </table:table-cell>
          <table:table-cell table:style-name="ce22"/>
          <table:table-cell table:style-name="ce25" table:formula="of:=[.A112]*2" office:value-type="float" office:value="2" calcext:value-type="float">
            <text:p>2</text:p>
          </table:table-cell>
          <table:table-cell table:style-name="ce28" office:value-type="string" calcext:value-type="string">
            <text:p>9963480</text:p>
          </table:table-cell>
          <table:table-cell table:style-name="ce33" office:value-type="float" office:value="0.1716" calcext:value-type="float">
            <text:p>0,172</text:p>
          </table:table-cell>
          <table:table-cell table:style-name="ce36" table:formula="of:=IF(OR([.F112]=&quot;-&quot;; [.E112]=&quot;&quot;);&quot;&quot;;[.E112]*[.G112])" office:value-type="currency" office:currency="GBP" office:value="0.3432" calcext:value-type="currency">
            <text:p>£0,34</text:p>
          </table:table-cell>
          <table:table-cell table:style-name="ce39"/>
          <table:table-cell table:style-name="ce22" office:value-type="string" calcext:value-type="string">
            <text:p>MX-5557-03R2</text:p>
          </table:table-cell>
          <table:table-cell table:style-name="ce33" office:value-type="float" office:value="0.132" calcext:value-type="float">
            <text:p>0,132</text:p>
          </table:table-cell>
          <table:table-cell table:style-name="ce46" table:formula="of:=IF(OR([.J112]=&quot;-&quot;;[.E112]=&quot;&quot;);&quot;&quot;;[.E112]*[.K112])" office:value-type="currency" office:currency="EUR" office:value="0.264" calcext:value-type="currency">
            <text:p>0,26 €</text:p>
          </table:table-cell>
          <table:table-cell table:style-name="ce52" table:formula="of:=IF([.E112]&lt;&gt;&quot;&quot;; IF([.F112]&lt;&gt;&quot;-&quot; ; IF([.L112] &gt; [.H112]*[.$M$1];[.H112]*[.$M$1];[.L112]);[.L112]);&quot;&quot;)" office:value-type="currency" office:currency="EUR" office:value="0.264" calcext:value-type="currency">
            <text:p>0,264 €</text:p>
          </table:table-cell>
          <table:table-cell table:style-name="ce54" office:value-type="string" calcext:value-type="string">
            <text:p>-</text:p>
          </table:table-cell>
          <table:table-cell table:style-name="ce54" table:formula="of:=IF(OR([.N112]&lt;&gt;&quot;&quot;;[.C112]=&quot;Not installed&quot;);&quot;&quot;;[.E112])">
            <text:p/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10" office:value-type="string" calcext:value-type="string">
            <text:p>39-00-0078</text:p>
          </table:table-cell>
          <table:table-cell table:style-name="ce16" office:value-type="string" calcext:value-type="string">
            <text:p>Pins for X1</text:p>
          </table:table-cell>
          <table:table-cell table:style-name="ce16"/>
          <table:table-cell table:style-name="ce26" table:formula="of:=[.A113]*2" office:value-type="float" office:value="6" calcext:value-type="float">
            <text:p>6</text:p>
          </table:table-cell>
          <table:table-cell table:style-name="ce29" office:value-type="string" calcext:value-type="string">
            <text:p>9732675</text:p>
          </table:table-cell>
          <table:table-cell table:style-name="ce34" table:formula="of:=11/100" office:value-type="float" office:value="0.11" calcext:value-type="float">
            <text:p>0,110</text:p>
          </table:table-cell>
          <table:table-cell table:style-name="ce37" table:formula="of:=IF(OR([.F113]=&quot;-&quot;; [.E113]=&quot;&quot;);&quot;&quot;;[.E113]*[.G113])" office:value-type="currency" office:currency="GBP" office:value="0.66" calcext:value-type="currency">
            <text:p>£0,66</text:p>
          </table:table-cell>
          <table:table-cell table:style-name="ce40"/>
          <table:table-cell table:style-name="ce42" office:value-type="string" calcext:value-type="string">
            <text:p>MX-5556-T3L</text:p>
          </table:table-cell>
          <table:table-cell table:style-name="ce34" office:value-type="float" office:value="0.0742" calcext:value-type="float">
            <text:p>0,074</text:p>
          </table:table-cell>
          <table:table-cell table:style-name="ce47" table:formula="of:=IF(OR([.J113]=&quot;-&quot;;[.E113]=&quot;&quot;);&quot;&quot;;[.E113]*[.K113])" office:value-type="currency" office:currency="EUR" office:value="0.4452" calcext:value-type="currency">
            <text:p>0,45 €</text:p>
          </table:table-cell>
          <table:table-cell table:style-name="ce52" table:formula="of:=IF([.E113]&lt;&gt;&quot;&quot;; IF([.F113]&lt;&gt;&quot;-&quot; ; IF([.L113] &gt; [.H113]*[.$M$1];[.H113]*[.$M$1];[.L113]);[.L113]);&quot;&quot;)" office:value-type="currency" office:currency="EUR" office:value="0.4452" calcext:value-type="currency">
            <text:p>0,445 €</text:p>
          </table:table-cell>
          <table:table-cell table:style-name="ce4" office:value-type="string" calcext:value-type="string">
            <text:p>-</text:p>
          </table:table-cell>
          <table:table-cell table:style-name="ce56" table:formula="of:=IF(OR([.N113]&lt;&gt;&quot;&quot;;[.C113]=&quot;Not installed&quot;);&quot;&quot;;[.E113])">
            <text:p/>
          </table:table-cell>
          <table:table-cell table:number-columns-repeated="1009"/>
        </table:table-row>
        <table:table-row table:style-name="ro4">
          <table:table-cell office:value-type="string" calcext:value-type="string">
            <text:p>1</text:p>
          </table:table-cell>
          <table:table-cell table:style-name="ce9" office:value-type="string" calcext:value-type="string">
            <text:p>MEAN WELL LRS-150-48 </text:p>
          </table:table-cell>
          <table:table-cell table:style-name="ce15" office:value-type="string" calcext:value-type="string">
            <text:p>Power module 48VDC; 3.3A (adjustable to 54VDC)</text:p>
          </table:table-cell>
          <table:table-cell table:style-name="ce22"/>
          <table:table-cell table:style-name="ce25" table:formula="of:=[.A114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14]=&quot;-&quot;; [.E114]=&quot;&quot;);&quot;&quot;;[.E114]*[.G114])">
            <text:p/>
          </table:table-cell>
          <table:table-cell table:style-name="ce39"/>
          <table:table-cell table:style-name="ce22" office:value-type="string" calcext:value-type="string">
            <text:p>LRS-150-48</text:p>
          </table:table-cell>
          <table:table-cell table:style-name="ce33" office:value-type="float" office:value="18.01" calcext:value-type="float">
            <text:p>18,010</text:p>
          </table:table-cell>
          <table:table-cell table:style-name="ce46" table:formula="of:=IF(OR([.J114]=&quot;-&quot;;[.E114]=&quot;&quot;);&quot;&quot;;[.E114]*[.K114])" office:value-type="currency" office:currency="EUR" office:value="36.02" calcext:value-type="currency">
            <text:p>36,02 €</text:p>
          </table:table-cell>
          <table:table-cell table:style-name="ce52" table:formula="of:=IF([.E114]&lt;&gt;&quot;&quot;; IF([.F114]&lt;&gt;&quot;-&quot; ; IF([.L114] &gt; [.H114]*[.$M$1];[.H114]*[.$M$1];[.L114]);[.L114]);&quot;&quot;)" office:value-type="currency" office:currency="EUR" office:value="36.02" calcext:value-type="currency">
            <text:p>36,020 €</text:p>
          </table:table-cell>
          <table:table-cell table:style-name="ce54" office:value-type="string" calcext:value-type="string">
            <text:p>-</text:p>
          </table:table-cell>
          <table:table-cell table:style-name="ce54" table:formula="of:=IF(OR([.N114]&lt;&gt;&quot;&quot;;[.C114]=&quot;Not installed&quot;);&quot;&quot;;[.E114])">
            <text:p/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TFF-M3X40/DR124</text:p>
          </table:table-cell>
          <table:table-cell table:style-name="ce16" office:value-type="string" calcext:value-type="string">
            <text:p>40 mm metal spacer, M3 (a pair is required for dual channel)</text:p>
          </table:table-cell>
          <table:table-cell table:style-name="ce16"/>
          <table:table-cell table:style-name="ce26" table:formula="of:=[.A115]*2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15]=&quot;-&quot;; [.E115]=&quot;&quot;);&quot;&quot;;[.E115]*[.G115])">
            <text:p/>
          </table:table-cell>
          <table:table-cell table:style-name="ce40"/>
          <table:table-cell table:style-name="ce42" office:value-type="string" calcext:value-type="string">
            <text:p>TFF-M3X40/DR124</text:p>
          </table:table-cell>
          <table:table-cell table:style-name="ce34" office:value-type="float" office:value="0.1558" calcext:value-type="float">
            <text:p>0,156</text:p>
          </table:table-cell>
          <table:table-cell table:style-name="ce47" table:formula="of:=IF(OR([.J115]=&quot;-&quot;;[.E115]=&quot;&quot;);&quot;&quot;;[.E115]*[.K115])" office:value-type="currency" office:currency="EUR" office:value="0.3116" calcext:value-type="currency">
            <text:p>0,31 €</text:p>
          </table:table-cell>
          <table:table-cell table:style-name="ce52" table:formula="of:=IF([.E115]&lt;&gt;&quot;&quot;; IF([.F115]&lt;&gt;&quot;-&quot; ; IF([.L115] &gt; [.H115]*[.$M$1];[.H115]*[.$M$1];[.L115]);[.L115]);&quot;&quot;)" office:value-type="currency" office:currency="EUR" office:value="0.3116" calcext:value-type="currency">
            <text:p>0,312 €</text:p>
          </table:table-cell>
          <table:table-cell table:style-name="ce4" office:value-type="string" calcext:value-type="string">
            <text:p>-</text:p>
          </table:table-cell>
          <table:table-cell table:style-name="ce56" table:formula="of:=IF(OR([.N115]&lt;&gt;&quot;&quot;;[.C115]=&quot;Not installed&quot;);&quot;&quot;;[.E115])">
            <text:p/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</text:p>
          </table:table-cell>
          <table:table-cell table:style-name="ce9" office:value-type="string" calcext:value-type="string">
            <text:p>Heatsink 70 x 120 mm</text:p>
          </table:table-cell>
          <table:table-cell table:style-name="ce15"/>
          <table:table-cell table:style-name="ce22"/>
          <table:table-cell table:style-name="ce25" table:formula="of:=[.A116]*2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16]=&quot;-&quot;; [.E116]=&quot;&quot;);&quot;&quot;;[.E116]*[.G116])">
            <text:p/>
          </table:table-cell>
          <table:table-cell table:style-name="ce39"/>
          <table:table-cell table:style-name="ce22" office:value-type="string" calcext:value-type="string">
            <text:p>RAD-A4463/120</text:p>
          </table:table-cell>
          <table:table-cell table:style-name="ce33" office:value-type="float" office:value="1.34" calcext:value-type="float">
            <text:p>1,340</text:p>
          </table:table-cell>
          <table:table-cell table:style-name="ce46" table:formula="of:=IF(OR([.J116]=&quot;-&quot;;[.E116]=&quot;&quot;);&quot;&quot;;[.E116]*[.K116])" office:value-type="currency" office:currency="EUR" office:value="2.68" calcext:value-type="currency">
            <text:p>2,68 €</text:p>
          </table:table-cell>
          <table:table-cell table:style-name="ce52" table:formula="of:=IF([.E116]&lt;&gt;&quot;&quot;; IF([.F116]&lt;&gt;&quot;-&quot; ; IF([.L116] &gt; [.H116]*[.$M$1];[.H116]*[.$M$1];[.L116]);[.L116]);&quot;&quot;)" office:value-type="currency" office:currency="EUR" office:value="2.68" calcext:value-type="currency">
            <text:p>2,680 €</text:p>
          </table:table-cell>
          <table:table-cell table:style-name="ce54" office:value-type="string" calcext:value-type="string">
            <text:p>-</text:p>
          </table:table-cell>
          <table:table-cell table:style-name="ce54" table:formula="of:=IF(OR([.N116]&lt;&gt;&quot;&quot;;[.C116]=&quot;Not installed&quot;);&quot;&quot;;[.E116])">
            <text:p/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4</text:p>
          </table:table-cell>
          <table:table-cell table:style-name="ce10" office:value-type="string" calcext:value-type="string">
            <text:p>Screwed spacer sleeve; M3; 6 mm</text:p>
          </table:table-cell>
          <table:table-cell table:style-name="ce16" office:value-type="string" calcext:value-type="string">
            <text:p>Dremec 213x6</text:p>
          </table:table-cell>
          <table:table-cell table:style-name="ce16"/>
          <table:table-cell table:style-name="ce26" table:formula="of:=[.A117]*2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117]=&quot;-&quot;; [.E117]=&quot;&quot;);&quot;&quot;;[.E117]*[.G117])">
            <text:p/>
          </table:table-cell>
          <table:table-cell table:style-name="ce40"/>
          <table:table-cell table:style-name="ce42" office:value-type="string" calcext:value-type="string">
            <text:p>TFM-M3X6/DR213</text:p>
          </table:table-cell>
          <table:table-cell table:style-name="ce34" office:value-type="float" office:value="0.0891" calcext:value-type="float">
            <text:p>0,089</text:p>
          </table:table-cell>
          <table:table-cell table:style-name="ce47" table:formula="of:=IF(OR([.J117]=&quot;-&quot;;[.E117]=&quot;&quot;);&quot;&quot;;[.E117]*[.K117])" office:value-type="currency" office:currency="EUR" office:value="0.7128" calcext:value-type="currency">
            <text:p>0,71 €</text:p>
          </table:table-cell>
          <table:table-cell table:style-name="ce52" table:formula="of:=IF([.E117]&lt;&gt;&quot;&quot;; IF([.F117]&lt;&gt;&quot;-&quot; ; IF([.L117] &gt; [.H117]*[.$M$1];[.H117]*[.$M$1];[.L117]);[.L117]);&quot;&quot;)" office:value-type="currency" office:currency="EUR" office:value="0.7128" calcext:value-type="currency">
            <text:p>0,713 €</text:p>
          </table:table-cell>
          <table:table-cell table:style-name="ce4" office:value-type="string" calcext:value-type="string">
            <text:p>-</text:p>
          </table:table-cell>
          <table:table-cell table:style-name="ce56" table:formula="of:=IF(OR([.N117]&lt;&gt;&quot;&quot;;[.C117]=&quot;Not installed&quot;);&quot;&quot;;[.E117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112:.H117])" office:value-type="currency" office:currency="GBP" office:value="1.0032" calcext:value-type="currency">
            <text:p>£1,00</text:p>
          </table:table-cell>
          <table:table-cell table:number-columns-repeated="3"/>
          <table:table-cell table:style-name="ce48" table:formula="of:=SUM([.L112:.L117])" office:value-type="currency" office:currency="EUR" office:value="40.4336" calcext:value-type="currency">
            <text:p>40,43 €</text:p>
          </table:table-cell>
          <table:table-cell table:style-name="ce48" table:formula="of:=SUM([.M112:.M117])" office:value-type="currency" office:currency="EUR" office:value="40.4336" calcext:value-type="currency">
            <text:p>40,43 €</text:p>
          </table:table-cell>
          <table:table-cell table:style-name="ce55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11" table:number-rows-spanned="1">
            <text:p><text:s/>All prices are net prices (without VAT)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number-columns-repeated="9"/>
          <table:table-cell table:style-name="ce48"/>
          <table:table-cell table:number-columns-repeated="101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9"/>
          <table:table-cell table:style-name="ce53"/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Power board r5B9 BOM'.A112:'EEZ PSU Power board r5B9 BOM'.O1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14.83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BOM for Power board (r5B9, 2016-09-04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.00.0000</text:date>, <text:time style:data-style-name="N2" text:time-value="17:40:27.918561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17:41:24.951056845</dc:date>
    <dc:creator>Denis Kotlar</dc:creator>
    <meta:editing-duration>P6DT8H38M56S</meta:editing-duration>
    <meta:editing-cycles>651</meta:editing-cycles>
    <meta:generator>LibreOffice/5.1.3.2$Linux_X86_64 LibreOffice_project/644e4637d1d8544fd9f56425bd6cec110e49301b</meta:generator>
    <meta:document-statistic meta:table-count="1" meta:cell-count="1406" meta:object-count="0"/>
  </office:meta>
</office:document-meta>
</file>